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modern"/>
    <style:font-face style:name="CG Times" svg:font-family="'CG Times'" style:font-family-generic="roman" style:font-pitch="variable"/>
    <style:font-face style:name="Times New Roman" svg:font-family="'Times New Roman'" style:font-family-generic="roman" style:font-pitch="variable"/>
    <style:font-face style:name="Lucida Blackletter" svg:font-family="'Lucida Blackletter'" style:font-family-generic="script"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0.6646in"/>
    </style:style>
    <style:style style:name="Table1.E" style:family="table-column">
      <style:table-column-properties style:column-width="0.665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1.I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J1"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1.D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D6"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E6"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2" style:family="table">
      <style:table-properties style:width="6.5181in" fo:margin-left="-0.0903in" table:align="left" style:writing-mode="lr-tb"/>
    </style:style>
    <style:style style:name="Table2.A" style:family="table-column">
      <style:table-column-properties style:column-width="3in"/>
    </style:style>
    <style:style style:name="Table2.B" style:family="table-column">
      <style:table-column-properties style:column-width="3.5181in"/>
    </style:style>
    <style:style style:name="Table2.1" style:family="table-row">
      <style:table-row-properties style:keep-together="false" fo:keep-together="always"/>
    </style:style>
    <style:style style:name="Table2.A1" style:family="table-cell">
      <style:table-cell-properties style:vertical-align="top" fo:background-color="#ccffcc" style:border-line-width-left="0.0007in 0.0139in 0.0007in" style:border-line-width-top="0.0007in 0.0139in 0.0007in" style:border-line-width-bottom="0.0007in 0.0139in 0.0007in" fo:padding-left="0.075in" fo:padding-right="0.075in" fo:padding-top="0in" fo:padding-bottom="0in" fo:border-left="0.0153in double #000000" fo:border-right="none" fo:border-top="0.0153in double #000000" fo:border-bottom="0.0153in double #000000" style:writing-mode="lr-tb">
        <style:background-image/>
      </style:table-cell-properties>
    </style:style>
    <style:style style:name="Table2.B1" style:family="table-cell">
      <style:table-cell-properties style:vertical-align="top" fo:background-color="#ccccff" style:border-line-width-right="0.0007in 0.0139in 0.0007in" style:border-line-width-top="0.0007in 0.0139in 0.0007in" style:border-line-width-bottom="0.0007in 0.0139in 0.0007in" fo:padding-left="0.075in" fo:padding-right="0.075in" fo:padding-top="0in" fo:padding-bottom="0in" fo:border-left="0.0069in solid #00ffff" fo:border-right="0.0153in double #000000" fo:border-top="0.0153in double #000000" fo:border-bottom="0.0153in double #000000" style:writing-mode="lr-tb">
        <style:background-image/>
      </style:table-cell-properties>
    </style:style>
    <style:style style:name="Table3" style:family="table">
      <style:table-properties style:width="6.6708in" fo:margin-left="-0.0854in" table:align="left" style:writing-mode="lr-tb"/>
    </style:style>
    <style:style style:name="Table3.A" style:family="table-column">
      <style:table-column-properties style:column-width="0.6146in"/>
    </style:style>
    <style:style style:name="Table3.B" style:family="table-column">
      <style:table-column-properties style:column-width="0.8556in"/>
    </style:style>
    <style:style style:name="Table3.C" style:family="table-column">
      <style:table-column-properties style:column-width="0.1806in"/>
    </style:style>
    <style:style style:name="Table3.D" style:family="table-column">
      <style:table-column-properties style:column-width="0.6306in"/>
    </style:style>
    <style:style style:name="Table3.E" style:family="table-column">
      <style:table-column-properties style:column-width="0.8049in"/>
    </style:style>
    <style:style style:name="Table3.F" style:family="table-column">
      <style:table-column-properties style:column-width="0.7479in"/>
    </style:style>
    <style:style style:name="Table3.G" style:family="table-column">
      <style:table-column-properties style:column-width="0.3132in"/>
    </style:style>
    <style:style style:name="Table3.H" style:family="table-column">
      <style:table-column-properties style:column-width="0.9403in"/>
    </style:style>
    <style:style style:name="Table3.J" style:family="table-column">
      <style:table-column-properties style:column-width="0.643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3.E1" style:family="table-cell">
      <style:table-cell-properties style:vertical-align="top" fo:padding-left="0.075in" fo:padding-right="0.075in" fo:padding-top="0in" fo:padding-bottom="0in" fo:border-left="none" fo:border-right="none" fo:border-top="none" fo:border-bottom="0.0139in solid #000000" style:writing-mode="lr-tb"/>
    </style:style>
    <style:style style:name="Table3.E2"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F2"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E5"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3.B6" style:family="table-cell">
      <style:table-cell-properties style:vertical-align="top" fo:padding-left="0.075in" fo:padding-right="0.075in" fo:padding-top="0in" fo:padding-bottom="0in" fo:border-left="none" fo:border-right="none" fo:border-top="none" fo:border-bottom="0.0139in solid #0000ff" style:writing-mode="lr-tb"/>
    </style:style>
    <style:style style:name="Table3.I6" style:family="table-cell">
      <style:table-cell-properties style:vertical-align="top" fo:padding-left="0.075in" fo:padding-right="0.075in" fo:padding-top="0in" fo:padding-bottom="0in" fo:border-left="none" fo:border-right="none" fo:border-top="none" fo:border-bottom="0.0139in solid #00ff00" style:writing-mode="lr-tb"/>
    </style:style>
    <style:style style:name="Table3.B7" style:family="table-cell">
      <style:table-cell-properties style:vertical-align="top" fo:padding-left="0.075in" fo:padding-right="0.075in" fo:padding-top="0in" fo:padding-bottom="0in" fo:border-left="0.0139in solid #0000ff" fo:border-right="none" fo:border-top="0.0139in solid #0000ff" fo:border-bottom="0.0139in solid #0000ff" style:writing-mode="lr-tb"/>
    </style:style>
    <style:style style:name="Table3.C7" style:family="table-cell">
      <style:table-cell-properties style:vertical-align="top" fo:padding-left="0.075in" fo:padding-right="0.075in" fo:padding-top="0in" fo:padding-bottom="0in" fo:border-left="0.0139in solid #0000ff" fo:border-right="none" fo:border-top="none" fo:border-bottom="none" style:writing-mode="lr-tb"/>
    </style:style>
    <style:style style:name="Table3.I7" style:family="table-cell">
      <style:table-cell-properties style:vertical-align="top" fo:padding-left="0.075in" fo:padding-right="0.075in" fo:padding-top="0in" fo:padding-bottom="0in" fo:border-left="0.0139in solid #00ff00" fo:border-right="none" fo:border-top="0.0139in solid #00ff00" fo:border-bottom="0.0139in solid #00ff00" style:writing-mode="lr-tb"/>
    </style:style>
    <style:style style:name="Table3.J7" style:family="table-cell">
      <style:table-cell-properties style:vertical-align="top" fo:padding-left="0.075in" fo:padding-right="0.075in" fo:padding-top="0in" fo:padding-bottom="0in" fo:border-left="0.0139in solid #00ff00" fo:border-right="none" fo:border-top="none" fo:border-bottom="none" style:writing-mode="lr-tb"/>
    </style:style>
    <style:style style:name="Table3.B10" style:family="table-cell">
      <style:table-cell-properties style:vertical-align="top" fo:padding-left="0.075in" fo:padding-right="0.075in" fo:padding-top="0in" fo:padding-bottom="0in" fo:border-left="none" fo:border-right="none" fo:border-top="0.0139in solid #0000ff" fo:border-bottom="none" style:writing-mode="lr-tb"/>
    </style:style>
    <style:style style:name="Table3.I10" style:family="table-cell">
      <style:table-cell-properties style:vertical-align="top" fo:padding-left="0.075in" fo:padding-right="0.075in" fo:padding-top="0in" fo:padding-bottom="0in" fo:border-left="none" fo:border-right="none" fo:border-top="0.0139in solid #00ff00" fo:border-bottom="none" style:writing-mode="lr-tb"/>
    </style:style>
    <style:style style:name="Table3.A13" style:family="table-cell">
      <style:table-cell-properties style:vertical-align="top" fo:padding-left="0.075in" fo:padding-right="0.075in" fo:padding-top="0in" fo:padding-bottom="0in" fo:border-left="none" fo:border-right="none" fo:border-top="none" fo:border-bottom="0.0139in solid #ff0000" style:writing-mode="lr-tb"/>
    </style:style>
    <style:style style:name="Table3.J13" style:family="table-cell">
      <style:table-cell-properties style:vertical-align="top" fo:padding-left="0.075in" fo:padding-right="0.075in" fo:padding-top="0in" fo:padding-bottom="0in" fo:border-left="none" fo:border-right="none" fo:border-top="none" fo:border-bottom="0.0139in solid #ff00ff" style:writing-mode="lr-tb"/>
    </style:style>
    <style:style style:name="Table3.A14" style:family="table-cell">
      <style:table-cell-properties style:vertical-align="top" fo:padding-left="0.075in" fo:padding-right="0.075in" fo:padding-top="0in" fo:padding-bottom="0in" fo:border-left="0.0139in solid #ff0000" fo:border-right="none" fo:border-top="0.0139in solid #ff0000" fo:border-bottom="0.0139in solid #ff0000" style:writing-mode="lr-tb"/>
    </style:style>
    <style:style style:name="Table3.B14" style:family="table-cell">
      <style:table-cell-properties style:vertical-align="top" fo:padding-left="0.075in" fo:padding-right="0.075in" fo:padding-top="0in" fo:padding-bottom="0in" fo:border-left="0.0139in solid #ff0000" fo:border-right="none" fo:border-top="none" fo:border-bottom="none" style:writing-mode="lr-tb"/>
    </style:style>
    <style:style style:name="Table3.J14" style:family="table-cell">
      <style:table-cell-properties style:vertical-align="top" fo:padding-left="0.075in" fo:padding-right="0.075in" fo:padding-top="0in" fo:padding-bottom="0in" fo:border="0.0139in solid #ff00ff" style:writing-mode="lr-tb"/>
    </style:style>
    <style:style style:name="Table3.A17" style:family="table-cell">
      <style:table-cell-properties style:vertical-align="top" fo:padding-left="0.075in" fo:padding-right="0.075in" fo:padding-top="0in" fo:padding-bottom="0in" fo:border-left="none" fo:border-right="none" fo:border-top="0.0139in solid #ff0000" fo:border-bottom="none" style:writing-mode="lr-tb"/>
    </style:style>
    <style:style style:name="Table3.J17" style:family="table-cell">
      <style:table-cell-properties style:vertical-align="top" fo:padding-left="0.075in" fo:padding-right="0.075in" fo:padding-top="0in" fo:padding-bottom="0in" fo:border-left="none" fo:border-right="none" fo:border-top="0.0139in solid #ff00ff" fo:border-bottom="none" style:writing-mode="lr-tb"/>
    </style:style>
    <style:style style:name="Table4" style:family="table">
      <style:table-properties style:width="6.15in" fo:margin-left="-0.075in" table:align="left" style:writing-mode="lr-tb"/>
    </style:style>
    <style:style style:name="Table4.A" style:family="table-column">
      <style:table-column-properties style:column-width="3.07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438in" fo:margin-left="-0.0903in" table:align="left" style:writing-mode="lr-tb"/>
    </style:style>
    <style:style style:name="Table5.A" style:family="table-column">
      <style:table-column-properties style:column-width="2.8875in"/>
    </style:style>
    <style:style style:name="Table5.B" style:family="table-column">
      <style:table-column-properties style:column-width="0.1875in"/>
    </style:style>
    <style:style style:name="Table5.C" style:family="table-column">
      <style:table-column-properties style:column-width="3.4688in"/>
    </style:style>
    <style:style style:name="Table5.1" style:family="table-row">
      <style:table-row-properties style:keep-together="true" fo:keep-together="auto"/>
    </style:style>
    <style:style style:name="Table5.A1" style:family="table-cell">
      <style:table-cell-properties style:vertical-align="top" fo:background-color="#e5e5ff" style:border-line-width-left="0.0007in 0.0139in 0.0007in" style:border-line-width-top="0.0007in 0.0139in 0.0007in" fo:padding-left="0.075in" fo:padding-right="0.075in" fo:padding-top="0in" fo:padding-bottom="0in" fo:border-left="0.0153in double #000000" fo:border-right="none" fo:border-top="0.0153in double #000000" fo:border-bottom="none" style:writing-mode="lr-tb">
        <style:background-image/>
      </style:table-cell-properties>
    </style:style>
    <style:style style:name="Table5.B1" style:family="table-cell">
      <style:table-cell-properties style:vertical-align="top" fo:background-color="#e5e5ff" style:border-line-width-top="0.0007in 0.0139in 0.0007in" fo:padding-left="0.075in" fo:padding-right="0.075in" fo:padding-top="0in" fo:padding-bottom="0in" fo:border-left="0.0069in solid #000000" fo:border-right="none" fo:border-top="0.0153in double #000000" fo:border-bottom="none" style:writing-mode="lr-tb">
        <style:background-image/>
      </style:table-cell-properties>
    </style:style>
    <style:style style:name="Table5.C1" style:family="table-cell">
      <style:table-cell-properties style:vertical-align="top" fo:background-color="#e5e5ff"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none" style:writing-mode="lr-tb">
        <style:background-image/>
      </style:table-cell-properties>
    </style:style>
    <style:style style:name="Table5.A2" style:family="table-cell">
      <style:table-cell-properties style:vertical-align="top" fo:background-color="#e5ffe5" style:border-line-width-left="0.0007in 0.0139in 0.0007in" fo:padding-left="0.075in" fo:padding-right="0.075in" fo:padding-top="0in" fo:padding-bottom="0in" fo:border-left="0.0153in double #000000" fo:border-right="none" fo:border-top="0.0069in solid #000000" fo:border-bottom="none" style:writing-mode="lr-tb">
        <style:background-image/>
      </style:table-cell-properties>
    </style:style>
    <style:style style:name="Table5.B2" style:family="table-cell">
      <style:table-cell-properties style:vertical-align="top" fo:background-color="#e5ffe5" fo:padding-left="0.075in" fo:padding-right="0.075in" fo:padding-top="0in" fo:padding-bottom="0in" fo:border-left="0.0069in solid #000000" fo:border-right="none" fo:border-top="0.0069in solid #000000" fo:border-bottom="none" style:writing-mode="lr-tb">
        <style:background-image/>
      </style:table-cell-properties>
    </style:style>
    <style:style style:name="Table5.C2" style:family="table-cell">
      <style:table-cell-properties style:vertical-align="top" fo:background-color="#e5ffe5" style:border-line-width-right="0.0007in 0.0139in 0.0007in" fo:padding-left="0.075in" fo:padding-right="0.075in" fo:padding-top="0in" fo:padding-bottom="0in" fo:border-left="0.0069in solid #000000" fo:border-right="0.0153in double #000000" fo:border-top="0.0069in solid #000000" fo:border-bottom="none" style:writing-mode="lr-tb">
        <style:background-image/>
      </style:table-cell-properties>
    </style:style>
    <style:style style:name="Table5.A3" style:family="table-cell">
      <style:table-cell-properties style:vertical-align="top" fo:background-color="#ffffcc"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background-image/>
      </style:table-cell-properties>
    </style:style>
    <style:style style:name="Table5.B3" style:family="table-cell">
      <style:table-cell-properties style:vertical-align="top" fo:background-color="#ffffcc" style:border-line-width-bottom="0.0007in 0.0139in 0.0007in" fo:padding-left="0.075in" fo:padding-right="0.075in" fo:padding-top="0in" fo:padding-bottom="0in" fo:border-left="0.0069in solid #000000" fo:border-right="none" fo:border-top="0.0069in solid #000000" fo:border-bottom="0.0153in double #000000" style:writing-mode="lr-tb">
        <style:background-image/>
      </style:table-cell-properties>
    </style:style>
    <style:style style:name="Table5.C3" style:family="table-cell">
      <style:table-cell-properties style:vertical-align="top" fo:background-color="#ffffcc"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Plain_20_Text">
      <style:text-properties fo:font-size="12pt" style:font-size-asian="12pt"/>
    </style:style>
    <style:style style:name="P3" style:family="paragraph" style:parent-style-name="Plain_20_Text">
      <style:text-properties style:font-name="Arial"/>
    </style:style>
    <style:style style:name="P4" style:family="paragraph" style:parent-style-name="Plain_20_Text">
      <style:text-properties style:font-name="Arial" fo:font-size="12pt" style:font-size-asian="12pt"/>
    </style:style>
    <style:style style:name="P5" style:family="paragraph" style:parent-style-name="Plain_20_Text">
      <style:text-properties style:font-name="Arial" fo:font-size="12pt" style:font-name-asian="MS Mincho" style:font-size-asian="12pt" style:font-name-complex="Arial" style:font-size-complex="12pt"/>
    </style:style>
    <style:style style:name="P6" style:family="paragraph" style:parent-style-name="Plain_20_Text">
      <style:text-properties style:font-name="Arial" fo:font-size="12pt" fo:font-weight="bold" style:font-size-asian="12pt" style:font-weight-asian="bold"/>
    </style:style>
    <style:style style:name="P7" style:family="paragraph" style:parent-style-name="Plain_20_Text">
      <style:text-properties style:font-name="Arial" fo:font-size="8pt" style:font-name-asian="MS Mincho" style:font-size-asian="8pt" style:font-name-complex="Arial"/>
    </style:style>
    <style:style style:name="P8" style:family="paragraph" style:parent-style-name="Plain_20_Text">
      <style:text-properties style:font-name="Arial" fo:font-size="8pt" style:font-name-asian="MS Mincho" style:font-size-asian="8pt" style:font-name-complex="Arial" style:font-size-complex="8pt"/>
    </style:style>
    <style:style style:name="P9" style:family="paragraph" style:parent-style-name="Plain_20_Text">
      <style:text-properties style:font-name="Arial" fo:font-size="14pt" fo:font-weight="bold" style:font-name-asian="MS Mincho" style:font-size-asian="14pt" style:font-weight-asian="bold" style:font-name-complex="Arial" style:font-weight-complex="bold"/>
    </style:style>
    <style:style style:name="P10" style:family="paragraph" style:parent-style-name="Plain_20_Text">
      <style:text-properties style:font-name="Arial" fo:font-size="14pt" style:font-size-asian="14pt"/>
    </style:style>
    <style:style style:name="P11" style:family="paragraph" style:parent-style-name="Plain_20_Text">
      <style:text-properties style:font-name="Arial" style:font-name-asian="MS Mincho" style:font-name-complex="Arial"/>
    </style:style>
    <style:style style:name="P12" style:family="paragraph" style:parent-style-name="Plain_20_Text">
      <style:text-properties style:font-name="Arial" fo:font-weight="bold" style:font-name-asian="MS Mincho" style:font-weight-asian="bold" style:font-name-complex="Arial" style:font-weight-complex="bold"/>
    </style:style>
    <style:style style:name="P13" style:family="paragraph" style:parent-style-name="Plain_20_Text">
      <style:text-properties fo:font-size="8pt" style:font-size-asian="8pt"/>
    </style:style>
    <style:style style:name="P14" style:family="paragraph" style:parent-style-name="Plain_20_Text">
      <style:text-properties fo:font-size="8pt" fo:language="zxx" fo:country="none" style:font-size-asian="8pt" style:language-asian="zxx" style:country-asian="none"/>
    </style:style>
    <style:style style:name="P15" style:family="paragraph" style:parent-style-name="Plain_20_Text">
      <style:text-properties fo:color="#0000ff" style:font-name="Arial" fo:font-size="12pt" style:font-size-asian="12pt"/>
    </style:style>
    <style:style style:name="P16" style:family="paragraph" style:parent-style-name="Plain_20_Text">
      <style:text-properties fo:color="#0000ff" style:font-name="Arial" fo:font-size="14pt" fo:font-weight="bold" style:font-name-asian="MS Mincho" style:font-size-asian="14pt" style:font-weight-asian="bold" style:font-name-complex="Arial" style:font-weight-complex="bold"/>
    </style:style>
    <style:style style:name="P17" style:family="paragraph" style:parent-style-name="Plain_20_Text">
      <style:text-properties fo:color="#0000ff" style:font-name="Arial" fo:font-size="14pt" fo:font-weight="bold" style:font-name-asian="MS Mincho" style:font-size-asian="14pt" style:font-weight-asian="bold" style:font-name-complex="Arial" style:font-size-complex="14pt" style:font-weight-complex="bold"/>
    </style:style>
    <style:style style:name="P18" style:family="paragraph" style:parent-style-name="Plain_20_Text">
      <style:text-properties fo:color="#0000ff" style:font-name="Arial" fo:language="zxx" fo:country="none" fo:font-weight="bold" style:font-name-asian="MS Mincho" style:language-asian="zxx" style:country-asian="none" style:font-weight-asian="bold" style:font-name-complex="Arial" style:font-weight-complex="bold"/>
    </style:style>
    <style:style style:name="P19" style:family="paragraph" style:parent-style-name="Plain_20_Text">
      <style:text-properties fo:color="#0000ff" style:font-name="Arial" fo:font-weight="bold" style:font-name-asian="MS Mincho" style:font-weight-asian="bold" style:font-name-complex="Arial" style:font-weight-complex="bold"/>
    </style:style>
    <style:style style:name="P20" style:family="paragraph" style:parent-style-name="Plain_20_Text">
      <style:text-properties fo:color="#00ff00" style:font-name="Arial" fo:font-size="14pt" fo:font-weight="bold" style:font-name-asian="MS Mincho" style:font-size-asian="14pt" style:font-weight-asian="bold" style:font-name-complex="Arial" style:font-weight-complex="bold"/>
    </style:style>
    <style:style style:name="P21" style:family="paragraph" style:parent-style-name="Plain_20_Text">
      <style:paragraph-properties fo:break-before="page"/>
    </style:style>
    <style:style style:name="P22" style:family="paragraph" style:parent-style-name="Plain_20_Text">
      <style:paragraph-properties fo:break-before="page"/>
      <style:text-properties style:font-name="Arial" fo:font-size="12pt" style:font-size-asian="12pt"/>
    </style:style>
    <style:style style:name="P23" style:family="paragraph" style:parent-style-name="Plain_20_Text">
      <style:paragraph-properties fo:break-before="page"/>
      <style:text-properties style:font-name="Arial" fo:font-size="12pt" style:font-name-asian="MS Mincho" style:font-size-asian="12pt" style:font-name-complex="Arial"/>
    </style:style>
    <style:style style:name="P24" style:family="paragraph" style:parent-style-name="Standard">
      <style:paragraph-properties fo:break-before="page"/>
    </style:style>
    <style:style style:name="P25" style:family="paragraph" style:parent-style-name="Standard">
      <style:paragraph-properties fo:text-align="center" style:justify-single-word="false" fo:break-before="page"/>
      <style:text-properties fo:color="#ff00ff" style:font-name="Lucida Blackletter" fo:font-size="24pt" fo:font-weight="bold" style:font-size-asian="24pt" style:font-weight-asian="bold"/>
    </style:style>
    <style:style style:name="P26" style:family="paragraph" style:parent-style-name="Standard">
      <style:paragraph-properties fo:break-before="page"/>
      <style:text-properties style:font-name="Arial"/>
    </style:style>
    <style:style style:name="P27" style:family="paragraph" style:parent-style-name="Standard">
      <style:paragraph-properties fo:break-before="page"/>
      <style:text-properties style:font-name="Arial" fo:font-size="12pt" style:font-size-asian="12pt"/>
    </style:style>
    <style:style style:name="P28" style:family="paragraph" style:parent-style-name="Standard">
      <style:paragraph-properties fo:break-before="page"/>
      <style:text-properties style:font-name="Arial" fo:font-size="12pt" fo:font-weight="bold" style:font-size-asian="12pt" style:font-weight-asian="bold"/>
    </style:style>
    <style:style style:name="P29" style:family="paragraph" style:parent-style-name="Standard">
      <style:paragraph-properties fo:text-align="center" style:justify-single-word="false" fo:break-before="page"/>
      <style:text-properties style:font-name="Arial" fo:font-size="12pt" fo:font-weight="bold" style:font-size-asian="12pt" style:font-weight-asian="bold"/>
    </style:style>
    <style:style style:name="P30" style:family="paragraph" style:parent-style-name="Standard">
      <style:paragraph-properties fo:break-before="page"/>
      <style:text-properties style:font-name="Arial" fo:font-size="14pt" style:font-size-asian="14pt"/>
    </style:style>
    <style:style style:name="P31" style:family="paragraph" style:parent-style-name="Standard">
      <style:paragraph-properties fo:break-before="page"/>
      <style:text-properties style:font-name="Arial" fo:font-size="14pt" fo:font-weight="bold" style:font-size-asian="14pt" style:font-weight-asian="bold"/>
    </style:style>
    <style:style style:name="P32" style:family="paragraph" style:parent-style-name="Standard">
      <style:paragraph-properties fo:break-before="page"/>
      <style:text-properties fo:color="#0000ff" style:font-name="Arial" fo:font-size="14pt" style:font-size-asian="14pt"/>
    </style:style>
    <style:style style:name="P33" style:family="paragraph" style:parent-style-name="Standard">
      <style:paragraph-properties fo:break-before="page"/>
      <style:text-properties fo:color="#000000" style:font-name="Arial" fo:font-size="14pt" fo:font-weight="bold" style:font-size-asian="14pt" style:font-weight-asian="bold"/>
    </style:style>
    <style:style style:name="P34" style:family="paragraph" style:parent-style-name="Standard">
      <style:paragraph-properties fo:text-align="center" style:justify-single-word="false" fo:break-before="page"/>
      <style:text-properties fo:color="#800000" style:font-name="Lucida Calligraphy" fo:font-size="24pt" fo:font-style="italic" style:font-size-asian="24pt" style:font-style-asian="italic"/>
    </style:style>
    <style:style style:name="P35" style:family="paragraph" style:parent-style-name="Standard">
      <style:paragraph-properties fo:text-align="center" style:justify-single-word="false" fo:break-before="page"/>
      <style:text-properties fo:color="#800000" style:font-name="Lincoln" fo:font-size="35pt" fo:font-weight="bold" style:font-size-asian="35pt" style:font-weight-asian="bold"/>
    </style:style>
    <style:style style:name="P36" style:family="paragraph" style:parent-style-name="Standard">
      <style:paragraph-properties fo:text-align="center" style:justify-single-word="false" fo:break-before="page"/>
      <style:text-properties fo:color="#800000" style:font-name="Lincoln" fo:font-size="24pt" fo:font-weight="bold" style:font-size-asian="24pt" style:font-weight-asian="bold"/>
    </style:style>
    <style:style style:name="P37" style:family="paragraph" style:parent-style-name="Standard">
      <style:paragraph-properties fo:text-align="center" style:justify-single-word="false" fo:break-before="page"/>
      <style:text-properties fo:color="#800000" style:font-name="Lincoln" fo:font-size="36pt" style:text-underline-style="solid" style:text-underline-width="auto" style:text-underline-color="font-color" fo:font-weight="bold" style:font-size-asian="36pt" style:font-weight-asian="bold"/>
    </style:style>
    <style:style style:name="P38" style:family="paragraph" style:parent-style-name="Standard">
      <style:paragraph-properties fo:text-align="center" style:justify-single-word="false" fo:break-before="page"/>
      <style:text-properties fo:color="#800000" style:font-name="Lucida Blackletter" fo:font-size="22pt" fo:font-weight="bold" style:font-size-asian="22pt" style:font-weight-asian="bold"/>
    </style:style>
    <style:style style:name="P39" style:family="paragraph" style:parent-style-name="Standard">
      <style:paragraph-properties fo:text-align="center" style:justify-single-word="false" fo:break-before="page"/>
      <style:text-properties fo:color="#800000" style:font-name="Lucida Blackletter" fo:font-size="20pt" fo:font-weight="bold" style:font-size-asian="20pt" style:font-weight-asian="bold"/>
    </style:style>
    <style:style style:name="P40" style:family="paragraph" style:parent-style-name="Standard">
      <style:paragraph-properties fo:text-align="center" style:justify-single-word="false" fo:break-before="page"/>
      <style:text-properties style:font-name="Times New Roman"/>
    </style:style>
    <style:style style:name="P41" style:family="paragraph" style:parent-style-name="Standard">
      <style:paragraph-properties fo:text-align="center" style:justify-single-word="false" fo:break-before="page"/>
      <style:text-properties fo:color="#ff0000" style:font-name="Lincoln" fo:font-size="18pt" fo:font-weight="bold" style:font-size-asian="18pt" style:font-weight-asian="bold" style:font-size-complex="18pt"/>
    </style:style>
    <style:style style:name="P42" style:family="paragraph" style:parent-style-name="Standard">
      <style:paragraph-properties fo:text-align="center" style:justify-single-word="false" fo:break-before="page"/>
      <style:text-properties fo:color="#ff0000" style:font-name="Lucida Blackletter" fo:font-size="26pt" fo:font-weight="bold" style:font-size-asian="26pt" style:font-weight-asian="bold"/>
    </style:style>
    <style:style style:name="P43" style:family="paragraph" style:parent-style-name="Title">
      <style:text-properties fo:color="#0000ff" fo:font-size="14pt" style:font-size-asian="14pt"/>
    </style:style>
    <style:style style:name="P44" style:family="paragraph" style:parent-style-name="Standard">
      <style:paragraph-properties fo:text-align="center" style:justify-single-word="false"/>
    </style:style>
    <style:style style:name="P45" style:family="paragraph" style:parent-style-name="Standard">
      <style:text-properties fo:font-weight="bold" style:font-weight-asian="bold"/>
    </style:style>
    <style:style style:name="P46" style:family="paragraph" style:parent-style-name="Standard">
      <style:paragraph-properties fo:text-align="center" style:justify-single-word="false"/>
      <style:text-properties fo:color="#ff0000" style:font-name="Lincoln" fo:font-size="12pt" fo:font-weight="bold" style:font-size-asian="12pt" style:font-weight-asian="bold" style:font-size-complex="12pt"/>
    </style:style>
    <style:style style:name="P47" style:family="paragraph" style:parent-style-name="Standard">
      <style:paragraph-properties fo:text-align="center" style:justify-single-word="false"/>
      <style:text-properties fo:color="#ff0000" style:font-name="Lincoln" fo:font-size="40pt" fo:font-weight="bold" style:font-size-asian="40pt" style:font-weight-asian="bold" style:font-size-complex="40pt"/>
    </style:style>
    <style:style style:name="P48" style:family="paragraph" style:parent-style-name="Standard">
      <style:paragraph-properties fo:text-align="center" style:justify-single-word="false"/>
      <style:text-properties fo:color="#ff0000" style:font-name="Arial" fo:font-size="16pt" fo:font-weight="bold" style:font-size-asian="16pt" style:font-weight-asian="bold"/>
    </style:style>
    <style:style style:name="P49" style:family="paragraph" style:parent-style-name="Standard">
      <style:text-properties fo:color="#ff0000" style:font-name="Arial" fo:font-size="14pt" fo:font-weight="bold" style:font-size-asian="14pt" style:font-weight-asian="bold"/>
    </style:style>
    <style:style style:name="P50" style:family="paragraph" style:parent-style-name="Standard">
      <style:paragraph-properties fo:text-align="center" style:justify-single-word="false"/>
      <style:text-properties fo:color="#ff0000" style:font-name="Arial" fo:font-size="14pt" fo:font-weight="bold" style:font-size-asian="14pt" style:font-weight-asian="bold"/>
    </style:style>
    <style:style style:name="P51" style:family="paragraph" style:parent-style-name="Standard">
      <style:text-properties fo:color="#ff0000" style:font-name="Arial" fo:font-size="14pt" style:font-size-asian="14pt"/>
    </style:style>
    <style:style style:name="P52" style:family="paragraph" style:parent-style-name="Standard">
      <style:text-properties fo:color="#ff0000" style:font-name="Arial" fo:font-size="12pt" fo:font-weight="bold" style:font-size-asian="12pt" style:font-weight-asian="bold"/>
    </style:style>
    <style:style style:name="P53" style:family="paragraph" style:parent-style-name="Standard">
      <style:text-properties fo:color="#ff0000" style:font-name="Arial" fo:font-size="12pt" style:font-size-asian="12pt"/>
    </style:style>
    <style:style style:name="P54" style:family="paragraph" style:parent-style-name="Standard">
      <style:text-properties fo:color="#ff0000" style:font-name="Arial" fo:font-size="11pt" style:font-size-asian="11pt"/>
    </style:style>
    <style:style style:name="P55" style:family="paragraph" style:parent-style-name="Standard">
      <style:text-properties fo:color="#ff0000" style:font-name="Arial" fo:font-size="11pt" style:font-size-asian="11pt" style:font-name-complex="Arial" style:font-size-complex="11pt"/>
    </style:style>
    <style:style style:name="P56" style:family="paragraph" style:parent-style-name="Standard">
      <style:text-properties fo:color="#ff0000" style:font-name="Arial" fo:font-size="11pt" fo:font-weight="bold" style:font-size-asian="11pt" style:font-weight-asian="bold"/>
    </style:style>
    <style:style style:name="P57" style:family="paragraph" style:parent-style-name="Standard">
      <style:text-properties fo:color="#ff0000" style:font-name="Arial" style:font-name-complex="Arial"/>
    </style:style>
    <style:style style:name="P58" style:family="paragraph" style:parent-style-name="Standard">
      <style:paragraph-properties fo:text-align="center" style:justify-single-word="false"/>
      <style:text-properties fo:color="#ff0000" style:font-name="Lucida Blackletter" fo:font-size="26pt" fo:font-weight="bold" style:font-size-asian="26pt" style:font-weight-asian="bold"/>
    </style:style>
    <style:style style:name="P59" style:family="paragraph" style:parent-style-name="Standard">
      <style:text-properties style:font-name="Arial"/>
    </style:style>
    <style:style style:name="P60" style:family="paragraph" style:parent-style-name="Standard">
      <style:text-properties style:font-name="Arial" fo:font-size="16pt" style:font-size-asian="16pt"/>
    </style:style>
    <style:style style:name="P61" style:family="paragraph" style:parent-style-name="Standard">
      <style:paragraph-properties fo:text-align="center" style:justify-single-word="false"/>
      <style:text-properties style:font-name="Arial" fo:font-size="16pt" style:font-size-asian="16pt"/>
    </style:style>
    <style:style style:name="P62" style:family="paragraph" style:parent-style-name="Standard">
      <style:text-properties style:font-name="Arial" fo:font-size="14pt" fo:font-weight="bold" style:font-size-asian="14pt" style:font-weight-asian="bold"/>
    </style:style>
    <style:style style:name="P63" style:family="paragraph" style:parent-style-name="Standard">
      <style:paragraph-properties fo:text-align="center" style:justify-single-word="false"/>
      <style:text-properties style:font-name="Arial" fo:font-size="14pt" fo:font-weight="bold" style:font-size-asian="14pt" style:font-weight-asian="bold"/>
    </style:style>
    <style:style style:name="P64"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65" style:family="paragraph" style:parent-style-name="Standard">
      <style:paragraph-properties style:snap-to-layout-grid="false"/>
      <style:text-properties style:font-name="Arial" fo:font-size="14pt" fo:font-weight="bold" style:font-size-asian="14pt" style:font-weight-asian="bold"/>
    </style:style>
    <style:style style:name="P66" style:family="paragraph" style:parent-style-name="Standard">
      <style:text-properties style:font-name="Arial" fo:font-size="14pt" fo:font-weight="bold" style:font-size-asian="14pt" style:font-weight-asian="bold" style:font-size-complex="20pt"/>
    </style:style>
    <style:style style:name="P67" style:family="paragraph" style:parent-style-name="Standard">
      <style:text-properties style:font-name="Arial" fo:font-size="14pt" style:font-size-asian="14pt"/>
    </style:style>
    <style:style style:name="P68" style:family="paragraph" style:parent-style-name="Standard">
      <style:paragraph-properties fo:text-align="center" style:justify-single-word="false"/>
      <style:text-properties style:font-name="Arial" fo:font-size="14pt" style:font-size-asian="14pt"/>
    </style:style>
    <style:style style:name="P69" style:family="paragraph" style:parent-style-name="Standard">
      <style:text-properties style:font-name="Arial" fo:font-size="14pt" fo:font-style="italic" fo:font-weight="bold" style:font-size-asian="14pt" style:font-style-asian="italic" style:font-weight-asian="bold"/>
    </style:style>
    <style:style style:name="P70" style:family="paragraph" style:parent-style-name="Standard">
      <style:text-properties style:font-name="Arial" fo:font-size="12pt" style:font-size-asian="12pt"/>
    </style:style>
    <style:style style:name="P71" style:family="paragraph" style:parent-style-name="Standard">
      <style:paragraph-properties style:snap-to-layout-grid="false"/>
      <style:text-properties style:font-name="Arial" fo:font-size="12pt" style:font-size-asian="12pt"/>
    </style:style>
    <style:style style:name="P72" style:family="paragraph" style:parent-style-name="Standard">
      <style:text-properties style:font-name="Arial" fo:font-size="12pt" style:font-size-asian="12pt" style:font-name-complex="Arial" style:font-size-complex="12pt"/>
    </style:style>
    <style:style style:name="P73" style:family="paragraph" style:parent-style-name="Standard">
      <style:text-properties style:font-name="Arial" fo:font-size="12pt" fo:font-weight="bold" style:font-size-asian="12pt" style:font-weight-asian="bold"/>
    </style:style>
    <style:style style:name="P74" style:family="paragraph" style:parent-style-name="Standard">
      <style:paragraph-properties style:snap-to-layout-grid="false"/>
      <style:text-properties style:font-name="Arial" fo:font-size="12pt" fo:font-weight="bold" style:font-size-asian="12pt" style:font-weight-asian="bold"/>
    </style:style>
    <style:style style:name="P75" style:family="paragraph" style:parent-style-name="Standard">
      <style:text-properties style:font-name="Arial" fo:font-size="12pt" fo:font-weight="bold" style:font-size-asian="12pt" style:font-weight-asian="bold" style:font-size-complex="12pt"/>
    </style:style>
    <style:style style:name="P76" style:family="paragraph" style:parent-style-name="Standard">
      <style:paragraph-properties fo:text-align="center" style:justify-single-word="false"/>
      <style:text-properties style:font-name="Arial" fo:font-size="12pt" fo:font-weight="bold" style:font-size-asian="12pt" style:font-weight-asian="bold" style:font-size-complex="12pt"/>
    </style:style>
    <style:style style:name="P77" style:family="paragraph" style:parent-style-name="Standard">
      <style:text-properties style:font-name="Arial" fo:font-size="12pt" fo:font-style="italic" fo:font-weight="bold" style:font-size-asian="12pt" style:font-style-asian="italic" style:font-weight-asian="bold"/>
    </style:style>
    <style:style style:name="P78" style:family="paragraph" style:parent-style-name="Standard">
      <style:text-properties style:font-name="Arial" fo:font-size="13pt" style:font-size-asian="13pt"/>
    </style:style>
    <style:style style:name="P79" style:family="paragraph" style:parent-style-name="Standard">
      <style:text-properties style:font-name="Arial" fo:font-size="13pt" fo:font-weight="bold" style:font-size-asian="13pt" style:font-weight-asian="bold"/>
    </style:style>
    <style:style style:name="P80" style:family="paragraph" style:parent-style-name="Standard">
      <style:text-properties style:font-name="Arial" fo:font-weight="bold" style:font-weight-asian="bold"/>
    </style:style>
    <style:style style:name="P81" style:family="paragraph" style:parent-style-name="Standard">
      <style:text-properties style:font-name="Arial" fo:font-size="8pt" fo:font-weight="bold" style:font-size-asian="8pt" style:font-weight-asian="bold"/>
    </style:style>
    <style:style style:name="P82" style:family="paragraph" style:parent-style-name="Standard">
      <style:text-properties style:font-name="Arial" fo:font-size="8pt" fo:font-weight="bold" style:font-size-asian="8pt" style:font-weight-asian="bold" style:font-size-complex="8pt"/>
    </style:style>
    <style:style style:name="P83" style:family="paragraph" style:parent-style-name="Standard">
      <style:text-properties style:font-name="Arial" fo:font-size="8pt" style:font-size-asian="8pt" style:font-size-complex="8pt"/>
    </style:style>
    <style:style style:name="P84" style:family="paragraph" style:parent-style-name="Standard">
      <style:text-properties style:font-name="Arial" style:font-name-complex="Arial"/>
    </style:style>
    <style:style style:name="P85" style:family="paragraph" style:parent-style-name="Standard">
      <style:text-properties style:font-name="Arial" fo:font-size="11pt" style:font-size-asian="11pt"/>
    </style:style>
    <style:style style:name="P86" style:family="paragraph" style:parent-style-name="Standard">
      <style:text-properties style:font-name="Arial" fo:font-size="11pt" style:font-size-asian="11pt" style:font-name-complex="Arial" style:font-size-complex="11pt"/>
    </style:style>
    <style:style style:name="P87" style:family="paragraph" style:parent-style-name="Standard">
      <style:text-properties style:font-name="Arial" fo:font-size="11pt" fo:font-weight="bold" style:font-size-asian="11pt" style:font-weight-asian="bold"/>
    </style:style>
    <style:style style:name="P88" style:family="paragraph" style:parent-style-name="Standard">
      <style:text-properties style:font-name="Arial" fo:font-size="6pt" style:font-size-asian="6pt" style:font-size-complex="6pt"/>
    </style:style>
    <style:style style:name="P89" style:family="paragraph" style:parent-style-name="Standard">
      <style:text-properties style:font-name="Arial" fo:font-size="6pt" fo:font-weight="bold" style:font-size-asian="6pt" style:font-weight-asian="bold" style:font-size-complex="6pt"/>
    </style:style>
    <style:style style:name="P90" style:family="paragraph" style:parent-style-name="Standard">
      <style:paragraph-properties fo:text-align="center" style:justify-single-word="false"/>
      <style:text-properties fo:color="#000000" style:font-name="Arial" fo:font-size="26pt" fo:font-weight="bold" style:font-size-asian="26pt" style:font-weight-asian="bold"/>
    </style:style>
    <style:style style:name="P91" style:family="paragraph" style:parent-style-name="Standard">
      <style:paragraph-properties fo:text-align="center" style:justify-single-word="false"/>
      <style:text-properties fo:color="#000000" style:font-name="Arial" fo:font-size="16pt" fo:font-weight="bold" style:font-size-asian="16pt" style:font-weight-asian="bold"/>
    </style:style>
    <style:style style:name="P92" style:family="paragraph" style:parent-style-name="Standard">
      <style:text-properties fo:color="#000000" style:font-name="Arial" fo:font-size="16pt" style:font-size-asian="16pt"/>
    </style:style>
    <style:style style:name="P93" style:family="paragraph" style:parent-style-name="Standard">
      <style:text-properties fo:color="#000000" style:font-name="Arial" fo:font-size="16pt" fo:font-style="italic" fo:font-weight="bold" style:font-size-asian="16pt" style:font-style-asian="italic" style:font-weight-asian="bold"/>
    </style:style>
    <style:style style:name="P94" style:family="paragraph" style:parent-style-name="Standard">
      <style:text-properties fo:color="#000000" style:font-name="Arial" fo:font-size="14pt" style:font-size-asian="14pt"/>
    </style:style>
    <style:style style:name="P95" style:family="paragraph" style:parent-style-name="Standard">
      <style:text-properties fo:color="#000000" style:font-name="Arial" fo:font-size="14pt" fo:font-weight="bold" style:font-size-asian="14pt" style:font-weight-asian="bold"/>
    </style:style>
    <style:style style:name="P96" style:family="paragraph" style:parent-style-name="Standard">
      <style:text-properties fo:color="#000000" style:font-name="Arial" fo:font-size="12pt" fo:font-weight="bold" style:font-size-asian="12pt" style:font-weight-asian="bold"/>
    </style:style>
    <style:style style:name="P97" style:family="paragraph" style:parent-style-name="Standard">
      <style:text-properties fo:color="#000000" style:font-name="Arial" fo:font-size="12pt" style:font-size-asian="12pt"/>
    </style:style>
    <style:style style:name="P98" style:family="paragraph" style:parent-style-name="Standard">
      <style:text-properties fo:color="#000000" style:font-name="Arial" fo:font-size="11pt" fo:font-weight="bold" style:font-size-asian="11pt" style:font-weight-asian="bold"/>
    </style:style>
    <style:style style:name="P99" style:family="paragraph" style:parent-style-name="Standard">
      <style:text-properties fo:color="#000000" style:font-name="Arial" fo:font-size="8pt" fo:font-weight="bold" style:font-size-asian="8pt" style:font-weight-asian="bold"/>
    </style:style>
    <style:style style:name="P100" style:family="paragraph" style:parent-style-name="Standard">
      <style:text-properties fo:color="#0000ff" style:font-name="Arial"/>
    </style:style>
    <style:style style:name="P101" style:family="paragraph" style:parent-style-name="Standard">
      <style:paragraph-properties fo:text-align="center" style:justify-single-word="false"/>
      <style:text-properties fo:color="#0000ff" style:font-name="Arial" fo:font-size="48pt" fo:font-weight="bold" style:font-size-asian="48pt" style:font-weight-asian="bold"/>
    </style:style>
    <style:style style:name="P102" style:family="paragraph" style:parent-style-name="Standard">
      <style:text-properties fo:color="#0000ff" style:font-name="Arial" fo:font-size="14pt" fo:font-weight="bold" style:font-size-asian="14pt" style:font-weight-asian="bold"/>
    </style:style>
    <style:style style:name="P103" style:family="paragraph" style:parent-style-name="Standard">
      <style:text-properties fo:color="#0000ff" style:font-name="Arial" fo:font-size="14pt" fo:font-weight="bold" style:font-size-asian="14pt" style:font-weight-asian="bold" style:font-size-complex="14pt"/>
    </style:style>
    <style:style style:name="P104" style:family="paragraph" style:parent-style-name="Standard">
      <style:text-properties fo:color="#0000ff" style:font-name="Arial" fo:font-size="14pt" style:font-size-asian="14pt"/>
    </style:style>
    <style:style style:name="P105" style:family="paragraph" style:parent-style-name="Standard">
      <style:text-properties fo:color="#0000ff" style:font-name="Arial" fo:font-size="13pt" style:font-size-asian="13pt"/>
    </style:style>
    <style:style style:name="P106" style:family="paragraph" style:parent-style-name="Standard">
      <style:text-properties fo:color="#0000ff" style:font-name="Arial" fo:font-size="15pt" fo:font-weight="bold" style:font-size-asian="15pt" style:font-weight-asian="bold"/>
    </style:style>
    <style:style style:name="P107" style:family="paragraph" style:parent-style-name="Standard">
      <style:text-properties fo:color="#0000ff" style:font-name="Arial" fo:font-size="16pt" fo:font-weight="bold" style:font-size-asian="16pt" style:font-weight-asian="bold"/>
    </style:style>
    <style:style style:name="P108" style:family="paragraph" style:parent-style-name="Standard">
      <style:text-properties fo:color="#0000ff" style:font-name="Arial" fo:font-size="16pt" style:font-size-asian="16pt"/>
    </style:style>
    <style:style style:name="P109" style:family="paragraph" style:parent-style-name="Standard">
      <style:text-properties fo:color="#0000ff" style:font-name="Arial" fo:font-size="12pt" fo:font-weight="bold" style:font-size-asian="12pt" style:font-weight-asian="bold"/>
    </style:style>
    <style:style style:name="P110" style:family="paragraph" style:parent-style-name="Standard">
      <style:text-properties fo:color="#0000ff" style:font-name="Arial" fo:font-size="12pt" fo:font-weight="bold" style:font-size-asian="12pt" style:font-weight-asian="bold" style:font-name-complex="Arial" style:font-size-complex="12pt"/>
    </style:style>
    <style:style style:name="P111" style:family="paragraph" style:parent-style-name="Standard">
      <style:text-properties fo:color="#0000ff" style:font-name="Arial" fo:font-size="12pt" style:font-size-asian="12pt"/>
    </style:style>
    <style:style style:name="P112" style:family="paragraph" style:parent-style-name="Standard">
      <style:text-properties fo:color="#0000ff" style:font-name="Arial" fo:font-size="12pt" style:font-size-asian="12pt" style:font-name-complex="Arial" style:font-size-complex="12pt"/>
    </style:style>
    <style:style style:name="P113" style:family="paragraph" style:parent-style-name="Standard">
      <style:text-properties fo:color="#0000ff" style:font-name="Arial" fo:font-size="12pt" fo:font-style="italic" style:font-size-asian="12pt" style:font-style-asian="italic"/>
    </style:style>
    <style:style style:name="P114" style:family="paragraph" style:parent-style-name="Standard">
      <style:text-properties fo:color="#0000ff" style:font-name="Arial" fo:font-size="11pt" style:font-size-asian="11pt"/>
    </style:style>
    <style:style style:name="P115" style:family="paragraph" style:parent-style-name="Standard">
      <style:text-properties fo:color="#0000ff" style:font-name="Arial" fo:font-size="11pt" style:font-size-asian="11pt" style:font-name-complex="Arial" style:font-size-complex="11pt"/>
    </style:style>
    <style:style style:name="P116" style:family="paragraph" style:parent-style-name="Standard">
      <style:text-properties fo:color="#0000ff" style:font-name="Arial" fo:font-size="11pt" fo:font-weight="bold" style:font-size-asian="11pt" style:font-weight-asian="bold"/>
    </style:style>
    <style:style style:name="P117" style:family="paragraph" style:parent-style-name="Standard">
      <style:text-properties fo:color="#0000ff" style:font-name="Arial" style:font-name-complex="Arial"/>
    </style:style>
    <style:style style:name="P118" style:family="paragraph" style:parent-style-name="Standard">
      <style:text-properties fo:color="#0000ff" style:font-name="Arial" fo:font-size="8pt" style:font-size-asian="8pt" style:font-size-complex="8pt"/>
    </style:style>
    <style:style style:name="P119" style:family="paragraph" style:parent-style-name="Standard">
      <style:text-properties fo:color="#0000ff" style:font-name="Arial" fo:font-size="8pt" fo:font-weight="bold" style:font-size-asian="8pt" style:font-weight-asian="bold" style:font-size-complex="8pt"/>
    </style:style>
    <style:style style:name="P120" style:family="paragraph" style:parent-style-name="Standard">
      <style:text-properties fo:color="#0000ff" style:font-name="Arial" fo:font-weight="bold" style:font-weight-asian="bold"/>
    </style:style>
    <style:style style:name="P121" style:family="paragraph" style:parent-style-name="Standard">
      <style:paragraph-properties fo:text-align="center" style:justify-single-word="false"/>
      <style:text-properties fo:color="#0000ff" style:font-name="Lucida Calligraphy" fo:font-size="16pt" fo:font-style="italic" fo:font-weight="bold" style:font-size-asian="16pt" style:font-style-asian="italic" style:font-weight-asian="bold"/>
    </style:style>
    <style:style style:name="P122" style:family="paragraph" style:parent-style-name="Standard">
      <style:paragraph-properties fo:text-align="center" style:justify-single-word="false"/>
      <style:text-properties fo:color="#0000ff" style:font-name="Lucida Calligraphy" fo:font-size="16pt" fo:font-style="italic" style:font-size-asian="16pt" style:font-style-asian="italic"/>
    </style:style>
    <style:style style:name="P123" style:family="paragraph" style:parent-style-name="Standard">
      <style:paragraph-properties fo:text-align="center" style:justify-single-word="false"/>
      <style:text-properties fo:color="#0000ff" style:font-name="Lucida Calligraphy" fo:font-size="14pt" fo:font-style="italic" fo:font-weight="bold" style:font-size-asian="14pt" style:font-style-asian="italic" style:font-weight-asian="bold"/>
    </style:style>
    <style:style style:name="P124" style:family="paragraph" style:parent-style-name="Standard">
      <style:paragraph-properties fo:text-align="center" style:justify-single-word="false" style:snap-to-layout-grid="false"/>
      <style:text-properties fo:color="#0000ff" style:text-line-through-style="solid" style:font-name="Arial" fo:font-size="14pt" fo:font-weight="bold" style:font-size-asian="14pt" style:font-weight-asian="bold"/>
    </style:style>
    <style:style style:name="P125" style:family="paragraph" style:parent-style-name="Standard">
      <style:text-properties fo:color="#0000ff" fo:font-weight="bold" style:font-weight-asian="bold"/>
    </style:style>
    <style:style style:name="P126" style:family="paragraph" style:parent-style-name="Standard">
      <style:text-properties fo:color="#0000ff" fo:font-size="14pt" fo:font-weight="bold" style:font-size-asian="14pt" style:font-weight-asian="bold" style:font-weight-complex="bold"/>
    </style:style>
    <style:style style:name="P127" style:family="paragraph" style:parent-style-name="Standard">
      <style:text-properties fo:color="#0000ff" fo:font-size="14pt" style:font-size-asian="14pt"/>
    </style:style>
    <style:style style:name="P128" style:family="paragraph" style:parent-style-name="Standard">
      <style:text-properties fo:font-size="14pt" fo:font-weight="bold" style:font-size-asian="14pt" style:font-weight-asian="bold" style:font-weight-complex="bold"/>
    </style:style>
    <style:style style:name="P129" style:family="paragraph" style:parent-style-name="Standard">
      <style:text-properties fo:font-size="14pt" style:font-size-asian="14pt"/>
    </style:style>
    <style:style style:name="P130" style:family="paragraph" style:parent-style-name="Standard">
      <style:text-properties fo:font-size="14pt" style:font-size-asian="14pt" style:font-size-complex="14pt"/>
    </style:style>
    <style:style style:name="P131" style:family="paragraph" style:parent-style-name="Standard">
      <style:paragraph-properties style:snap-to-layout-grid="false"/>
    </style:style>
    <style:style style:name="P132" style:family="paragraph" style:parent-style-name="Standard">
      <style:text-properties fo:color="#00ff00" style:font-name="Arial" fo:font-size="14pt" fo:font-weight="bold" style:font-size-asian="14pt" style:font-weight-asian="bold"/>
    </style:style>
    <style:style style:name="P133" style:family="paragraph" style:parent-style-name="Standard">
      <style:text-properties fo:color="#00ff00" style:font-name="Arial" fo:font-size="14pt" fo:font-weight="bold" style:font-size-asian="14pt" style:font-weight-asian="bold" style:font-size-complex="14pt"/>
    </style:style>
    <style:style style:name="P134" style:family="paragraph" style:parent-style-name="Standard">
      <style:text-properties fo:color="#00ff00" style:font-name="Arial" fo:font-size="14pt" style:font-size-asian="14pt"/>
    </style:style>
    <style:style style:name="P135" style:family="paragraph" style:parent-style-name="Standard">
      <style:text-properties fo:color="#00ff00" style:font-name="Arial" fo:font-size="14pt" fo:font-style="italic" fo:font-weight="bold" style:font-size-asian="14pt" style:font-style-asian="italic" style:font-weight-asian="bold"/>
    </style:style>
    <style:style style:name="P136" style:family="paragraph" style:parent-style-name="Standard">
      <style:text-properties fo:color="#00ff00" style:font-name="Arial" fo:font-size="13pt" style:font-size-asian="13pt"/>
    </style:style>
    <style:style style:name="P137" style:family="paragraph" style:parent-style-name="Standard">
      <style:text-properties fo:color="#00ff00" style:font-name="Arial" fo:font-size="13pt" fo:font-weight="bold" style:font-size-asian="13pt" style:font-weight-asian="bold"/>
    </style:style>
    <style:style style:name="P138" style:family="paragraph" style:parent-style-name="Standard">
      <style:text-properties fo:color="#00ff00" style:font-name="Arial" fo:font-size="12pt" style:font-size-asian="12pt"/>
    </style:style>
    <style:style style:name="P139" style:family="paragraph" style:parent-style-name="Standard">
      <style:text-properties fo:color="#00ff00" style:font-name="Arial" fo:font-size="12pt" style:font-size-asian="12pt" style:font-name-complex="Arial" style:font-size-complex="12pt"/>
    </style:style>
    <style:style style:name="P140" style:family="paragraph" style:parent-style-name="Standard">
      <style:text-properties fo:color="#00ff00" style:font-name="Arial" fo:font-size="12pt" fo:font-weight="bold" style:font-size-asian="12pt" style:font-weight-asian="bold"/>
    </style:style>
    <style:style style:name="P141" style:family="paragraph" style:parent-style-name="Standard">
      <style:text-properties fo:color="#00ff00" style:font-name="Arial" fo:font-size="12pt" fo:font-weight="bold" style:font-size-asian="12pt" style:font-weight-asian="bold" style:font-name-complex="Arial" style:font-size-complex="12pt"/>
    </style:style>
    <style:style style:name="P142" style:family="paragraph" style:parent-style-name="Standard">
      <style:text-properties fo:color="#00ff00" style:font-name="Arial" fo:font-size="15pt" style:font-size-asian="15pt"/>
    </style:style>
    <style:style style:name="P143" style:family="paragraph" style:parent-style-name="Standard">
      <style:text-properties fo:color="#00ff00" style:font-name="Arial" fo:font-size="16pt" style:font-size-asian="16pt"/>
    </style:style>
    <style:style style:name="P144" style:family="paragraph" style:parent-style-name="Standard">
      <style:text-properties fo:color="#00ff00" style:font-name="Arial" fo:font-weight="bold" style:font-weight-asian="bold"/>
    </style:style>
    <style:style style:name="P145" style:family="paragraph" style:parent-style-name="Standard">
      <style:text-properties fo:color="#00ff00" style:font-name="Arial" fo:font-size="11pt" style:font-size-asian="11pt"/>
    </style:style>
    <style:style style:name="P146" style:family="paragraph" style:parent-style-name="Standard">
      <style:text-properties fo:color="#00ff00" style:font-name="Arial" fo:font-size="11pt" style:font-size-asian="11pt" style:font-name-complex="Arial" style:font-size-complex="11pt"/>
    </style:style>
    <style:style style:name="P147" style:family="paragraph" style:parent-style-name="Standard">
      <style:text-properties fo:color="#00ff00" style:font-name="Arial" fo:font-size="11pt" fo:font-weight="bold" style:font-size-asian="11pt" style:font-weight-asian="bold"/>
    </style:style>
    <style:style style:name="P148" style:family="paragraph" style:parent-style-name="Standard">
      <style:text-properties fo:color="#00ff00" style:font-name="Arial" style:font-name-complex="Arial"/>
    </style:style>
    <style:style style:name="P149" style:family="paragraph" style:parent-style-name="Standard">
      <style:text-properties fo:color="#00ff00" style:font-name="Arial" fo:font-size="8pt" style:font-size-asian="8pt" style:font-size-complex="8pt"/>
    </style:style>
    <style:style style:name="P150" style:family="paragraph" style:parent-style-name="Standard">
      <style:text-properties fo:color="#00ff00" style:font-name="Arial" fo:font-size="8pt" fo:font-weight="bold" style:font-size-asian="8pt" style:font-weight-asian="bold" style:font-size-complex="8pt"/>
    </style:style>
    <style:style style:name="P151" style:family="paragraph" style:parent-style-name="Standard">
      <style:text-properties fo:color="#00ff00" fo:font-weight="bold" style:font-weight-asian="bold"/>
    </style:style>
    <style:style style:name="P152" style:family="paragraph" style:parent-style-name="Standard">
      <style:text-properties fo:color="#00ff00" fo:font-size="14pt" style:font-size-asian="14pt"/>
    </style:style>
    <style:style style:name="P153" style:family="paragraph" style:parent-style-name="Standard">
      <style:text-properties fo:color="#ff00ff" style:font-name="Arial" fo:font-size="14pt" fo:font-weight="bold" style:font-size-asian="14pt" style:font-weight-asian="bold"/>
    </style:style>
    <style:style style:name="P154" style:family="paragraph" style:parent-style-name="Standard">
      <style:text-properties fo:color="#ff00ff" style:font-name="Arial" fo:font-size="14pt" style:font-size-asian="14pt"/>
    </style:style>
    <style:style style:name="P155" style:family="paragraph" style:parent-style-name="Standard">
      <style:text-properties fo:color="#ff00ff" style:font-name="Arial" fo:font-size="13pt" fo:font-weight="bold" style:font-size-asian="13pt" style:font-weight-asian="bold"/>
    </style:style>
    <style:style style:name="P156" style:family="paragraph" style:parent-style-name="Standard">
      <style:text-properties fo:color="#ff00ff" style:font-name="Arial" fo:font-size="12pt" fo:font-style="italic" fo:font-weight="bold" style:font-size-asian="12pt" style:font-style-asian="italic" style:font-weight-asian="bold"/>
    </style:style>
    <style:style style:name="P157" style:family="paragraph" style:parent-style-name="Standard">
      <style:text-properties fo:color="#ff00ff" style:font-name="Arial" fo:font-size="12pt" fo:font-weight="bold" style:font-size-asian="12pt" style:font-weight-asian="bold"/>
    </style:style>
    <style:style style:name="P158" style:family="paragraph" style:parent-style-name="Standard">
      <style:text-properties fo:color="#ff00ff" style:font-name="Arial" fo:font-size="12pt" style:font-size-asian="12pt"/>
    </style:style>
    <style:style style:name="P159" style:family="paragraph" style:parent-style-name="Standard">
      <style:text-properties fo:color="#ff00ff" style:font-name="Arial" fo:font-size="11pt" style:font-size-asian="11pt"/>
    </style:style>
    <style:style style:name="P160" style:family="paragraph" style:parent-style-name="Standard">
      <style:text-properties fo:color="#ff00ff" style:font-name="Arial" fo:font-size="11pt" style:font-size-asian="11pt" style:font-name-complex="Arial" style:font-size-complex="11pt"/>
    </style:style>
    <style:style style:name="P161" style:family="paragraph" style:parent-style-name="Standard">
      <style:text-properties fo:color="#ff00ff" style:font-name="Arial" fo:font-size="11pt" fo:font-weight="bold" style:font-size-asian="11pt" style:font-weight-asian="bold"/>
    </style:style>
    <style:style style:name="P162" style:family="paragraph" style:parent-style-name="Standard">
      <style:text-properties fo:color="#ff00ff" style:font-name="Arial" style:font-name-complex="Arial"/>
    </style:style>
    <style:style style:name="P163" style:family="paragraph" style:parent-style-name="Standard">
      <style:text-properties fo:color="#ff00ff" style:font-name="Arial" fo:font-size="8pt" fo:font-weight="bold" style:font-size-asian="8pt" style:font-weight-asian="bold" style:font-size-complex="8pt"/>
    </style:style>
    <style:style style:name="P164" style:family="paragraph" style:parent-style-name="Standard">
      <style:paragraph-properties style:snap-to-layout-grid="false"/>
      <style:text-properties fo:color="#ff00ff"/>
    </style:style>
    <style:style style:name="P165" style:family="paragraph" style:parent-style-name="Standard">
      <style:text-properties fo:font-size="24pt" style:font-size-asian="24pt" style:font-size-complex="24pt"/>
    </style:style>
    <style:style style:name="P166" style:family="paragraph" style:parent-style-name="Standard">
      <style:text-properties fo:color="#00ffff" style:font-name="Arial" fo:font-size="13pt" style:font-size-asian="13pt"/>
    </style:style>
    <style:style style:name="P167" style:family="paragraph" style:parent-style-name="Standard">
      <style:text-properties fo:color="#00ffff" style:font-name="Arial" fo:font-size="14pt" style:font-size-asian="14pt"/>
    </style:style>
    <style:style style:name="P168" style:family="paragraph" style:parent-style-name="Standard">
      <style:text-properties fo:color="#00ffff" style:font-name="Arial" fo:font-size="14pt" fo:font-weight="bold" style:font-size-asian="14pt" style:font-weight-asian="bold"/>
    </style:style>
    <style:style style:name="P169" style:family="paragraph" style:parent-style-name="Standard">
      <style:text-properties fo:color="#00ffff" style:font-name="Arial" fo:font-size="14pt" fo:font-weight="bold" style:font-size-asian="14pt" style:font-weight-asian="bold" style:font-size-complex="14pt"/>
    </style:style>
    <style:style style:name="P170" style:family="paragraph" style:parent-style-name="Standard">
      <style:text-properties fo:color="#00ffff" style:font-name="Arial" fo:font-size="12pt" style:font-size-asian="12pt"/>
    </style:style>
    <style:style style:name="P171" style:family="paragraph" style:parent-style-name="Standard">
      <style:text-properties fo:color="#00ffff" style:font-name="Arial" fo:font-size="12pt" fo:font-weight="bold" style:font-size-asian="12pt" style:font-weight-asian="bold"/>
    </style:style>
    <style:style style:name="P172" style:family="paragraph" style:parent-style-name="Standard">
      <style:text-properties fo:color="#00ffff" style:font-name="Arial" fo:font-size="8pt" style:font-size-asian="8pt" style:font-size-complex="8pt"/>
    </style:style>
    <style:style style:name="P173" style:family="paragraph" style:parent-style-name="Standard">
      <style:text-properties fo:color="#00ffff" style:font-name="Arial" fo:font-size="8pt" fo:font-weight="bold" style:font-size-asian="8pt" style:font-weight-asian="bold" style:font-size-complex="8pt"/>
    </style:style>
    <style:style style:name="P174" style:family="paragraph" style:parent-style-name="Standard">
      <style:text-properties fo:color="#00ffff" style:font-name="Arial" fo:font-weight="bold" style:font-weight-asian="bold"/>
    </style:style>
    <style:style style:name="P175" style:family="paragraph" style:parent-style-name="Standard">
      <style:text-properties fo:color="#00ffff" fo:font-weight="bold" style:font-weight-asian="bold"/>
    </style:style>
    <style:style style:name="P176" style:family="paragraph" style:parent-style-name="Standard">
      <style:paragraph-properties fo:text-align="center" style:justify-single-word="false"/>
      <style:text-properties fo:color="#800000" style:font-name="Lincoln" fo:font-size="20pt" style:font-size-asian="20pt"/>
    </style:style>
    <style:style style:name="P177" style:family="paragraph" style:parent-style-name="Standard">
      <style:paragraph-properties fo:text-align="center" style:justify-single-word="false"/>
      <style:text-properties fo:color="#800000" style:font-name="Lincoln" fo:font-size="24pt" fo:font-weight="bold" style:font-size-asian="24pt" style:font-weight-asian="bold"/>
    </style:style>
    <style:style style:name="P178" style:family="paragraph" style:parent-style-name="Standard">
      <style:paragraph-properties fo:text-align="center" style:justify-single-word="false"/>
      <style:text-properties fo:color="#800000" style:font-name="Lincoln" fo:font-size="35pt" fo:font-weight="bold" style:font-size-asian="35pt" style:font-weight-asian="bold"/>
    </style:style>
    <style:style style:name="P179" style:family="paragraph" style:parent-style-name="Standard">
      <style:paragraph-properties fo:text-align="center" style:justify-single-word="false"/>
      <style:text-properties fo:color="#800000" style:font-name="Lincoln" fo:font-size="26pt" fo:font-weight="bold" style:font-size-asian="26pt" style:font-weight-asian="bold"/>
    </style:style>
    <style:style style:name="P180" style:family="paragraph" style:parent-style-name="Standard">
      <style:paragraph-properties fo:text-align="center" style:justify-single-word="false"/>
      <style:text-properties fo:color="#800000" style:font-name="Times New Roman" fo:font-weight="bold" style:font-weight-asian="bold"/>
    </style:style>
    <style:style style:name="P181" style:family="paragraph" style:parent-style-name="Standard">
      <style:paragraph-properties fo:text-align="center" style:justify-single-word="false"/>
      <style:text-properties fo:color="#800000" style:font-name="Arial" fo:font-size="20pt" style:text-underline-style="solid" style:text-underline-width="auto" style:text-underline-color="font-color" fo:font-weight="bold" style:font-size-asian="20pt" style:font-weight-asian="bold"/>
    </style:style>
    <style:style style:name="P182" style:family="paragraph" style:parent-style-name="Standard">
      <style:paragraph-properties fo:text-align="center" style:justify-single-word="false"/>
      <style:text-properties fo:color="#800000" style:font-name="Arial" fo:font-size="20pt" fo:font-weight="bold" style:font-size-asian="20pt" style:font-weight-asian="bold"/>
    </style:style>
    <style:style style:name="P183" style:family="paragraph" style:parent-style-name="Standard">
      <style:text-properties fo:color="#800000" style:font-name="Arial" fo:font-size="14pt" fo:font-weight="bold" style:font-size-asian="14pt" style:font-weight-asian="bold"/>
    </style:style>
    <style:style style:name="P184" style:family="paragraph" style:parent-style-name="Standard">
      <style:text-properties fo:color="#800000" style:font-name="Arial" fo:font-size="14pt" style:font-size-asian="14pt"/>
    </style:style>
    <style:style style:name="P185" style:family="paragraph" style:parent-style-name="Standard">
      <style:text-properties fo:color="#800000" style:font-name="Arial" fo:font-size="12pt" fo:font-weight="bold" style:font-size-asian="12pt" style:font-weight-asian="bold"/>
    </style:style>
    <style:style style:name="P186" style:family="paragraph" style:parent-style-name="Standard">
      <style:text-properties style:font-name="Times New Roman"/>
    </style:style>
    <style:style style:name="P187" style:family="paragraph" style:parent-style-name="Standard">
      <style:paragraph-properties fo:text-align="center" style:justify-single-word="false"/>
      <style:text-properties style:font-name="Times New Roman"/>
    </style:style>
    <style:style style:name="P188" style:family="paragraph" style:parent-style-name="Standard">
      <style:text-properties style:font-name="Times New Roman" fo:font-size="20pt" fo:font-weight="bold" style:font-size-asian="20pt" style:font-weight-asian="bold" style:font-size-complex="20pt"/>
    </style:style>
    <style:style style:name="P189" style:family="paragraph" style:parent-style-name="Standard">
      <style:paragraph-properties fo:text-align="center" style:justify-single-word="false"/>
      <style:text-properties style:font-name="Times New Roman" fo:font-size="12pt" style:font-size-asian="12pt" style:font-size-complex="12pt"/>
    </style:style>
    <style:style style:name="P190" style:family="paragraph" style:parent-style-name="Standard">
      <style:paragraph-properties fo:text-align="center" style:justify-single-word="false"/>
      <style:text-properties style:font-name="Times New Roman" fo:font-size="6pt"/>
    </style:style>
    <style:style style:name="P191" style:family="paragraph" style:parent-style-name="Standard">
      <style:text-properties style:font-name="Times New Roman" fo:font-size="6pt" fo:font-weight="bold" style:font-size-asian="20pt" style:font-weight-asian="bold" style:font-size-complex="20pt"/>
    </style:style>
    <style:style style:name="P192" style:family="paragraph" style:parent-style-name="Standard">
      <style:paragraph-properties style:snap-to-layout-grid="false"/>
      <style:text-properties fo:language="zxx" fo:country="none" style:language-asian="zxx" style:country-asian="none"/>
    </style:style>
    <style:style style:name="P193" style:family="paragraph" style:parent-style-name="Standard">
      <style:paragraph-properties style:snap-to-layout-grid="false"/>
      <style:text-properties fo:color="#ff6600"/>
    </style:style>
    <style:style style:name="P194" style:family="paragraph" style:parent-style-name="Standard">
      <style:text-properties fo:color="#800080" style:font-name="Arial" fo:font-size="11pt" fo:font-weight="bold" style:font-size-asian="11pt" style:font-weight-asian="bold"/>
    </style:style>
    <style:style style:name="P195" style:family="paragraph" style:parent-style-name="Standard">
      <style:paragraph-properties fo:background-color="#ffffbf">
        <style:background-image/>
      </style:paragraph-properties>
    </style:style>
    <style:style style:name="P196" style:family="paragraph" style:parent-style-name="Standard">
      <style:paragraph-properties fo:background-color="#ffffbf">
        <style:background-image/>
      </style:paragraph-properties>
      <style:text-properties style:font-name="Arial" fo:font-size="14pt" style:font-size-asian="14pt"/>
    </style:style>
    <style:style style:name="P197" style:family="paragraph" style:parent-style-name="Standard">
      <style:paragraph-properties fo:background-color="#ffffbf">
        <style:background-image/>
      </style:paragraph-properties>
      <style:text-properties style:font-name="Arial" fo:font-size="14pt" fo:font-weight="bold" style:font-size-asian="14pt" style:font-weight-asian="bold"/>
    </style:style>
    <style:style style:name="P198" style:family="paragraph" style:parent-style-name="Standard">
      <style:paragraph-properties fo:background-color="#ffffbf">
        <style:background-image/>
      </style:paragraph-properties>
      <style:text-properties fo:font-size="14pt" fo:font-weight="bold" style:font-size-asian="14pt" style:font-weight-asian="bold"/>
    </style:style>
    <style:style style:name="P199" style:family="paragraph" style:parent-style-name="Standard">
      <style:paragraph-properties fo:background-color="#ffffcc">
        <style:background-image/>
      </style:paragraph-properties>
    </style:style>
    <style:style style:name="P200" style:family="paragraph" style:parent-style-name="Standard">
      <style:paragraph-properties fo:background-color="#ffffcc">
        <style:background-image/>
      </style:paragraph-properties>
      <style:text-properties fo:color="#000000" fo:font-size="11pt" fo:font-weight="bold" style:font-size-asian="11pt" style:font-weight-asian="bold"/>
    </style:style>
    <style:style style:name="P201" style:family="paragraph" style:parent-style-name="Standard">
      <style:paragraph-properties fo:background-color="#ffffcc">
        <style:background-image/>
      </style:paragraph-properties>
      <style:text-properties fo:color="#000000" style:font-name="Arial" fo:font-size="12pt" fo:font-weight="bold" style:font-size-asian="12pt" style:font-weight-asian="bold"/>
    </style:style>
    <style:style style:name="P202" style:family="paragraph" style:parent-style-name="Standard">
      <style:paragraph-properties fo:background-color="#ffffcc">
        <style:background-image/>
      </style:paragraph-properties>
      <style:text-properties fo:color="#000000" style:font-name="Arial" fo:font-size="12pt" style:font-size-asian="12pt"/>
    </style:style>
    <style:style style:name="P203" style:family="paragraph" style:parent-style-name="Standard">
      <style:paragraph-properties fo:background-color="#ffffcc">
        <style:background-image/>
      </style:paragraph-properties>
      <style:text-properties style:font-name="Arial" fo:font-size="12pt" style:font-size-asian="12pt"/>
    </style:style>
    <style:style style:name="P204" style:family="paragraph" style:parent-style-name="Standard">
      <style:paragraph-properties fo:background-color="#ffffcc">
        <style:background-image/>
      </style:paragraph-properties>
      <style:text-properties style:font-name="Arial" fo:font-size="14pt" fo:font-weight="bold" style:font-size-asian="14pt" style:font-weight-asian="bold"/>
    </style:style>
    <style:style style:name="P205" style:family="paragraph" style:parent-style-name="Standard">
      <style:paragraph-properties fo:background-color="#ffffcc">
        <style:background-image/>
      </style:paragraph-properties>
      <style:text-properties style:font-name="Arial" fo:font-size="11pt" style:font-size-asian="11pt"/>
    </style:style>
    <style:style style:name="P206" style:family="paragraph" style:parent-style-name="Standard">
      <style:paragraph-properties fo:background-color="#ffffcc">
        <style:background-image/>
      </style:paragraph-properties>
      <style:text-properties fo:color="#0000ff" style:font-name="Arial" fo:font-size="12pt" fo:font-weight="bold" style:font-size-asian="12pt" style:font-weight-asian="bold"/>
    </style:style>
    <style:style style:name="P207" style:family="paragraph" style:parent-style-name="Standard">
      <style:paragraph-properties fo:background-color="#ffffcc">
        <style:background-image/>
      </style:paragraph-properties>
      <style:text-properties fo:color="#00ffff" style:font-name="Arial" fo:font-size="12pt" fo:font-weight="bold" style:font-size-asian="12pt" style:font-weight-asian="bold"/>
    </style:style>
    <style:style style:name="P208" style:family="paragraph" style:parent-style-name="Standard">
      <style:paragraph-properties fo:background-color="#ffffcc">
        <style:background-image/>
      </style:paragraph-properties>
      <style:text-properties fo:color="#00ff00" style:font-name="Arial" fo:font-size="12pt" fo:font-weight="bold" style:font-size-asian="12pt" style:font-weight-asian="bold"/>
    </style:style>
    <style:style style:name="P209" style:family="paragraph" style:parent-style-name="Standard">
      <style:paragraph-properties fo:background-color="#ffffcc">
        <style:background-image/>
      </style:paragraph-properties>
      <style:text-properties fo:color="#00ff00" style:font-name="Arial" fo:font-size="12pt" style:font-size-asian="12pt"/>
    </style:style>
    <style:style style:name="P210" style:family="paragraph" style:parent-style-name="Standard">
      <style:paragraph-properties fo:background-color="#ffffcc">
        <style:background-image/>
      </style:paragraph-properties>
      <style:text-properties fo:color="#ff00ff" style:font-name="Arial" fo:font-size="12pt" fo:font-weight="bold" style:font-size-asian="12pt" style:font-weight-asian="bold"/>
    </style:style>
    <style:style style:name="P211" style:family="paragraph" style:parent-style-name="Standard">
      <style:paragraph-properties fo:background-color="#ffffcc">
        <style:background-image/>
      </style:paragraph-properties>
      <style:text-properties fo:color="#ff00ff" style:font-name="Arial" fo:font-size="12pt" style:font-size-asian="12pt"/>
    </style:style>
    <style:style style:name="P212" style:family="paragraph" style:parent-style-name="Standard">
      <style:paragraph-properties fo:margin-left="1.5in" fo:margin-right="0in" fo:text-indent="0in" style:auto-text-indent="false"/>
      <style:text-properties fo:color="#00ffff" style:font-name="Arial" fo:font-size="12pt" style:font-size-asian="12pt"/>
    </style:style>
    <style:style style:name="P213" style:family="paragraph" style:parent-style-name="Standard">
      <style:paragraph-properties fo:margin-left="1.5in" fo:margin-right="0in" fo:text-indent="0in" style:auto-text-indent="false"/>
      <style:text-properties fo:color="#00ffff" style:font-name="Arial" fo:font-size="13pt" style:font-size-asian="13pt"/>
    </style:style>
    <style:style style:name="P214" style:family="paragraph" style:parent-style-name="Standard">
      <style:paragraph-properties fo:background-color="#ccffff">
        <style:background-image/>
      </style:paragraph-properties>
      <style:text-properties fo:font-weight="bold" style:font-weight-asian="bold"/>
    </style:style>
    <style:style style:name="P215" style:family="paragraph" style:parent-style-name="Standard">
      <style:paragraph-properties fo:margin-left="0.5in" fo:margin-right="0in" fo:text-indent="-0.5in" style:auto-text-indent="false"/>
    </style:style>
    <style:style style:name="P216" style:family="paragraph" style:parent-style-name="Standard">
      <style:paragraph-properties fo:margin-left="0.5in" fo:margin-right="0in" fo:text-indent="-0.5in" style:auto-text-indent="false"/>
      <style:text-properties style:font-name="Arial" fo:font-size="12pt" fo:font-style="italic" fo:font-weight="bold" style:font-size-asian="12pt" style:font-style-asian="italic" style:font-weight-asian="bold"/>
    </style:style>
    <style:style style:name="P217" style:family="paragraph" style:parent-style-name="Standard">
      <style:paragraph-properties fo:margin-left="0.25in" fo:margin-right="0in" fo:text-indent="-0.25in" style:auto-text-indent="false"/>
      <style:text-properties style:font-name="Arial" fo:font-size="14pt" style:font-size-asian="14pt"/>
    </style:style>
    <style:style style:name="P218" style:family="paragraph" style:parent-style-name="Standard">
      <style:paragraph-properties fo:background-color="#ffffe5">
        <style:background-image/>
      </style:paragraph-properties>
      <style:text-properties fo:color="#0000ff" style:font-name="Arial" fo:font-weight="bold" style:font-weight-asian="bold"/>
    </style:style>
    <style:style style:name="P219" style:family="paragraph" style:parent-style-name="Standard">
      <style:paragraph-properties fo:background-color="#ffffe5">
        <style:background-image/>
      </style:paragraph-properties>
      <style:text-properties fo:color="#00ff00" style:font-name="Arial" fo:font-weight="bold" style:font-weight-asian="bold"/>
    </style:style>
    <style:style style:name="P220" style:family="paragraph" style:parent-style-name="Standard">
      <style:paragraph-properties fo:background-color="#ffffe5">
        <style:background-image/>
      </style:paragraph-properties>
      <style:text-properties fo:color="#ff00ff" style:font-name="Arial" fo:font-weight="bold" style:font-weight-asian="bold"/>
    </style:style>
    <style:style style:name="P221" style:family="paragraph" style:parent-style-name="Standard">
      <style:paragraph-properties fo:background-color="#ffffe5">
        <style:background-image/>
      </style:paragraph-properties>
      <style:text-properties fo:color="#ff0000" style:font-name="Arial" fo:font-weight="bold" style:font-weight-asian="bold"/>
    </style:style>
    <style:style style:name="P222" style:family="paragraph" style:parent-style-name="Standard">
      <style:paragraph-properties fo:margin-left="1in" fo:margin-right="0in" fo:text-indent="0.5in" style:auto-text-indent="false"/>
      <style:text-properties style:font-name="Arial" fo:font-size="12pt" style:font-size-asian="12pt"/>
    </style:style>
    <style:style style:name="P223" style:family="paragraph" style:parent-style-name="Standard">
      <style:paragraph-properties fo:margin-left="0.0102in" fo:margin-right="0in" fo:text-indent="0in" style:auto-text-indent="false"/>
    </style:style>
    <style:style style:name="P224" style:family="paragraph" style:parent-style-name="Standard">
      <style:paragraph-properties fo:margin-left="0.0102in" fo:margin-right="0in" fo:text-indent="0in" style:auto-text-indent="false"/>
      <style:text-properties style:font-name="Arial" fo:font-size="12pt" style:font-size-asian="12pt"/>
    </style:style>
    <style:style style:name="P225" style:family="paragraph" style:parent-style-name="Standard">
      <style:paragraph-properties fo:margin-left="0.0102in" fo:margin-right="0in" fo:text-indent="0in" style:auto-text-indent="false"/>
      <style:text-properties style:font-name="Arial" fo:font-size="12pt" style:font-size-asian="12pt" style:font-size-complex="12pt"/>
    </style:style>
    <style:style style:name="P226" style:family="paragraph" style:parent-style-name="Standard">
      <style:paragraph-properties fo:margin-left="0.0102in" fo:margin-right="0in" fo:text-indent="0in" style:auto-text-indent="false"/>
      <style:text-properties style:font-name="Arial" fo:font-size="8pt" fo:font-weight="bold" style:font-size-asian="8pt" style:font-weight-asian="bold"/>
    </style:style>
    <style:style style:name="P227" style:family="paragraph" style:parent-style-name="Standard">
      <style:paragraph-properties fo:margin-left="0.0102in" fo:margin-right="0in" fo:text-indent="0in" style:auto-text-indent="false"/>
      <style:text-properties fo:color="#0000ff" style:font-name="Arial" fo:font-size="12pt" fo:font-weight="bold" style:font-size-asian="12pt" style:font-weight-asian="bold"/>
    </style:style>
    <style:style style:name="P228" style:family="paragraph" style:parent-style-name="Standard">
      <style:paragraph-properties fo:margin-left="0.0102in" fo:margin-right="0in" fo:text-indent="0in" style:auto-text-indent="false"/>
      <style:text-properties fo:color="#00ffff" style:font-name="Arial" fo:font-size="12pt" fo:font-weight="bold" style:font-size-asian="12pt" style:font-weight-asian="bold"/>
    </style:style>
    <style:style style:name="P229" style:family="paragraph" style:parent-style-name="Standard">
      <style:paragraph-properties fo:margin-left="0.0102in" fo:margin-right="0in" fo:text-indent="0in" style:auto-text-indent="false"/>
      <style:text-properties fo:color="#00ffff" style:font-name="Arial" fo:font-size="8pt" fo:font-weight="bold" style:font-size-asian="8pt" style:font-weight-asian="bold"/>
    </style:style>
    <style:style style:name="P230" style:family="paragraph" style:parent-style-name="Standard">
      <style:paragraph-properties fo:margin-left="0.0102in" fo:margin-right="0in" fo:text-indent="0in" style:auto-text-indent="false"/>
      <style:text-properties fo:color="#00ff00" style:font-name="Arial" fo:font-size="12pt" fo:font-weight="bold" style:font-size-asian="12pt" style:font-weight-asian="bold"/>
    </style:style>
    <style:style style:name="P231" style:family="paragraph" style:parent-style-name="Standard">
      <style:paragraph-properties fo:margin-left="0.0102in" fo:margin-right="0in" fo:text-indent="0in" style:auto-text-indent="false"/>
      <style:text-properties fo:color="#00ff00" style:font-name="Arial" fo:font-size="8pt" fo:font-weight="bold" style:font-size-asian="8pt" style:font-weight-asian="bold"/>
    </style:style>
    <style:style style:name="P232" style:family="paragraph" style:parent-style-name="Standard">
      <style:paragraph-properties fo:margin-left="0.0102in" fo:margin-right="0in" fo:text-indent="0in" style:auto-text-indent="false"/>
      <style:text-properties fo:color="#ff00ff" style:font-name="Arial" fo:font-size="12pt" fo:font-weight="bold" style:font-size-asian="12pt" style:font-weight-asian="bold"/>
    </style:style>
    <style:style style:name="P233" style:family="paragraph" style:parent-style-name="Standard">
      <style:paragraph-properties fo:margin-left="0in" fo:margin-right="-0.5in" fo:text-indent="0in" style:auto-text-indent="false" fo:break-before="page"/>
      <style:text-properties style:font-name="Arial" fo:font-size="12pt" style:font-size-asian="12pt"/>
    </style:style>
    <style:style style:name="P234" style:family="paragraph" style:parent-style-name="Standard">
      <style:paragraph-properties fo:margin-left="0in" fo:margin-right="-0.5in" fo:text-indent="0in" style:auto-text-indent="false"/>
      <style:text-properties style:font-name="Arial" fo:font-size="12pt" style:font-size-asian="12pt"/>
    </style:style>
    <style:style style:name="P235" style:family="paragraph" style:parent-style-name="Standard" style:master-page-name="Standard">
      <style:paragraph-properties fo:text-align="center" style:justify-single-word="false" style:page-number="auto"/>
      <style:text-properties fo:color="#ff0000" style:font-name="Lincoln" fo:font-size="40pt" fo:font-weight="bold" style:font-size-asian="40pt" style:font-weight-asian="bold" style:font-size-complex="40pt"/>
    </style:style>
    <style:style style:name="P236" style:family="paragraph" style:parent-style-name="Standard" style:list-style-name="L1"/>
    <style:style style:name="P237" style:family="paragraph" style:parent-style-name="Standard">
      <style:text-properties style:font-name="Arial" fo:font-size="14pt" style:font-size-asian="14pt"/>
    </style:style>
    <style:style style:name="P238"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color="#ff0000" style:font-name="Arial" fo:font-size="12pt" style:font-size-asian="12pt"/>
    </style:style>
    <style:style style:name="T3" style:family="text">
      <style:text-properties fo:color="#ff0000" style:font-name="Arial" fo:font-size="12pt" fo:font-weight="bold" style:font-size-asian="12pt" style:font-weight-asian="bold"/>
    </style:style>
    <style:style style:name="T4" style:family="text">
      <style:text-properties fo:color="#ff0000" style:font-name="Arial" fo:font-size="12pt" fo:font-weight="bold" style:font-size-asian="12pt" style:font-weight-asian="bold" style:font-name-complex="Arial" style:font-size-complex="12pt"/>
    </style:style>
    <style:style style:name="T5" style:family="text">
      <style:text-properties fo:color="#ff0000" style:font-name="Arial" fo:font-size="12pt" fo:font-style="italic" fo:font-weight="bold" style:font-size-asian="12pt" style:font-style-asian="italic" style:font-weight-asian="bold"/>
    </style:style>
    <style:style style:name="T6" style:family="text">
      <style:text-properties fo:color="#ff0000" style:font-name="Arial" fo:font-size="14pt" fo:font-weight="bold" style:font-size-asian="14pt" style:font-weight-asian="bold"/>
    </style:style>
    <style:style style:name="T7" style:family="text">
      <style:text-properties fo:color="#ff0000" style:font-name="Arial" fo:font-size="14pt" style:font-size-asian="14pt"/>
    </style:style>
    <style:style style:name="T8" style:family="text">
      <style:text-properties fo:color="#ff0000" style:font-name="Arial" fo:font-size="14pt" fo:font-style="italic" fo:font-weight="bold" style:font-size-asian="14pt" style:font-style-asian="italic" style:font-weight-asian="bold"/>
    </style:style>
    <style:style style:name="T9" style:family="text">
      <style:text-properties fo:color="#ff0000" style:font-name="Arial" fo:font-size="11pt" style:font-size-asian="11pt"/>
    </style:style>
    <style:style style:name="T10" style:family="text">
      <style:text-properties fo:color="#ff0000" style:font-name="Arial" fo:font-size="11pt" fo:font-weight="bold" style:font-size-asian="11pt" style:font-weight-asian="bold"/>
    </style:style>
    <style:style style:name="T11" style:family="text">
      <style:text-properties fo:font-size="14pt" style:font-size-asian="14pt"/>
    </style:style>
    <style:style style:name="T12" style:family="text">
      <style:text-properties fo:color="#0000ff"/>
    </style:style>
    <style:style style:name="T13" style:family="text">
      <style:text-properties fo:color="#0000ff" style:font-name="Arial" fo:font-size="12pt" fo:font-weight="bold" style:font-size-asian="12pt" style:font-weight-asian="bold"/>
    </style:style>
    <style:style style:name="T14" style:family="text">
      <style:text-properties fo:color="#0000ff" style:font-name="Arial" fo:font-size="12pt" fo:font-weight="bold" style:font-size-asian="12pt" style:font-weight-asian="bold" style:font-name-complex="Arial" style:font-size-complex="12pt"/>
    </style:style>
    <style:style style:name="T15" style:family="text">
      <style:text-properties fo:color="#0000ff" style:font-name="Arial" fo:font-size="12pt" style:font-size-asian="12pt"/>
    </style:style>
    <style:style style:name="T16" style:family="text">
      <style:text-properties fo:color="#0000ff" style:font-name="Arial" fo:font-size="12pt" style:font-size-asian="12pt" style:font-name-complex="Arial" style:font-size-complex="12pt"/>
    </style:style>
    <style:style style:name="T17" style:family="text">
      <style:text-properties fo:color="#0000ff" style:font-name="Arial" fo:font-size="14pt" fo:font-weight="bold" style:font-size-asian="14pt" style:font-weight-asian="bold"/>
    </style:style>
    <style:style style:name="T18" style:family="text">
      <style:text-properties fo:color="#0000ff" style:font-name="Arial" fo:font-size="14pt" fo:font-weight="bold" style:font-name-asian="MS Mincho" style:font-size-asian="14pt" style:font-weight-asian="bold" style:font-name-complex="Arial" style:font-weight-complex="bold"/>
    </style:style>
    <style:style style:name="T19" style:family="text">
      <style:text-properties fo:color="#0000ff" style:font-name="Arial" fo:font-size="14pt" style:font-size-asian="14pt"/>
    </style:style>
    <style:style style:name="T20" style:family="text">
      <style:text-properties fo:color="#0000ff" style:font-name="Arial" fo:font-size="14pt" fo:font-style="italic" fo:font-weight="bold" style:font-size-asian="14pt" style:font-style-asian="italic" style:font-weight-asian="bold"/>
    </style:style>
    <style:style style:name="T21" style:family="text">
      <style:text-properties fo:color="#0000ff" style:font-name="Arial" fo:font-size="13pt" style:font-size-asian="13pt"/>
    </style:style>
    <style:style style:name="T22" style:family="text">
      <style:text-properties fo:color="#0000ff" style:font-name="Arial" fo:font-size="13pt" fo:font-weight="bold" style:font-size-asian="13pt" style:font-weight-asian="bold"/>
    </style:style>
    <style:style style:name="T23" style:family="text">
      <style:text-properties fo:color="#0000ff" style:font-name="Arial" fo:font-size="16pt" style:font-size-asian="16pt"/>
    </style:style>
    <style:style style:name="T24" style:family="text">
      <style:text-properties fo:color="#0000ff" style:font-name="Arial" fo:font-size="16pt" fo:font-weight="bold" style:font-size-asian="16pt" style:font-weight-asian="bold"/>
    </style:style>
    <style:style style:name="T25" style:family="text">
      <style:text-properties fo:color="#0000ff" style:font-name="Arial" fo:font-size="11pt" fo:font-weight="bold" style:font-size-asian="11pt" style:font-weight-asian="bold"/>
    </style:style>
    <style:style style:name="T26" style:family="text">
      <style:text-properties fo:color="#0000ff" fo:font-weight="bold" style:font-weight-asian="bold"/>
    </style:style>
    <style:style style:name="T27" style:family="text">
      <style:text-properties fo:color="#0000ff" fo:font-weight="bold" style:font-weight-asian="bold" style:font-weight-complex="bold"/>
    </style:style>
    <style:style style:name="T28" style:family="text">
      <style:text-properties style:font-name="Arial"/>
    </style:style>
    <style:style style:name="T29" style:family="text">
      <style:text-properties style:font-name="Arial" fo:font-size="14pt" style:font-size-asian="14pt"/>
    </style:style>
    <style:style style:name="T30" style:family="text">
      <style:text-properties style:font-name="Arial" fo:font-size="14pt" style:font-size-asian="14pt" style:font-size-complex="14pt"/>
    </style:style>
    <style:style style:name="T31" style:family="text">
      <style:text-properties style:font-name="Arial" fo:font-size="14pt" fo:font-weight="bold" style:font-size-asian="14pt" style:font-weight-asian="bold"/>
    </style:style>
    <style:style style:name="T32" style:family="text">
      <style:text-properties style:font-name="Arial" fo:font-size="12pt" fo:font-weight="bold" style:font-size-asian="12pt" style:font-weight-asian="bold"/>
    </style:style>
    <style:style style:name="T33" style:family="text">
      <style:text-properties style:font-name="Arial" fo:font-size="12pt" fo:font-weight="bold" style:font-size-asian="12pt" style:font-weight-asian="bold" style:font-size-complex="12pt"/>
    </style:style>
    <style:style style:name="T34" style:family="text">
      <style:text-properties style:font-name="Arial" fo:font-size="12pt" style:font-size-asian="12pt"/>
    </style:style>
    <style:style style:name="T35" style:family="text">
      <style:text-properties style:font-name="Arial" fo:font-size="12pt" style:font-size-asian="12pt" style:font-name-complex="Arial" style:font-size-complex="12pt"/>
    </style:style>
    <style:style style:name="T36" style:family="text">
      <style:text-properties style:font-name="Arial" fo:font-size="12pt" fo:font-style="italic" fo:font-weight="bold" style:font-size-asian="12pt" style:font-style-asian="italic" style:font-weight-asian="bold"/>
    </style:style>
    <style:style style:name="T37" style:family="text">
      <style:text-properties style:font-name="Arial" fo:font-weight="bold" style:font-weight-asian="bold"/>
    </style:style>
    <style:style style:name="T38" style:family="text">
      <style:text-properties style:font-name="Arial" fo:font-size="24pt" fo:font-weight="bold" style:font-size-asian="24pt" style:font-weight-asian="bold" style:font-size-complex="24pt"/>
    </style:style>
    <style:style style:name="T39" style:family="text">
      <style:text-properties style:font-name="Arial" fo:font-size="13pt" style:font-size-asian="13pt"/>
    </style:style>
    <style:style style:name="T40" style:family="text">
      <style:text-properties style:font-name="Arial" fo:font-size="13pt" fo:font-weight="bold" style:font-size-asian="13pt" style:font-weight-asian="bold"/>
    </style:style>
    <style:style style:name="T41" style:family="text">
      <style:text-properties style:font-name="Arial" fo:font-size="16pt" style:font-size-asian="16pt"/>
    </style:style>
    <style:style style:name="T42" style:family="text">
      <style:text-properties style:font-name="Arial" fo:font-size="11pt" style:font-size-asian="11pt"/>
    </style:style>
    <style:style style:name="T43" style:family="text">
      <style:text-properties style:font-name="Arial" fo:font-size="11pt" style:font-size-asian="11pt" style:font-name-complex="Arial" style:font-size-complex="11pt"/>
    </style:style>
    <style:style style:name="T44" style:family="text">
      <style:text-properties style:font-name="Arial" fo:font-size="11pt" fo:font-weight="bold" style:font-size-asian="11pt" style:font-weight-asian="bold"/>
    </style:style>
    <style:style style:name="T45" style:family="text">
      <style:text-properties fo:font-size="12pt" style:font-size-asian="12pt"/>
    </style:style>
    <style:style style:name="T46" style:family="text">
      <style:text-properties fo:color="#ff00ff" style:font-name="Arial" fo:font-size="14pt" fo:font-weight="bold" style:font-size-asian="14pt" style:font-weight-asian="bold"/>
    </style:style>
    <style:style style:name="T47" style:family="text">
      <style:text-properties fo:color="#ff00ff" style:font-name="Arial" fo:font-size="14pt" style:font-size-asian="14pt"/>
    </style:style>
    <style:style style:name="T48" style:family="text">
      <style:text-properties fo:color="#ff00ff" style:font-name="Arial" fo:font-size="12pt" style:font-size-asian="12pt"/>
    </style:style>
    <style:style style:name="T49" style:family="text">
      <style:text-properties fo:color="#ff00ff" style:font-name="Arial" fo:font-size="12pt" style:font-size-asian="12pt" style:font-name-complex="Arial" style:font-size-complex="12pt"/>
    </style:style>
    <style:style style:name="T50" style:family="text">
      <style:text-properties fo:color="#ff00ff" style:font-name="Arial" fo:font-size="12pt" fo:font-weight="bold" style:font-size-asian="12pt" style:font-weight-asian="bold"/>
    </style:style>
    <style:style style:name="T51" style:family="text">
      <style:text-properties fo:color="#ff00ff" style:font-name="Arial" fo:font-size="12pt" fo:font-weight="bold" style:font-size-asian="12pt" style:font-weight-asian="bold" style:font-name-complex="Arial" style:font-size-complex="12pt"/>
    </style:style>
    <style:style style:name="T52" style:family="text">
      <style:text-properties fo:color="#ff00ff" style:font-name="Arial" fo:font-size="12pt" fo:font-style="italic" fo:font-weight="bold" style:font-size-asian="12pt" style:font-style-asian="italic" style:font-weight-asian="bold"/>
    </style:style>
    <style:style style:name="T53" style:family="text">
      <style:text-properties fo:color="#ff00ff" style:font-name="Arial" fo:font-size="13pt" fo:font-style="italic" fo:font-weight="bold" style:font-size-asian="13pt" style:font-style-asian="italic" style:font-weight-asian="bold"/>
    </style:style>
    <style:style style:name="T54" style:family="text">
      <style:text-properties fo:color="#ff00ff" style:font-name="Arial" fo:font-size="13pt" fo:font-weight="bold" style:font-size-asian="13pt" style:font-weight-asian="bold"/>
    </style:style>
    <style:style style:name="T55" style:family="text">
      <style:text-properties fo:color="#ff00ff" style:font-name="Arial" fo:font-size="15pt" fo:font-weight="bold" style:font-size-asian="15pt" style:font-weight-asian="bold"/>
    </style:style>
    <style:style style:name="T56" style:family="text">
      <style:text-properties fo:color="#ff00ff" style:font-name="Arial" fo:font-size="16pt" fo:font-weight="bold" style:font-size-asian="16pt" style:font-weight-asian="bold"/>
    </style:style>
    <style:style style:name="T57" style:family="text">
      <style:text-properties fo:color="#ff00ff" style:font-name="Arial" fo:font-size="16pt" style:font-size-asian="16pt"/>
    </style:style>
    <style:style style:name="T58" style:family="text">
      <style:text-properties fo:color="#ff00ff" style:font-name="Arial" fo:font-size="11pt" fo:font-weight="bold" style:font-size-asian="11pt" style:font-weight-asian="bold"/>
    </style:style>
    <style:style style:name="T59" style:family="text">
      <style:text-properties fo:color="#00ff00" style:font-name="Arial" fo:font-size="14pt" fo:font-weight="bold" style:font-size-asian="14pt" style:font-weight-asian="bold"/>
    </style:style>
    <style:style style:name="T60" style:family="text">
      <style:text-properties fo:color="#00ff00" style:font-name="Arial" fo:font-size="14pt" fo:font-weight="bold" style:font-name-asian="MS Mincho" style:font-size-asian="14pt" style:font-weight-asian="bold" style:font-name-complex="Arial" style:font-weight-complex="bold"/>
    </style:style>
    <style:style style:name="T61" style:family="text">
      <style:text-properties fo:color="#00ff00" style:font-name="Arial" fo:font-size="14pt" style:font-size-asian="14pt"/>
    </style:style>
    <style:style style:name="T62" style:family="text">
      <style:text-properties fo:color="#00ff00" style:font-name="Arial" fo:font-size="14pt" fo:font-style="italic" fo:font-weight="bold" style:font-size-asian="14pt" style:font-style-asian="italic" style:font-weight-asian="bold"/>
    </style:style>
    <style:style style:name="T63" style:family="text">
      <style:text-properties fo:color="#00ff00" style:font-name="Arial" fo:font-size="13pt" style:font-size-asian="13pt"/>
    </style:style>
    <style:style style:name="T64" style:family="text">
      <style:text-properties fo:color="#00ff00" style:font-name="Arial" fo:font-size="13pt" fo:font-weight="bold" style:font-size-asian="13pt" style:font-weight-asian="bold"/>
    </style:style>
    <style:style style:name="T65" style:family="text">
      <style:text-properties fo:color="#00ff00" style:font-name="Arial" fo:font-size="15pt" fo:font-weight="bold" style:font-size-asian="15pt" style:font-weight-asian="bold"/>
    </style:style>
    <style:style style:name="T66" style:family="text">
      <style:text-properties fo:color="#00ff00" style:font-name="Arial" fo:font-size="12pt" fo:font-weight="bold" style:font-size-asian="12pt" style:font-weight-asian="bold"/>
    </style:style>
    <style:style style:name="T67" style:family="text">
      <style:text-properties fo:color="#00ff00" style:font-name="Arial" fo:font-size="12pt" fo:font-weight="bold" style:font-size-asian="12pt" style:font-weight-asian="bold" style:font-size-complex="12pt"/>
    </style:style>
    <style:style style:name="T68" style:family="text">
      <style:text-properties fo:color="#00ff00" style:font-name="Arial" fo:font-size="12pt" fo:font-weight="bold" style:font-size-asian="12pt" style:font-weight-asian="bold" style:font-name-complex="Arial" style:font-size-complex="12pt"/>
    </style:style>
    <style:style style:name="T69" style:family="text">
      <style:text-properties fo:color="#00ff00" style:font-name="Arial" fo:font-size="12pt" style:font-size-asian="12pt"/>
    </style:style>
    <style:style style:name="T70" style:family="text">
      <style:text-properties fo:color="#00ff00" style:font-name="Arial" fo:font-size="12pt" style:font-size-asian="12pt" style:font-name-complex="Arial" style:font-size-complex="12pt"/>
    </style:style>
    <style:style style:name="T71" style:family="text">
      <style:text-properties fo:color="#00ff00" style:font-name="Arial" fo:font-size="16pt" style:font-size-asian="16pt"/>
    </style:style>
    <style:style style:name="T72" style:family="text">
      <style:text-properties fo:color="#00ff00" style:font-name="Arial" fo:font-size="16pt" fo:font-weight="bold" style:font-size-asian="16pt" style:font-weight-asian="bold"/>
    </style:style>
    <style:style style:name="T73" style:family="text">
      <style:text-properties fo:color="#00ff00" style:font-name="Arial" fo:font-size="11pt" style:font-size-asian="11pt"/>
    </style:style>
    <style:style style:name="T74" style:family="text">
      <style:text-properties fo:color="#00ff00" style:font-name="Arial" fo:font-size="11pt" fo:font-weight="bold" style:font-size-asian="11pt" style:font-weight-asian="bold"/>
    </style:style>
    <style:style style:name="T75" style:family="text">
      <style:text-properties fo:color="#00ff00" fo:font-weight="bold" style:font-weight-asian="bold"/>
    </style:style>
    <style:style style:name="T76" style:family="text">
      <style:text-properties fo:color="#00ffff" style:font-name="Arial" fo:font-size="14pt" fo:font-weight="bold" style:font-size-asian="14pt" style:font-weight-asian="bold"/>
    </style:style>
    <style:style style:name="T77" style:family="text">
      <style:text-properties fo:color="#00ffff" style:font-name="Arial" fo:font-size="14pt" style:font-size-asian="14pt"/>
    </style:style>
    <style:style style:name="T78" style:family="text">
      <style:text-properties fo:color="#00ffff" style:font-name="Arial" fo:font-size="24pt" fo:font-weight="bold" style:font-size-asian="24pt" style:font-weight-asian="bold" style:font-size-complex="24pt"/>
    </style:style>
    <style:style style:name="T79" style:family="text">
      <style:text-properties fo:color="#00ffff" style:font-name="Arial" fo:font-size="13pt" style:font-size-asian="13pt"/>
    </style:style>
    <style:style style:name="T80" style:family="text">
      <style:text-properties fo:color="#00ffff" style:font-name="Arial" fo:font-size="12pt" fo:font-weight="bold" style:font-size-asian="12pt" style:font-weight-asian="bold"/>
    </style:style>
    <style:style style:name="T81" style:family="text">
      <style:text-properties fo:color="#00ffff" style:font-name="Arial" fo:font-size="12pt" style:font-size-asian="12pt"/>
    </style:style>
    <style:style style:name="T82" style:family="text">
      <style:text-properties fo:color="#00ffff" style:font-name="Arial" fo:font-size="12pt" fo:font-style="italic" style:font-size-asian="12pt" style:font-style-asian="italic"/>
    </style:style>
    <style:style style:name="T83" style:family="text">
      <style:text-properties fo:color="#00ffff" fo:font-weight="bold" style:font-weight-asian="bold"/>
    </style:style>
    <style:style style:name="T84" style:family="text">
      <style:text-properties fo:color="#000000" style:font-name="Arial" fo:font-size="14pt" style:font-size-asian="14pt"/>
    </style:style>
    <style:style style:name="T85" style:family="text">
      <style:text-properties fo:color="#000000" style:font-name="Arial" fo:font-size="14pt" fo:font-weight="bold" style:font-size-asian="14pt" style:font-weight-asian="bold"/>
    </style:style>
    <style:style style:name="T86" style:family="text">
      <style:text-properties fo:color="#000000" style:font-name="Arial" fo:font-size="16pt" style:font-size-asian="16pt"/>
    </style:style>
    <style:style style:name="T87" style:family="text">
      <style:text-properties fo:color="#000000" style:font-name="Arial" fo:font-size="12pt" fo:font-weight="bold" style:font-size-asian="12pt" style:font-weight-asian="bold"/>
    </style:style>
    <style:style style:name="T88" style:family="text">
      <style:text-properties fo:color="#000000" style:font-name="Arial" fo:font-size="12pt" style:font-size-asian="12pt"/>
    </style:style>
    <style:style style:name="T89" style:family="text">
      <style:text-properties fo:color="#000000" style:font-name="Arial" fo:font-size="11pt" fo:font-weight="bold" style:font-size-asian="11pt" style:font-weight-asian="bold"/>
    </style:style>
    <style:style style:name="T90" style:family="text">
      <style:text-properties style:font-name="Times New Roman"/>
    </style:style>
    <style:style style:name="T91" style:family="text">
      <style:text-properties fo:color="#800000"/>
    </style:style>
    <style:style style:name="T92" style:family="text">
      <style:text-properties fo:color="#800000" style:font-name="Arial" fo:font-size="14pt" style:font-size-asian="14pt"/>
    </style:style>
    <style:style style:name="T93" style:family="text">
      <style:text-properties fo:color="#800000" style:font-name="Arial" fo:font-size="14pt" fo:font-weight="bold" style:font-size-asian="14pt" style:font-weight-asian="bold"/>
    </style:style>
    <style:style style:name="T94" style:family="text">
      <style:text-properties fo:color="#800000" style:font-name="Arial" fo:font-size="12pt" style:font-size-asian="12pt"/>
    </style:style>
    <style:style style:name="T95" style:family="text">
      <style:text-properties fo:color="#800000" style:font-name="Arial" fo:font-size="12pt" fo:font-weight="bold" style:font-size-asian="12pt" style:font-weight-asian="bold"/>
    </style:style>
    <style:style style:name="T96" style:family="text">
      <style:text-properties fo:color="#ff6600"/>
    </style:style>
    <style:style style:name="T97" style:family="text">
      <style:text-properties fo:color="#808000" style:font-name="Arial" fo:font-size="14pt" fo:font-weight="bold" style:font-size-asian="14pt" style:font-weight-asian="bold"/>
    </style:style>
    <style:style style:name="T98" style:family="text">
      <style:text-properties fo:color="#808000" style:font-name="Arial" fo:font-size="11pt" style:font-size-asian="11pt"/>
    </style:style>
    <style:style style:name="T99" style:family="text">
      <style:text-properties fo:color="#808000" style:font-name="Arial" fo:font-size="12pt" style:font-size-asian="12pt"/>
    </style:style>
    <style:style style:name="T100" style:family="text">
      <style:text-properties style:use-window-font-color="true"/>
    </style:style>
    <style:style style:name="T10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bf" style:background-transparency="0%" style:border-line-width="0.0008in 0.0138in 0.0008in" fo:padding="0.0138in" fo:border="0.0154in double #0000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fo:padding="0.0138in" fo:border="0.0071in solid #000000" style:writing-mode="lr-tb" draw:wrap-influence-on-position="once-successive">
        <style:background-image/>
      </style:graphic-properties>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cc" style:background-transparency="0%" fo:padding="0.0138in" fo:border="0.0138in solid #000000" style:shadow="#000000 0.0453in 0.0453in" style:writing-mode="lr-tb" draw:wrap-influence-on-position="once-successive">
        <style:background-image/>
      </style:graphic-properties>
    </style:style>
    <style:style style:name="fr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6"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035in" fo:border="0.0071in solid #000000">
        <style:background-image/>
      </style:graphic-properties>
    </style:style>
    <style:style style:name="fr7"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ccffff" style:background-transparency="0%" fo:padding="0.0138in" fo:border="0.0138in solid #000000" style:shadow="#000000 0.0453in 0.0453in" style:writing-mode="lr-tb" draw:wrap-influence-on-position="once-successive">
        <style:background-image/>
      </style:graphic-properties>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bf" style:background-transparency="0%" fo:padding="0.0138in" fo:border="0.0138in solid #000000" style:shadow="#000000 0.0346in 0.0346in" style:writing-mode="lr-tb" draw:wrap-influence-on-position="once-successive">
        <style:background-image/>
      </style:graphic-properties>
    </style:style>
    <style:style style:name="fr10"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bf" style:background-transparency="0%" fo:padding="0.0138in" fo:border="0.0138in solid #000000" style:shadow="#000000 0.0453in 0.0453in" style:writing-mode="lr-tb" draw:wrap-influence-on-position="once-successive">
        <style:background-image/>
      </style:graphic-properties>
    </style:style>
    <style:style style:name="fr1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e5" style:background-transparency="0%" fo:padding="0.0138in" fo:border="0.0138in solid #000000" style:shadow="#000000 0.0346in 0.0346in" style:writing-mode="lr-tb" draw:wrap-influence-on-position="once-successive">
        <style:background-image/>
      </style:graphic-properties>
    </style:style>
    <style:style style:name="fr1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cc" style:background-transparency="0%" fo:padding="0.0138in" fo:border="0.0138in solid #000000" style:shadow="#000000 0.0453in 0.0453in" style:writing-mode="lr-tb" draw:wrap-influence-on-position="once-successive">
        <style:background-image/>
      </style:graphic-properties>
    </style:style>
    <style:style style:name="fr1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cc" style:background-transparency="0%" fo:padding="0.0138in" fo:border="0.0071in solid #000000" style:writing-mode="lr-tb" draw:wrap-influence-on-position="once-successive">
        <style:background-image/>
      </style:graphic-properties>
    </style:style>
    <style:style style:name="fr1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fo:padding="0.0138in" fo:border="0.0138in solid #000000" style:shadow="#000000 0.0453in 0.0453in" style:writing-mode="lr-tb" draw:wrap-influence-on-position="once-successive">
        <style:background-image/>
      </style:graphic-properties>
    </style:style>
    <style:style style:name="fr1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cc" style:background-transparency="0%" fo:padding="0.0138in" fo:border="0.0071in solid #000000" style:shadow="#000000 0.0244in 0.0244in" style:writing-mode="lr-tb" draw:wrap-influence-on-position="once-successive">
        <style:background-image/>
      </style:graphic-properties>
    </style:style>
    <style:style style:name="fr1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478in" draw:visible-area-height="3.8689in"/>
    </style:style>
    <style:style style:name="fr1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14in" draw:visible-area-height="2.0445in"/>
    </style:style>
    <style:style style:name="fr1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7685in" draw:visible-area-height="1.5028in"/>
    </style:style>
    <style:style style:name="fr1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7862in" draw:visible-area-height="2.2945in"/>
    </style:style>
    <style:style style:name="fr2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7862in" draw:visible-area-height="4.6945in"/>
    </style:style>
    <style:style style:name="fr2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7445in" draw:visible-area-height="4.7445in"/>
    </style:style>
    <style:style style:name="fr2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5449in" draw:visible-area-height="4.5531in"/>
    </style:style>
    <style:style style:name="fr2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7528in" draw:visible-area-height="3.1106in"/>
    </style:style>
    <style:style style:name="fr2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9114in" draw:visible-area-height="4.7614in"/>
    </style:style>
    <style:style style:name="fr25" style:family="graphic" style:parent-style-name="OLE">
      <style:graphic-properties style:vertical-pos="top" style:vertical-rel="baseline" draw:ole-draw-aspect="1" draw:visible-area-top="0in" draw:visible-area-width="5.0665in" draw:visible-area-height="3.1945in"/>
    </style:style>
    <style:style style:name="fr2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0614in" draw:visible-area-height="4.6114in"/>
    </style:style>
    <style:style style:name="fr2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031in" draw:visible-area-height="4.228in"/>
    </style:style>
    <style:style style:name="fr28" style:family="graphic" style:parent-style-name="OLE">
      <style:graphic-properties style:vertical-pos="top" style:vertical-rel="baseline" draw:ole-draw-aspect="1" draw:visible-area-top="0in" draw:visible-area-width="5.078in" draw:visible-area-height="3.0862in"/>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11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0000ff"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11in" svg:stroke-color="#00ff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Object Oriented</text:p>
      <text:p text:style-name="P46"/>
      <text:p text:style-name="P47">Programming in</text:p>
      <text:p text:style-name="P46"/>
      <text:p text:style-name="P47">GNU C++</text:p>
      <text:p text:style-name="P48"/>
      <text:p text:style-name="P90">by</text:p>
      <text:p text:style-name="P91"/>
      <text:p text:style-name="P101">David S Burris</text:p>
      <text:p text:style-name="P50"/>
      <text:p text:style-name="P121">Ph.D. in Computing Science</text:p>
      <text:p text:style-name="P121"/>
      <text:p text:style-name="P121">Certified Computer Programmer</text:p>
      <text:p text:style-name="P121"/>
      <text:p text:style-name="P121">Certified Systems Professional</text:p>
      <text:p text:style-name="P121"/>
      <text:p text:style-name="P121">Certified Computing Professional</text:p>
      <text:p text:style-name="P123"/>
      <text:p text:style-name="Title"><text:span text:style-name="Internet_20_link"><text:span text:style-name="T11">csc_dsb@shsu.edu</text:span></text:span></text:p>
      <text:p text:style-name="P43"/>
      <text:p text:style-name="P43">Permission is granted to students in my classes to use any or all of the material in this document for their personnel educational. <text:s/>All other rights reserved. <text:s/>Materials may not be transmitted to individuals not registered in my classes.</text:p>
      <text:p text:style-name="P122"/>
      <text:p text:style-name="P122">Revised Spring 2007, 2009</text:p>
      <text:p text:style-name="P25">Sequentially Allocated Stack</text:p>
      <text:p text:style-name="P62"/>
      <text:p text:style-name="P44"><draw:frame draw:style-name="fr16" draw:name="Object1" text:anchor-type="as-char" svg:width="5.4752in" svg:height="3.8665in" draw:z-index="0"><draw:object-ole xlink:href="./Object 1" xlink:type="simple" xlink:show="embed" xlink:actuate="onLoad"/><draw:image xlink:href="./ObjectReplacements/Object 1" xlink:type="simple" xlink:show="embed" xlink:actuate="onLoad"/></draw:frame></text:p>
      <text:p text:style-name="P63">Assume top = -1, implies the stack is empty.</text:p>
      <text:p text:style-name="P63"/>
      <text:p text:style-name="P63"/>
      <table:table table:name="Table1" table:style-name="Table1">
        <table:table-column table:style-name="Table1.A" table:number-columns-repeated="4"/>
        <table:table-column table:style-name="Table1.E" table:number-columns-repeated="6"/>
        <table:table-row table:style-name="Table1.1">
          <table:table-cell table:style-name="Table1.A1" office:value-type="string">
            <text:p text:style-name="P64"/>
          </table:table-cell>
          <table:table-cell table:style-name="Table1.A1" office:value-type="string">
            <text:p text:style-name="P64"/>
          </table:table-cell>
          <table:table-cell table:style-name="Table1.C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Goal</text:p>
          </table:table-cell>
          <table:table-cell table:style-name="Table1.J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Goal</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I</text:p>
          </table:table-cell>
          <table:table-cell table:style-name="Table1.J1" office:value-type="string">
            <text:p text:style-name="P64"/>
          </table:table-cell>
          <table:table-cell table:style-name="Table1.C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I</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H</text:p>
          </table:table-cell>
          <table:table-cell table:style-name="Table1.D4" office:value-type="string">
            <text:p text:style-name="P64"/>
          </table:table-cell>
          <table:table-cell table:style-name="Table1.I1" office:value-type="string">
            <text:p text:style-name="P64">G</text:p>
          </table:table-cell>
          <table:table-cell table:style-name="Table1.D4"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H</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C</text:p>
          </table:table-cell>
          <table:table-cell table:style-name="Table1.I1" office:value-type="string">
            <text:p text:style-name="P64">D</text:p>
          </table:table-cell>
          <table:table-cell table:style-name="Table1.I1" office:value-type="string">
            <text:p text:style-name="P64">E</text:p>
          </table:table-cell>
          <table:table-cell table:style-name="Table1.I1" office:value-type="string">
            <text:p text:style-name="P64">F</text:p>
          </table:table-cell>
          <table:table-cell table:style-name="Table1.J1" office:value-type="string">
            <text:p text:style-name="P64"/>
          </table:table-cell>
          <table:table-cell table:style-name="Table1.A1" office:value-type="string">
            <text:p text:style-name="P64"/>
          </table:table-cell>
          <table:table-cell table:style-name="Table1.I1" office:value-type="string">
            <text:p text:style-name="P124">G</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B</text:p>
          </table:table-cell>
          <table:table-cell table:style-name="Table1.D6" office:value-type="string">
            <text:p text:style-name="P64"/>
          </table:table-cell>
          <table:table-cell table:style-name="Table1.E6" office:value-type="string">
            <text:p text:style-name="P64"/>
          </table:table-cell>
          <table:table-cell table:style-name="Table1.E6"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124">F</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I1" office:value-type="string">
            <text:p text:style-name="P64">A</text:p>
          </table:table-cell>
          <table:table-cell table:style-name="Table1.J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124">E</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Start</text:p>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124">D</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C</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B</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I1" office:value-type="string">
            <text:p text:style-name="P64">A</text:p>
          </table:table-cell>
          <table:table-cell table:style-name="Table1.J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E6" office:value-type="string">
            <text:p text:style-name="P64">Start</text:p>
          </table:table-cell>
          <table:table-cell table:style-name="Table1.A1" office:value-type="string">
            <text:p text:style-name="P64"/>
          </table:table-cell>
        </table:table-row>
        <table:table-row table:style-name="Table1.1">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cell table:style-name="Table1.A1" office:value-type="string">
            <text:p text:style-name="P64"/>
          </table:table-cell>
        </table:table-row>
      </table:table>
      <text:p text:style-name="P63"/>
      <text:p text:style-name="P76">Traverse a maze using a stack. <text:s/>Ask robot to locate and return tool. <text:s/>Robot has located the goal/tool and is ready to return by popping the stack at right.</text:p>
      <text:p text:style-name="P24"><text:span text:style-name="T34">//stack0.c <text:s/>GNU</text:span><text:span text:style-name="T34"> <text:s text:c="3"/></text:span><text:span text:style-name="T2">THIS CLASS CREATES AN INTEGER STACK</text:span></text:p>
      <text:p text:style-name="P70">#include&lt;iostream&gt;</text:p>
      <text:p text:style-name="P70">using namespace std;</text:p>
      <text:p text:style-name="P70">#define boolean int</text:p>
      <text:p text:style-name="P70"/>
      <text:p text:style-name="P102">class stack0 {</text:p>
      <text:p text:style-name="P102">private:</text:p>
      <text:p text:style-name="P132"><text:s text:c="2"/>enum {EMPTY = -1};</text:p>
      <text:p text:style-name="P132"><text:s text:c="2"/>int *s;</text:p>
      <text:p text:style-name="P132"><text:s text:c="2"/>int max_len;</text:p>
      <text:p text:style-name="P132"><text:s text:c="2"/>int top;</text:p>
      <text:p text:style-name="Standard"><text:span text:style-name="T17">public: <text:s text:c="5"/></text:span><text:span text:style-name="T46"><text:s/>// two constructors including (first) default constructor</text:span></text:p>
      <text:p text:style-name="P102"><text:s text:c="2"/>stack0( <text:s/>) :max_len(20) { s = new int[max_len]; top = EMPTY;}</text:p>
      <text:p text:style-name="P102"><text:s text:c="2"/>stack0(int size) { s = new int[size]; top = EMPTY;</text:p>
      <text:p text:style-name="P102"><text:s text:c="32"/>max_len = size;}</text:p>
      <text:p text:style-name="Standard"><text:span text:style-name="T17"><text:s text:c="2"/>~stack0( <text:s/>){ delete [ ] s;} <text:s text:c="11"/></text:span><text:span text:style-name="T46">// destructor</text:span></text:p>
      <text:p text:style-name="P132"><text:s text:c="2"/>void reset( ){ top = EMPTY;}</text:p>
      <text:p text:style-name="P132"><text:s text:c="2"/>void push( int x){ if(top &lt; (max_len - 1)) s[++top] = x; }</text:p>
      <text:p text:style-name="P132"><text:s text:c="2"/>int pop( ){ if(top != EMPTY) return(s[top--]);else return(0);}</text:p>
      <text:p text:style-name="P132"><text:s text:c="2"/>int top_of( );</text:p>
      <text:p text:style-name="P132"><text:s text:c="2"/>boolean empty( ){ return boolean( top == EMPTY); }</text:p>
      <text:p text:style-name="P132"><text:s text:c="2"/>boolean full( ){ return boolean( top == max_len - 1); }</text:p>
      <text:p text:style-name="P102">};</text:p>
      <text:p text:style-name="P67"/>
      <text:p text:style-name="P132">int stack0::top_of( ){ return (s[top]);}</text:p>
      <text:p text:style-name="P67"/>
      <text:p text:style-name="P67">int main(void)</text:p>
      <text:p text:style-name="P67"><draw:frame draw:style-name="fr2" draw:name="Frame1" text:anchor-type="paragraph" svg:x="6.361in" svg:y="0.1547in" svg:width="1.7909in" draw:z-index="1"><draw:text-box fo:min-height="2.5736in"><text:p text:style-name="P196">How many integers do you wish to stack? 3</text:p><text:p text:style-name="P196"/><text:p text:style-name="P196">enter data: 52</text:p><text:p text:style-name="P196">enter data: 34</text:p><text:p text:style-name="P196">enter data: 21</text:p><text:p text:style-name="P196"/><text:p text:style-name="P196">Pop the stack</text:p><text:p text:style-name="P196">value = 21.</text:p><text:p text:style-name="P196">value = 34.</text:p><text:p text:style-name="P196">value = 52.</text:p><text:p text:style-name="P196"/><text:p text:style-name="P195"/></draw:text-box></draw:frame>{ int j, num_int;</text:p>
      <text:p text:style-name="P70"/>
      <text:p text:style-name="P102"><text:s text:c="2"/>stack0 int_stack1(10);</text:p>
      <text:p text:style-name="P70"/>
      <text:p text:style-name="P67"><text:s text:c="2"/>cout &lt;&lt; "How many integers do you wish to stack? <text:s/>";</text:p>
      <text:p text:style-name="P67"><text:s text:c="2"/>cin &gt;&gt; num_int;</text:p>
      <text:p text:style-name="P67"><text:s text:c="2"/>for( int i = 1; i &lt;= num_int; ++i){</text:p>
      <text:p text:style-name="Standard"><text:span text:style-name="T29"><text:s text:c="4"/>cout &lt;&lt; "enter data: "; cin &gt;&gt; j; <text:s text:c="2"/></text:span><text:span text:style-name="T17">int_stack1.push(j);</text:span></text:p>
      <text:p text:style-name="P67"><text:s text:c="2"/>}</text:p>
      <text:p text:style-name="P67"><text:s text:c="2"/>cout &lt;&lt; "\n\nPop the stack\n";</text:p>
      <text:p text:style-name="Standard"><text:span text:style-name="T29"><text:s text:c="2"/>while( !</text:span><text:span text:style-name="T17">int_stack1.empty( ) </text:span><text:span text:style-name="T29">){ </text:span></text:p>
      <text:p text:style-name="Standard"><text:span text:style-name="T29"><text:s text:c="6"/>j = </text:span><text:span text:style-name="T17">int_stack1.pop( );</text:span><text:span text:style-name="T29"> <text:s/>cout &lt;&lt; "value = " &lt;&lt; j &lt;&lt; ".\n";</text:span></text:p>
      <text:p text:style-name="P67"><text:s text:c="2"/>}</text:p>
      <text:p text:style-name="P67"><text:s text:c="2"/>return 0;</text:p>
      <text:p text:style-name="P67">}</text:p>
      <text:p text:style-name="P27">//stack1.cpp <text:s text:c="5"/>generic stack</text:p>
      <text:p text:style-name="P70">#include&lt;iostream&gt;</text:p>
      <text:p text:style-name="P70">using namespace std;</text:p>
      <text:p text:style-name="P70">#define boolean int</text:p>
      <text:p text:style-name="P70"/>
      <text:p text:style-name="P49">template &lt;class TYPE&gt;</text:p>
      <text:p text:style-name="P102">class stack {</text:p>
      <text:p text:style-name="P102">private:</text:p>
      <text:p text:style-name="P102"/>
      <text:p text:style-name="P132"><text:s text:c="2"/>enum {EMPTY = -1};</text:p>
      <text:p text:style-name="P49"><text:s text:c="2"/>TYPE* s;</text:p>
      <text:p text:style-name="P132"><text:s text:c="2"/>int max_len;</text:p>
      <text:p text:style-name="P132"><text:s text:c="2"/>int top;</text:p>
      <text:p text:style-name="P102"/>
      <text:p text:style-name="Standard"><text:span text:style-name="T17">public: <text:s text:c="2"/></text:span><text:span text:style-name="T46">// Overloaded constructor.</text:span></text:p>
      <text:p text:style-name="Standard"><text:span text:style-name="T59"><text:s text:c="2"/>stack( ) :</text:span><text:span text:style-name="T76">max_len(20)</text:span><text:span text:style-name="T59"> { </text:span><text:span text:style-name="T6">s</text:span><text:span text:style-name="T59"> = new </text:span><text:span text:style-name="T6">TYPE</text:span><text:span text:style-name="T59">[20]; top = EMPTY;} </text:span></text:p>
      <text:p text:style-name="P132"/>
      <text:p text:style-name="Standard"><text:span text:style-name="T59"><text:s text:c="2"/>stack(int size) :</text:span><text:span text:style-name="T76">max_len(size)</text:span><text:span text:style-name="T59"> </text:span></text:p>
      <text:p text:style-name="Standard"><text:span text:style-name="T59"><text:s text:c="24"/>{ </text:span><text:span text:style-name="T6">s</text:span><text:span text:style-name="T59"> = new </text:span><text:span text:style-name="T6">TYPE</text:span><text:span text:style-name="T59">[size]; top = EMPTY;}</text:span></text:p>
      <text:p text:style-name="P132"/>
      <text:p text:style-name="Standard"><text:span text:style-name="T59"><text:s text:c="2"/>~stack( ){ delete [ ] </text:span><text:span text:style-name="T6">s</text:span><text:span text:style-name="T59">;} <text:s/></text:span><text:span text:style-name="T46">// Destructor to reclaim heap space when</text:span></text:p>
      <text:p text:style-name="P153"><text:s text:c="42"/>// object leaves scope.</text:p>
      <text:p text:style-name="P153"/>
      <text:p text:style-name="P132"><text:s text:c="2"/>void reset( ){ top = EMPTY;}</text:p>
      <text:p text:style-name="P132"/>
      <text:p text:style-name="Standard"><text:span text:style-name="T59"><text:s text:c="2"/>void push( TYPE x){ if(top &lt; (max_len - 1)) </text:span><text:span text:style-name="T6">s</text:span><text:span text:style-name="T59">[++top] = x; }</text:span></text:p>
      <text:p text:style-name="P132"/>
      <text:p text:style-name="Standard"><text:span text:style-name="T59"><text:s text:c="2"/>TYPE pop( ){ if(top != EMPTY) return(</text:span><text:span text:style-name="T6">s</text:span><text:span text:style-name="T59">[top--]); else return (0);}</text:span></text:p>
      <text:p text:style-name="P132"/>
      <text:p text:style-name="P132"><text:s text:c="2"/>TYPE top_of( );</text:p>
      <text:p text:style-name="P132"/>
      <text:p text:style-name="P132"><text:s text:c="2"/>boolean empty( ){ return boolean( top == EMPTY); }</text:p>
      <text:p text:style-name="P132"/>
      <text:p text:style-name="P132"><text:s text:c="2"/>boolean full( ){ return boolean( top == max_len - 1); }</text:p>
      <text:p text:style-name="P102">};</text:p>
      <text:p text:style-name="P67"/>
      <text:p text:style-name="P67">// Syntax to define class member function externally.</text:p>
      <text:p text:style-name="P67"/>
      <text:p text:style-name="Standard"><text:span text:style-name="T7">template&lt;class TYPE&gt;</text:span><text:span text:style-name="T61"> </text:span><text:span text:style-name="T7">TYPE</text:span><text:span text:style-name="T61"> stack&lt;</text:span><text:span text:style-name="T7">TYPE</text:span><text:span text:style-name="T61">&gt;::top_of( ){ return (</text:span><text:span text:style-name="T7">s</text:span><text:span text:style-name="T61">[top]);}</text:span></text:p>
      <text:p text:style-name="P30"/>
      <text:p text:style-name="P67">int main(void)</text:p>
      <text:p text:style-name="P67">{ int j, num_int;</text:p>
      <text:p text:style-name="P67"/>
      <text:p text:style-name="Standard"><text:span text:style-name="T29"><text:s text:c="2"/></text:span><text:span text:style-name="T19">stack&lt;int&gt;</text:span><text:span text:style-name="T29"> int_stack1(10); <text:s text:c="2"/></text:span><text:span text:style-name="T34"><text:s/></text:span><text:span text:style-name="T48">// Creation of stack (object) to hold 10 integers.</text:span></text:p>
      <text:p text:style-name="P67"/>
      <text:p text:style-name="P67"><text:s text:c="2"/>cout &lt;&lt; "How many integers do you wish to stack? <text:s/>";</text:p>
      <text:p text:style-name="P67"><text:s text:c="2"/>cin &gt;&gt; num_int;</text:p>
      <text:p text:style-name="P67"><text:s text:c="2"/>for( int i = 1; i &lt;= num_int; ++i){</text:p>
      <text:p text:style-name="P67"><text:s text:c="4"/>cout &lt;&lt; "enter data: "; cin &gt;&gt; j;</text:p>
      <text:p text:style-name="Standard"><text:span text:style-name="T29"><text:s text:c="3"/></text:span><text:span text:style-name="T61"><text:s/>int_stack1.push( j );</text:span></text:p>
      <text:p text:style-name="P67"><text:s text:c="2"/>}</text:p>
      <text:p text:style-name="P67"/>
      <text:p text:style-name="P67"><text:s text:c="2"/>cout &lt;&lt; "\n\nPop the stack\n";</text:p>
      <text:p text:style-name="P67"><text:s text:c="2"/>for(int i = 1; i &lt;= num_int; ++i){</text:p>
      <text:p text:style-name="Standard"><text:span text:style-name="T29"><text:s text:c="4"/>j = </text:span><text:span text:style-name="T61">int_stack1.pop( );</text:span><text:span text:style-name="T29"> cout &lt;&lt; "value = " &lt;&lt; j &lt;&lt; ".\n";</text:span></text:p>
      <text:p text:style-name="P67"><text:s text:c="2"/>}</text:p>
      <text:p text:style-name="P67"><text:s text:c="2"/>return 0;</text:p>
      <text:p text:style-name="P67">}</text:p>
      <text:p text:style-name="P67"/>
      <text:p text:style-name="P67">How many integers do you wish to stack? 3</text:p>
      <text:p text:style-name="P67">enter data: 1</text:p>
      <text:p text:style-name="P67">enter data: 2</text:p>
      <text:p text:style-name="P67">enter data: 3</text:p>
      <text:p text:style-name="P67"/>
      <text:p text:style-name="P67">Pop the stack</text:p>
      <text:p text:style-name="P67">value = 3.</text:p>
      <text:p text:style-name="P67">value = 2.</text:p>
      <text:p text:style-name="P67">value = 1.</text:p>
      <text:p text:style-name="Standard"/>
      <text:p text:style-name="Standard"/>
      <text:p text:style-name="Standard">%%%%%%%%%%%%%%%%%%%%%%%%%%%%%</text:p>
      <text:p text:style-name="Standard"><text:span text:style-name="T38">stack&lt;int&gt; int_stack2;</text:span><text:span text:style-name="T78"> <text:s/>// default size 20</text:span></text:p>
      <text:p text:style-name="Standard"><text:span text:style-name="T38">stack&lt;float&gt; int_stack3;</text:span><text:span text:style-name="T78"> <text:s/>// default size </text:span></text:p>
      <text:p text:style-name="Standard"><text:span text:style-name="T38">stack&lt;char&gt; int_stack4(300);</text:span><text:span text:style-name="T78"> <text:s/></text:span></text:p>
      <text:p text:style-name="P165"/>
      <text:p text:style-name="P165"/>
      <text:p text:style-name="P27">//stack2.c <text:s text:c="2"/>GNU</text:p>
      <text:p text:style-name="P70">#include&lt;iostream&gt;</text:p>
      <text:p text:style-name="P70">using namespace std;</text:p>
      <text:p text:style-name="P70">#define boolean int</text:p>
      <text:p text:style-name="P67"/>
      <text:p text:style-name="P51">template &lt;class TYPE&gt;</text:p>
      <text:p text:style-name="P104">class stack {</text:p>
      <text:p text:style-name="P104">private:</text:p>
      <text:p text:style-name="P134"><text:s text:c="2"/>enum {EMPTY = -1};</text:p>
      <text:p text:style-name="Standard"><text:span text:style-name="T61"><text:s text:c="2"/></text:span><text:span text:style-name="T7">TYPE</text:span><text:span text:style-name="T61">* s;</text:span></text:p>
      <text:p text:style-name="P134"><text:s text:c="2"/>int max_len;</text:p>
      <text:p text:style-name="P134"><text:s text:c="2"/>int top;</text:p>
      <text:p text:style-name="P104">public:</text:p>
      <text:p text:style-name="Standard"><text:span text:style-name="T61"><text:s text:c="2"/>stack( ) :max_len(20) { s = new </text:span><text:span text:style-name="T7">TYPE</text:span><text:span text:style-name="T61">[20]; top = EMPTY;}</text:span></text:p>
      <text:p text:style-name="P134"/>
      <text:p text:style-name="Standard"><text:span text:style-name="T61"><text:s text:c="2"/>stack(int size) :max_len(size){ s = new </text:span><text:span text:style-name="T7">TYPE</text:span><text:span text:style-name="T61">[size]; top = EMPTY;}</text:span></text:p>
      <text:p text:style-name="P134"/>
      <text:p text:style-name="P134"><text:s text:c="2"/>~stack( ){ delete [ ] s;}</text:p>
      <text:p text:style-name="P134"/>
      <text:p text:style-name="P134"><text:s text:c="2"/>void reset( ){ top = EMPTY;}</text:p>
      <text:p text:style-name="Standard"><text:span text:style-name="T61"><text:s text:c="2"/>void push( </text:span><text:span text:style-name="T7">TYPE</text:span><text:span text:style-name="T61"> x){ if(top &lt; (max_len - 1)) s[++top] = x; }</text:span></text:p>
      <text:p text:style-name="Standard"><text:span text:style-name="T61"><text:s text:c="2"/></text:span><text:span text:style-name="T7">TYPE</text:span><text:span text:style-name="T61"> pop( ){ if(top != EMPTY) return(s[top--]); else return(0);}</text:span></text:p>
      <text:p text:style-name="Standard"><text:span text:style-name="T61"><text:s text:c="2"/></text:span><text:span text:style-name="T7">TYPE</text:span><text:span text:style-name="T61"> top_of( );</text:span></text:p>
      <text:p text:style-name="P134"><text:s text:c="2"/>boolean empty( ){ return boolean( top == EMPTY); }</text:p>
      <text:p text:style-name="P134"><text:s text:c="2"/>boolean full( ){ return boolean( top == max_len - 1); }</text:p>
      <text:p text:style-name="P104">};</text:p>
      <text:p text:style-name="P67"/>
      <text:p text:style-name="Standard"><text:span text:style-name="T7">template&lt;class TYPE&gt; TYPE stack&lt;TYPE&gt;</text:span><text:span text:style-name="T29">::top_of( ){ return (s[top]);}</text:span></text:p>
      <text:p text:style-name="P24"><text:span text:style-name="T39">int</text:span><text:span text:style-name="T39"> main(void)</text:span></text:p>
      <text:p text:style-name="P78">{ int j, num_int;</text:p>
      <text:p text:style-name="P103"><text:s text:c="2"/>stack&lt; int &gt; int_stack1(10);</text:p>
      <text:p text:style-name="P169"><text:s text:c="2"/>stack&lt; int &gt; int_stack2;</text:p>
      <text:p text:style-name="P133"><text:s text:c="2"/>stack&lt; char* &gt; string_stack(5);</text:p>
      <text:p text:style-name="P133"/>
      <text:p text:style-name="P78"><text:s text:c="2"/>char* char_array[3];</text:p>
      <text:p text:style-name="P78"><text:s text:c="2"/>char_array[0] = "sam"; char_array[1] = "mary"; char_array[2] = "bob";</text:p>
      <text:p text:style-name="P78"/>
      <text:p text:style-name="P105"><text:s text:c="2"/>cout &lt;&lt; "How many integers do you wish to stack in stack1? <text:s/>";</text:p>
      <text:p text:style-name="P105"><text:s text:c="2"/>cin &gt;&gt; num_int;</text:p>
      <text:p text:style-name="P105"><text:s text:c="2"/>for( int i = 1; i &lt;= num_int; ++i){</text:p>
      <text:p text:style-name="P105"><text:s text:c="4"/>cout &lt;&lt; "enter data: "; cin &gt;&gt; j;</text:p>
      <text:p text:style-name="Standard"><text:span text:style-name="T21"><text:s text:c="4"/></text:span><text:span text:style-name="T53">int_stack1.push(j);</text:span></text:p>
      <text:p text:style-name="P105"><text:s text:c="2"/>}</text:p>
      <text:p text:style-name="P105"><text:s text:c="2"/>cout &lt;&lt; "\n\nPop the stack\n";</text:p>
      <text:p text:style-name="P105"><text:s text:c="2"/>for( int i = 1; i &lt;= num_int; ++i){</text:p>
      <text:p text:style-name="Standard"><text:span text:style-name="T21"><text:s text:c="4"/>j = </text:span><text:span text:style-name="T53">int_stack1.pop();</text:span><text:span text:style-name="T21"> cout &lt;&lt; "value = " &lt;&lt; j &lt;&lt; ".\n\n";</text:span></text:p>
      <text:p text:style-name="P105"><text:s text:c="2"/>}</text:p>
      <text:p text:style-name="P105"/>
      <text:p text:style-name="P166"><text:s text:c="2"/>cout &lt;&lt; "How many integers do you wish to stack in stack2? <text:s/>";</text:p>
      <text:p text:style-name="P166"><text:s text:c="2"/>cin &gt;&gt; num_int;</text:p>
      <text:p text:style-name="P166"><text:s text:c="2"/>for( <text:s/>int i = 1; i &lt;= num_int; ++i){</text:p>
      <text:p text:style-name="P166"><text:s text:c="4"/>cout &lt;&lt; "enter data: "; cin &gt;&gt; j;</text:p>
      <text:p text:style-name="Standard"><text:span text:style-name="T79"><text:s text:c="4"/></text:span><text:span text:style-name="T53">int_stack2.push(j);</text:span></text:p>
      <text:p text:style-name="P166"><text:s text:c="2"/>}</text:p>
      <text:p text:style-name="P166"><text:s text:c="2"/>cout &lt;&lt; "\n\nPop the stack\n";</text:p>
      <text:p text:style-name="P166"><text:s text:c="2"/>for( int i = 1; i &lt;= num_int; ++i){</text:p>
      <text:p text:style-name="Standard"><text:span text:style-name="T79"><text:s text:c="4"/>j =</text:span><text:span text:style-name="T53"> int_stack2.pop();</text:span><text:span text:style-name="T79"> cout &lt;&lt; "value = " &lt;&lt; j &lt;&lt; ".\n";</text:span></text:p>
      <text:p text:style-name="P166"><text:s text:c="2"/>}</text:p>
      <text:p text:style-name="P78"/>
      <text:p text:style-name="P136"><text:s text:c="2"/>cout &lt;&lt; "\n\nStack three strings. \n";</text:p>
      <text:p text:style-name="P136"><text:s text:c="2"/>num_int = 3;</text:p>
      <text:p text:style-name="P136"><text:s text:c="2"/>for( int i = 0; i &lt; num_int; ++i){</text:p>
      <text:p text:style-name="P136"><text:s text:c="4"/>cout &lt;&lt; "push " &lt;&lt; char_array[i] &lt;&lt; ".\n";</text:p>
      <text:p text:style-name="Standard"><text:span text:style-name="T63"><text:s text:c="4"/></text:span><text:span text:style-name="T53">string_stack.push(char_array[i]);</text:span></text:p>
      <text:p text:style-name="P136"><text:s text:c="2"/>}</text:p>
      <text:p text:style-name="P136"><text:s text:c="2"/>cout &lt;&lt; "\n\nPop the stack\n";</text:p>
      <text:p text:style-name="P136"><text:s text:c="2"/>for( int i = 1; i &lt;= num_int; ++i){</text:p>
      <text:p text:style-name="Standard"><text:span text:style-name="T63"><text:s text:c="4"/>cout &lt;&lt; "value = "; printf("%s\n", </text:span><text:span text:style-name="T53">string_stack.pop()</text:span><text:span text:style-name="T63">);</text:span></text:p>
      <text:p text:style-name="P136"><text:s text:c="2"/>}</text:p>
      <text:p text:style-name="P136"><text:s text:c="2"/>Return 0;</text:p>
      <text:p text:style-name="P78">}</text:p>
      <text:p text:style-name="P32">How many integers do you wish to stack in stack1? <text:s/>3</text:p>
      <text:p text:style-name="P104">enter data: 1</text:p>
      <text:p text:style-name="P104">enter data: 2</text:p>
      <text:p text:style-name="P104">enter data: 3</text:p>
      <text:p text:style-name="P104"/>
      <text:p text:style-name="P104">Pop the stack</text:p>
      <text:p text:style-name="P104">value = 3.</text:p>
      <text:p text:style-name="P104">value = 2.</text:p>
      <text:p text:style-name="P104">value = 1.</text:p>
      <text:p text:style-name="P104"/>
      <text:p text:style-name="P167">How many integers do you wish to stack in stack2? <text:s/>2</text:p>
      <text:p text:style-name="P167">enter data: 4</text:p>
      <text:p text:style-name="P167">enter data: 5</text:p>
      <text:p text:style-name="P167"/>
      <text:p text:style-name="P167">Pop the stack</text:p>
      <text:p text:style-name="P167">value = 5.</text:p>
      <text:p text:style-name="P167">value = 4.</text:p>
      <text:p text:style-name="P167"/>
      <text:p text:style-name="P67"/>
      <text:p text:style-name="P134">Stack three strings. </text:p>
      <text:p text:style-name="P134">push sam.</text:p>
      <text:p text:style-name="P134">push mary.</text:p>
      <text:p text:style-name="P134">push bob.</text:p>
      <text:p text:style-name="P134"/>
      <text:p text:style-name="P134"/>
      <text:p text:style-name="P134">Pop the stack</text:p>
      <text:p text:style-name="P134">value = bob</text:p>
      <text:p text:style-name="P134">value = mary</text:p>
      <text:p text:style-name="P134">value = sam</text:p>
      <text:p text:style-name="P27">//stack3.c <text:s/>GNU</text:p>
      <text:p text:style-name="P70">#include&lt;iostream&gt;</text:p>
      <text:p text:style-name="P70">Using namespace std;</text:p>
      <text:p text:style-name="P70">#define boolean int</text:p>
      <text:p text:style-name="P105">template &lt;class TYPE&gt;</text:p>
      <text:p text:style-name="P105">class stack {</text:p>
      <text:p text:style-name="P105">private:</text:p>
      <text:p text:style-name="P105"><text:s text:c="2"/>enum {EMPTY = -1};</text:p>
      <text:p text:style-name="P105"><text:s text:c="2"/>TYPE* s;</text:p>
      <text:p text:style-name="P105"><text:s text:c="2"/>int max_len;</text:p>
      <text:p text:style-name="P105"><text:s text:c="2"/>int top;</text:p>
      <text:p text:style-name="P105">public:</text:p>
      <text:p text:style-name="P105"><text:s text:c="2"/>stack( ) :max_len(20)</text:p>
      <text:p text:style-name="P105"><text:s text:c="7"/>{ s = new TYPE[20]; top = EMPTY;}</text:p>
      <text:p text:style-name="P105"><text:s text:c="2"/>stack(int size) :max_len(size)</text:p>
      <text:p text:style-name="P105"><text:s text:c="7"/>{ s = new TYPE[size]; top = EMPTY;}</text:p>
      <text:p text:style-name="P105"><text:s text:c="2"/>~stack( ){ delete [ ] s;}</text:p>
      <text:p text:style-name="P105"><text:s text:c="2"/>void reset(){ top = EMPTY;}</text:p>
      <text:p text:style-name="P105"><text:s text:c="2"/>void push( TYPE x){ if(top &lt; (max_len - 1)) s[++top] = x; }</text:p>
      <text:p text:style-name="P105"><text:s text:c="2"/>TYPE pop( ){ if(top != EMPTY) return(s[top--]); else return(0);}</text:p>
      <text:p text:style-name="P105"><text:s text:c="2"/>TYPE top_of( );</text:p>
      <text:p text:style-name="P105"><text:s text:c="2"/>boolean empty( ){ return boolean( top == EMPTY); }</text:p>
      <text:p text:style-name="P105"><text:s text:c="2"/>boolean full( ){ return boolean( top == max_len - 1); }</text:p>
      <text:p text:style-name="P105">};</text:p>
      <text:p text:style-name="P105">template&lt;class TYPE&gt; TYPE stack&lt;TYPE&gt;::top_of( ){ return (s[top]);}</text:p>
      <text:p text:style-name="P138"/>
      <text:p text:style-name="P138">#include&lt;math.h&gt;</text:p>
      <text:p text:style-name="P136">class complex {</text:p>
      <text:p text:style-name="P136">private:</text:p>
      <text:p text:style-name="P136"><text:s text:c="2"/>double real, imag;</text:p>
      <text:p text:style-name="P136">public:</text:p>
      <text:p text:style-name="P136"/>
      <text:p text:style-name="P136"><text:s text:c="2"/>complex(double r = 0.0, double i = 0.0)</text:p>
      <text:p text:style-name="P136"><text:tab/> <text:s text:c="6"/>{ real = r; imag = i;}</text:p>
      <text:p text:style-name="P136"><text:s text:c="2"/>void assign(double r, double i){ real = r; imag = i;}</text:p>
      <text:p text:style-name="P136"><text:s text:c="2"/>void print( ){ cout &lt;&lt; real &lt;&lt; " + " &lt;&lt; imag &lt;&lt; "i\n";}</text:p>
      <text:p text:style-name="P136"><text:s text:c="2"/>complex operator=( const complex&amp; n)</text:p>
      <text:p text:style-name="P136"><text:tab/> <text:s text:c="6"/>{complex temp; real=n.real;imag=n.imag; return temp;}</text:p>
      <text:p text:style-name="P136"><text:s text:c="2"/>complex operator+( const complex&amp; n)</text:p>
      <text:p text:style-name="P136"><text:tab/> <text:s text:c="6"/>{ complex temp(real + n.real, imag + n.imag); return temp;}</text:p>
      <text:p text:style-name="P136"><text:s text:c="2"/>complex operator-(const complex&amp; n)</text:p>
      <text:p text:style-name="P136"><text:tab/> <text:s text:c="6"/>{ complex temp(real - n.real, imag - n.imag); return temp;}</text:p>
      <text:p text:style-name="P136">};</text:p>
      <text:p text:style-name="P24"><text:span text:style-name="T29">int</text:span><text:span text:style-name="T29"> main(void)</text:span></text:p>
      <text:p text:style-name="P67">{ int j, num_int;</text:p>
      <text:p text:style-name="P67"/>
      <text:p text:style-name="P104"><text:s text:c="2"/>stack&lt;int&gt; int_stack1(10);</text:p>
      <text:p text:style-name="P104"/>
      <text:p text:style-name="P135"><text:s text:c="2"/>stack&lt;complex&gt; complex_stack;</text:p>
      <text:p text:style-name="P67"/>
      <text:p text:style-name="P135"><text:s text:c="2"/>complex c1(2.0, 4.6), c2(3.5, 6.4), c3(-7.8, 9.2);</text:p>
      <text:p text:style-name="P67"/>
      <text:p text:style-name="Standard"><text:span text:style-name="T29"><text:s text:c="2"/>cout &lt;&lt; "push c1 = 2.0 + 4.6i \n"; <text:s/></text:span><text:span text:style-name="T62">complex_stack.push(c1);</text:span></text:p>
      <text:p text:style-name="Standard"><text:span text:style-name="T29"><text:s text:c="2"/>cout &lt;&lt; "push c2 = 3.5 + 6.4i \n"; </text:span><text:span text:style-name="T62"><text:s/>complex_stack.push(c2);</text:span></text:p>
      <text:p text:style-name="Standard"><text:span text:style-name="T29"><text:s text:c="2"/>cout &lt;&lt; "push c3 = -7.8 + 9.2i \n"; </text:span><text:span text:style-name="T62">complex_stack.push(c3);</text:span></text:p>
      <text:p text:style-name="P67"><text:s text:c="2"/>cout &lt;&lt; "\n\n Pop the complex numbers and print.\n";</text:p>
      <text:p text:style-name="Standard"><text:span text:style-name="T62"><text:s text:c="2"/>complex_stack.pop( ).print( );</text:span><text:span text:style-name="T29"> cout &lt;&lt; "\n";</text:span></text:p>
      <text:p text:style-name="Standard"><text:span text:style-name="T62"><text:s text:c="2"/>complex_stack.pop( ).print( );</text:span><text:span text:style-name="T29"> cout &lt;&lt; "\n";</text:span></text:p>
      <text:p text:style-name="Standard"><text:span text:style-name="T29"><text:s text:c="2"/></text:span><text:span text:style-name="T62">complex_stack.pop( ).print( ); </text:span><text:span text:style-name="T29">cout &lt;&lt; "\n";</text:span></text:p>
      <text:p text:style-name="P67"/>
      <text:p text:style-name="P67"><text:s text:c="2"/>cout &lt;&lt; "How many integers do you wish to stack? <text:s/>";</text:p>
      <text:p text:style-name="P67"><text:s text:c="2"/>cin &gt;&gt; num_int;</text:p>
      <text:p text:style-name="P67"><text:s text:c="2"/>for( int i = 1; i &lt;= num_int; ++i){</text:p>
      <text:p text:style-name="P67"><text:s text:c="4"/>cout &lt;&lt; "enter data: "; cin &gt;&gt; j;</text:p>
      <text:p text:style-name="Standard"><text:span text:style-name="T29"><text:s text:c="3"/></text:span><text:span text:style-name="T20"><text:s/>int_stack1.push(j);</text:span></text:p>
      <text:p text:style-name="P67"><text:s text:c="2"/>}</text:p>
      <text:p text:style-name="P67"><text:s text:c="2"/>cout &lt;&lt; "\n\nPop the stack\n";</text:p>
      <text:p text:style-name="P67"><text:s text:c="2"/>for( int i = 1; i &lt;= num_int; ++i){</text:p>
      <text:p text:style-name="Standard"><text:span text:style-name="T29"><text:s text:c="4"/>j = </text:span><text:span text:style-name="T20">int_stack1.pop( );</text:span><text:span text:style-name="T29"> cout &lt;&lt; "value = " &lt;&lt; j &lt;&lt; ".\n";</text:span></text:p>
      <text:p text:style-name="P67"><text:s text:c="2"/>}</text:p>
      <text:p text:style-name="P67">}</text:p>
      <table:table table:name="Table2" table:style-name="Table2">
        <table:table-column table:style-name="Table2.A"/>
        <table:table-column table:style-name="Table2.B"/>
        <table:table-row table:style-name="Table2.1">
          <table:table-cell table:style-name="Table2.A1" office:value-type="string">
            <text:p text:style-name="P71">push c1 = 2.0 + 4.6i </text:p>
            <text:p text:style-name="P70">push c2 = 3.5 + 6.4i </text:p>
            <text:p text:style-name="P70">push c3 = -7.8 + 9.2i </text:p>
            <text:p text:style-name="P70"/>
            <text:p text:style-name="P70"/>
            <text:p text:style-name="P70"><text:s/>Pop the complex numbers and print.</text:p>
            <text:p text:style-name="P70">-7.8 + 9.2i</text:p>
            <text:p text:style-name="P70"/>
            <text:p text:style-name="P70">3.5 + 6.4i</text:p>
            <text:p text:style-name="P70"/>
            <text:p text:style-name="P70">2 + 4.6i</text:p>
            <text:p text:style-name="P67"/>
          </table:table-cell>
          <table:table-cell table:style-name="Table2.B1" office:value-type="string">
            <text:p text:style-name="P71">How many integers do you wish to stack? <text:s/>3</text:p>
            <text:p text:style-name="P70">enter data: 1 </text:p>
            <text:p text:style-name="P70">enter data: 2</text:p>
            <text:p text:style-name="P70">enter data: 3</text:p>
            <text:p text:style-name="P70"/>
            <text:p text:style-name="P70">Pop the stack</text:p>
            <text:p text:style-name="P70">value = 3.</text:p>
            <text:p text:style-name="P70">value = 2.</text:p>
            <text:p text:style-name="P70">value = 1.</text:p>
            <text:p text:style-name="P67"/>
          </table:table-cell>
        </table:table-row>
      </table:table>
      <text:p text:style-name="Standard"/>
      <text:p text:style-name="P30">//stack4.c <text:s/>GNU <text:s text:c="5"/>generic stack</text:p>
      <text:p text:style-name="P67">#include&lt;iostream&gt;</text:p>
      <text:p text:style-name="P67">using namespace std;</text:p>
      <text:p text:style-name="P67">#define boolean int</text:p>
      <text:p text:style-name="P67"/>
      <text:p text:style-name="P67">template &lt;class TYPE&gt;</text:p>
      <text:p text:style-name="P67">class stack {</text:p>
      <text:p text:style-name="P67">private:</text:p>
      <text:p text:style-name="P67"/>
      <text:p text:style-name="P67"><text:s text:c="2"/>enum {EMPTY = -1};</text:p>
      <text:p text:style-name="P67"><text:s text:c="2"/>TYPE* s;</text:p>
      <text:p text:style-name="P67"><text:s text:c="2"/>int max_len;</text:p>
      <text:p text:style-name="P67"><text:s text:c="2"/>int top;</text:p>
      <text:p text:style-name="P67"/>
      <text:p text:style-name="P67">public:</text:p>
      <text:p text:style-name="P67"><text:s text:c="2"/>stack( ) :max_len(20) { s = new TYPE[20]; top = EMPTY;}</text:p>
      <text:p text:style-name="P67"/>
      <text:p text:style-name="P67"><text:s text:c="2"/>stack(int size) :max_len(size) { s = new TYPE[size]; top = EMPTY;}</text:p>
      <text:p text:style-name="P67"/>
      <text:p text:style-name="P67"><text:s text:c="2"/>~stack( ) { delete [ ] s;}</text:p>
      <text:p text:style-name="P67"/>
      <text:p text:style-name="P67"><text:s text:c="2"/>void reset (){ top = EMPTY;}</text:p>
      <text:p text:style-name="P67"/>
      <text:p text:style-name="P153"><text:s text:c="2"/>void push( TYPE x) { if(top &lt; (max_len - 1)) s[++top] = x; }</text:p>
      <text:p text:style-name="P67"/>
      <text:p text:style-name="P67"><text:s text:c="2"/>TYPE pop( ) { if(top != EMPTY) return(s[top--]); else return (0);}</text:p>
      <text:p text:style-name="P67"/>
      <text:p text:style-name="P67"><text:s text:c="2"/>boolean empty( ) { return boolean( top == EMPTY); }</text:p>
      <text:p text:style-name="P67"/>
      <text:p text:style-name="P67"><text:s text:c="2"/>boolean full( ) { return boolean( top == max_len - 1); }</text:p>
      <text:p text:style-name="P67">};</text:p>
      <text:p text:style-name="P67"/>
      <text:p text:style-name="P67">template&lt;class TYPE&gt; TYPE stack&lt;TYPE&gt;::top_of( ) { return (s[top]);}</text:p>
      <text:p text:style-name="P27"/>
      <text:p text:style-name="P60">int main(void)</text:p>
      <text:p text:style-name="P60">{ int j, num_int;</text:p>
      <text:p text:style-name="P60"/>
      <text:p text:style-name="P102"><text:s text:c="2"/>cout &lt;&lt; "How much space should be allocated to the stack? ";</text:p>
      <text:p text:style-name="P106"><text:s text:c="2"/>cin &gt;&gt; j;</text:p>
      <text:p text:style-name="P107"/>
      <text:p text:style-name="Standard"><text:span text:style-name="T65"><text:s/></text:span><text:span text:style-name="T55"><text:s/>stack&lt;int&gt; int_stack1(j);</text:span><text:span text:style-name="T65"> </text:span><text:span text:style-name="T59"><text:s/>// </text:span><text:span text:style-name="T67">Dynamic allocation of stack space .</text:span></text:p>
      <text:p text:style-name="P142"/>
      <text:p text:style-name="P60"><text:s text:c="2"/>cout &lt;&lt; "How many integers do you wish to stack? <text:s/>";</text:p>
      <text:p text:style-name="P60"><text:s text:c="2"/>cin &gt;&gt; num_int;</text:p>
      <text:p text:style-name="P60"><text:s text:c="2"/>for( int i = 1; i &lt;= num_int; ++i){</text:p>
      <text:p text:style-name="P60"><text:s text:c="4"/>cout &lt;&lt; "enter data: "; cin &gt;&gt; j;</text:p>
      <text:p text:style-name="P60"><text:s text:c="4"/>int_stack1.push(j);</text:p>
      <text:p text:style-name="P60"><text:s text:c="2"/>}</text:p>
      <text:p text:style-name="P60"/>
      <text:p text:style-name="P60"><text:s text:c="2"/>cout &lt;&lt; "\n\nPop the stack\n";</text:p>
      <text:p text:style-name="P60"><text:s text:c="2"/>for( int i = 1; i &lt;= num_int; ++i){</text:p>
      <text:p text:style-name="P60"><text:s text:c="4"/>j = int_stack1.pop(); cout &lt;&lt; "value = " &lt;&lt; j &lt;&lt; ".\n";</text:p>
      <text:p text:style-name="P60"><text:s text:c="2"/>}</text:p>
      <text:p text:style-name="P60">}</text:p>
      <text:p text:style-name="P60"/>
      <text:p text:style-name="Standard"><text:span text:style-name="T29">How much space should be allocated to the stack? </text:span><text:span text:style-name="T47">3</text:span></text:p>
      <text:p text:style-name="Standard"><text:span text:style-name="T29">How many integers do you wish to stack? <text:s/></text:span><text:span text:style-name="T19">5</text:span></text:p>
      <text:p text:style-name="P154">enter data: 1</text:p>
      <text:p text:style-name="P154">enter data: 2</text:p>
      <text:p text:style-name="P154">enter data: 3</text:p>
      <text:p text:style-name="P104">enter data: 4</text:p>
      <text:p text:style-name="P104">enter data: 5</text:p>
      <text:p text:style-name="P67"/>
      <text:p text:style-name="P67">Pop the stack</text:p>
      <text:p text:style-name="P154">value = 3.</text:p>
      <text:p text:style-name="P154">value = 2.</text:p>
      <text:p text:style-name="P154">value = 1.</text:p>
      <text:p text:style-name="P104">value = 0.</text:p>
      <text:p text:style-name="P104">value = 0.</text:p>
      <text:p text:style-name="P67"/>
      <text:p text:style-name="P30">//file tempparm.cpp <text:s text:c="11"/>UPDATE NEW ISO STANDARD - MAX</text:p>
      <text:p text:style-name="P67"/>
      <text:p text:style-name="P67">#include &lt;iostream.h&gt;</text:p>
      <text:p text:style-name="P49">// Note this is a "template" function.</text:p>
      <text:p text:style-name="P104">template&lt;class T1&gt; void func1(T1 p1, int p2, int p3)</text:p>
      <text:p text:style-name="P104">{cout &lt;&lt; "p1 = " &lt;&lt; p1 &lt;&lt; ", p2 = " &lt;&lt; p2 &lt;&lt; ", p3 = " &lt;&lt; p3 &lt;&lt; "\n";}</text:p>
      <text:p text:style-name="P67"/>
      <text:p text:style-name="P134">template&lt;class T2&gt; T2 max(T2 p1, T2 p2)</text:p>
      <text:p text:style-name="P134">{ return (p1 &gt; p2) ? p1 : p2; }</text:p>
      <text:p text:style-name="P67"/>
      <text:p text:style-name="Standard"><text:span text:style-name="T47">int max(int, int); <text:s text:c="8"/></text:span><text:span text:style-name="T30">//declare function return type and parameter types</text:span></text:p>
      <text:p text:style-name="P154">double max(double,double);</text:p>
      <text:p text:style-name="P67"/>
      <text:p text:style-name="P49">// Note this is a template class.</text:p>
      <text:p text:style-name="Standard"><text:span text:style-name="T19">template&lt;class T3,</text:span><text:span text:style-name="T61"> int a, int b</text:span><text:span text:style-name="T19"> </text:span><text:span text:style-name="T47">= 16</text:span><text:span text:style-name="T19">&gt; class play <text:s/></text:span><text:span text:style-name="T84"><text:s/>// Note the default.</text:span></text:p>
      <text:p text:style-name="P104">{ <text:s text:c="5"/></text:p>
      <text:p text:style-name="P104"><text:s text:c="2"/>private:</text:p>
      <text:p text:style-name="P104"><text:s text:c="4"/>T3 v1; <text:s/>int v2; <text:s/>int v3;</text:p>
      <text:p text:style-name="P104"><text:s text:c="2"/>public:</text:p>
      <text:p text:style-name="P104"><text:s text:c="4"/>play(T3 p1) { v1 = p1; v2 = a; v3 = b;}</text:p>
      <text:p text:style-name="P104"><text:s text:c="4"/>void print(){cout &lt;&lt; v1 &lt;&lt; " <text:s/>" &lt;&lt; v2 &lt;&lt; " <text:s/>" &lt;&lt; v3 &lt;&lt; "\n"; }</text:p>
      <text:p text:style-name="P104">}</text:p>
      <text:p text:style-name="P67"/>
      <text:p text:style-name="P67">void main()</text:p>
      <text:p text:style-name="P67">{</text:p>
      <text:p text:style-name="P67"><text:s text:c="2"/>int a = 4, b = 6, c = 13; <text:s/>float d = 26.78; <text:s/>char ch = ‘A’;</text:p>
      <text:p text:style-name="P67"><draw:frame draw:style-name="fr3" draw:name="Frame2" text:anchor-type="paragraph" svg:x="5.4181in" svg:y="0.0075in" svg:width="2.8161in" draw:z-index="2"><draw:text-box fo:min-height="3.1008in"><text:p text:style-name="P67">c:\&gt;tempparm</text:p><text:p text:style-name="P167">p1 = 4, p2 = 6, p3 = 13</text:p><text:p text:style-name="P167">p1 = 26.780001, p2 = 4, p3 = 6</text:p><text:p text:style-name="P167"/><text:p text:style-name="P134">max 6</text:p><text:p text:style-name="P134">max 26</text:p><text:p text:style-name="P134">max 65</text:p><text:p text:style-name="P67"/><text:p text:style-name="P67"/><text:p text:style-name="P154">5 <text:s/>10 <text:s/>20</text:p><text:p text:style-name="P67"/><text:p text:style-name="P67"/><text:p text:style-name="P154">22.67 <text:s/>80 <text:s/>16</text:p></draw:text-box></draw:frame></text:p>
      <text:p text:style-name="P167"><text:s text:c="2"/>func1(a, b, c);</text:p>
      <text:p text:style-name="P167"><text:s text:c="2"/>func1(d, a, b);</text:p>
      <text:p text:style-name="P167"/>
      <text:p text:style-name="P134"><text:s text:c="2"/>cout &lt;&lt; "max " &lt;&lt; max(a, b) &lt;&lt; "\n";</text:p>
      <text:p text:style-name="P134"><text:s text:c="2"/>cout &lt;&lt; "max " &lt;&lt; max(d, b) &lt;&lt; "\n";</text:p>
      <text:p text:style-name="P134"><text:s text:c="2"/>cout &lt;&lt; "max " &lt;&lt; max(ch, b) &lt;&lt; "\n";</text:p>
      <text:p text:style-name="P67"/>
      <text:p text:style-name="P154"><text:s text:c="2"/>play&lt;int,10,20&gt; obj1(5);</text:p>
      <text:p text:style-name="P154"><text:s text:c="2"/>obj1.print();</text:p>
      <text:p text:style-name="Standard"><text:span text:style-name="T47"><text:s text:c="2"/>play&lt;double, 80&gt; obj2(22.67); </text:span><text:span text:style-name="T84">// default</text:span></text:p>
      <text:p text:style-name="P154"><text:s text:c="2"/>obj2.print();</text:p>
      <text:p text:style-name="P67">}</text:p>
      <text:p text:style-name="P24"><text:span text:style-name="T1">//file gsort.c</text:span><text:span text:style-name="T1"> based on Wiener &amp; Pinson, p52, ISBN 0-201-15413-7 <text:s/>GNU</text:span></text:p>
      <text:p text:style-name="P45">#include &lt;iostream&gt;</text:p>
      <text:p text:style-name="P45">using namespace std;</text:p>
      <text:p text:style-name="P45">#include &lt;string.h&gt;</text:p>
      <text:p text:style-name="P45">typedef int(*compare) (void*, void*); //defines a pointer to a function</text:p>
      <text:p text:style-name="P45">struct name_type{</text:p>
      <text:p text:style-name="P45"><text:s text:c="2"/>char* name;</text:p>
      <text:p text:style-name="P45"><text:s text:c="2"/>int id_number;</text:p>
      <text:p text:style-name="P45">};</text:p>
      <text:p text:style-name="P45">typedef name_type* rec_type;</text:p>
      <text:p text:style-name="P45">name_type my_records[] = {"Apples",5,"Orange",7,"Pears",3,"Lemons",1,</text:p>
      <text:p text:style-name="P45"><text:tab/><text:tab/><text:tab/> <text:s text:c="3"/>"Plums",0, "Limes",2,"Grapes",4};</text:p>
      <text:p text:style-name="P45">int main( ){</text:p>
      <text:p text:style-name="Standard"><text:span text:style-name="T1"><text:s/></text:span><text:span text:style-name="T83"><text:s/>int cmp1(void* p, void* q);</text:span><text:span text:style-name="T1"> //generic <text:s/>to compare records by name</text:span></text:p>
      <text:p text:style-name="Standard"><text:span text:style-name="T1"><text:s text:c="2"/></text:span><text:span text:style-name="T75">int cmp2(void* p, void* q);</text:span><text:span text:style-name="T1"> //generic to compare records by id_number</text:span></text:p>
      <text:p text:style-name="P125"><text:s text:c="2"/>void sort(char* base, unsigned n, int elemsize, compare cmp);</text:p>
      <text:p text:style-name="P45"><text:s text:c="2"/>void print(rec_type r, int n);</text:p>
      <text:p text:style-name="P45"/>
      <text:p text:style-name="Standard"><text:span text:style-name="T1"><text:s text:c="2"/></text:span><text:span text:style-name="T26">sort((char*) my_records,7,sizeof(name_type), cmp1);</text:span><text:span text:style-name="T1"> <text:s/>//sort by name</text:span></text:p>
      <text:p text:style-name="P45"><text:s text:c="2"/>print(my_records,7);</text:p>
      <text:p text:style-name="P45"/>
      <text:p text:style-name="Standard"><text:span text:style-name="T1"><text:s text:c="2"/></text:span><text:span text:style-name="T26">sort((char*) my_records,7,sizeof(name_type),cmp2);</text:span><text:span text:style-name="T1"> <text:s/>//sort id_number</text:span></text:p>
      <text:p text:style-name="P45"><text:s text:c="2"/>print(my_records,7);</text:p>
      <text:p text:style-name="P45"><text:s text:c="2"/>return 0;</text:p>
      <text:p text:style-name="P45">}</text:p>
      <text:p text:style-name="P45"/>
      <text:p text:style-name="P125">void sort(char*base, unsigned n, int elemsize, compare cmp){</text:p>
      <text:p text:style-name="P45">//bubble sort, pass pointer, number records, number characters in a record,</text:p>
      <text:p text:style-name="P45">//and the address of the function to compare records</text:p>
      <text:p text:style-name="P125">for (int i = 0; i&lt;n-1; i++)</text:p>
      <text:p text:style-name="P125"><text:s text:c="4"/>for (int j = n-1; i&lt;j; j--)</text:p>
      <text:p text:style-name="P125"><text:s text:c="4"/>{</text:p>
      <text:p text:style-name="P125"><text:s text:c="6"/>char* bj = base + j*elemsize; <text:s/>//locate b[j]</text:p>
      <text:p text:style-name="P125"><text:s text:c="6"/>char* bj1 = bj - elemsize; <text:s text:c="5"/>//locate b[j-1]</text:p>
      <text:p text:style-name="P125"><text:s text:c="6"/>if((*cmp)(bj,bj1) &lt; 0)</text:p>
      <text:p text:style-name="P125"><text:tab/>//swap b[j] and b[j-1] a character at a time</text:p>
      <text:p text:style-name="P125"><draw:frame draw:style-name="fr4" draw:name="Frame3" text:anchor-type="paragraph" svg:x="5.4972in" svg:y="-0.0992in" svg:width="1.2327in" draw:z-index="3"><draw:text-box fo:min-height="3.0008in"><text:p text:style-name="P200">Apples<text:tab/><text:tab/>5</text:p><text:p text:style-name="P200">Grapes<text:tab/><text:tab/>4</text:p><text:p text:style-name="P200">Lemons<text:tab/>1</text:p><text:p text:style-name="P200">Limes<text:tab/><text:tab/>2</text:p><text:p text:style-name="P200">Orange<text:tab/><text:tab/>7</text:p><text:p text:style-name="P200">Pears<text:tab/><text:tab/>3</text:p><text:p text:style-name="P200">Plums<text:tab/><text:tab/>0</text:p><text:p text:style-name="P200"/><text:p text:style-name="P200"/><text:p text:style-name="P200">Plums<text:tab/><text:tab/>0</text:p><text:p text:style-name="P200">Lemons<text:tab/>1</text:p><text:p text:style-name="P200">Limes<text:tab/><text:tab/>2</text:p><text:p text:style-name="P200">Pears<text:tab/><text:tab/>3</text:p><text:p text:style-name="P200">Grapes<text:tab/><text:tab/>4</text:p><text:p text:style-name="P200">Apples<text:tab/><text:tab/>5</text:p><text:p text:style-name="P200">Orange<text:tab/><text:tab/>7</text:p></draw:text-box></draw:frame><text:tab/>for (int k = 0; k &lt;elemsize; k++)</text:p>
      <text:p text:style-name="P125"><text:tab/>{</text:p>
      <text:p text:style-name="P125"><text:tab/> <text:s/>char temp = bj[k]; bj[k] = bj1[k]; bj1[k] = temp;</text:p>
      <text:p text:style-name="P125"><text:tab/>}</text:p>
      <text:p text:style-name="P125"><text:s text:c="4"/>}</text:p>
      <text:p text:style-name="P125">}</text:p>
      <text:p text:style-name="P45"/>
      <text:p text:style-name="P45">void print(rec_type r, int n){</text:p>
      <text:p text:style-name="P45"><text:s text:c="2"/>cout &lt;&lt; "\n\n";</text:p>
      <text:p text:style-name="P45"><text:s text:c="2"/>for(int i = 0; i&lt;n; i++)</text:p>
      <text:p text:style-name="P45"><text:s text:c="4"/>cout &lt;&lt; r[i].name &lt;&lt; "\t" &lt;&lt; r[i].id_number &lt;&lt; "\t" &lt;&lt; "\n";</text:p>
      <text:p text:style-name="P45">}</text:p>
      <text:p text:style-name="P45"/>
      <text:p text:style-name="P175">int cmp1(void* p, void* q) <text:s/>//compare by name</text:p>
      <text:p text:style-name="P175">{ return strcmp(rec_type(p) -&gt; name, rec_type(q) -&gt; name); }</text:p>
      <text:p text:style-name="P151"/>
      <text:p text:style-name="P151">int cmp2(void* p, void* q) // compare by id_number</text:p>
      <text:p text:style-name="P151">{ return rec_type(p)-&gt;id_number - rec_type(q)-&gt;id_number; }</text:p>
      <text:p text:style-name="P33">//file gsort2b.c <text:s/>GNU</text:p>
      <text:p text:style-name="Standard"><text:span text:style-name="T17">template &lt;class TSort&gt; </text:span><text:span text:style-name="T85">// Bubble sort into ascending order</text:span></text:p>
      <text:p text:style-name="P102">void sort( TSort elements[ ], const int nitems)</text:p>
      <text:p text:style-name="P102">{</text:p>
      <text:p text:style-name="P102"><text:s text:c="2"/>int exchange, sz = nitems - 1;</text:p>
      <text:p text:style-name="P102"><text:s text:c="2"/>do { exchange = 0;</text:p>
      <text:p text:style-name="P102"><text:s text:c="7"/>for( int j = 0; j &lt; sz; j++)</text:p>
      <text:p text:style-name="P102"><text:s text:c="9"/>{if (elements[j] &gt; elements[j+1])</text:p>
      <text:p text:style-name="P102"><text:tab/> <text:s text:c="3"/>{</text:p>
      <text:p text:style-name="P102"><text:tab/> <text:s text:c="5"/>TSort t = elements[j+1]; <text:s/><text:span text:style-name="T100">//Does not bubble hole!</text:span></text:p>
      <text:p text:style-name="P102"><text:tab/> <text:s text:c="5"/>elements[j+1] = elements[j];</text:p>
      <text:p text:style-name="P102"><text:tab/> <text:s text:c="5"/>elements[j] = t;</text:p>
      <text:p text:style-name="P102"><text:tab/> <text:s text:c="5"/>exchange++;</text:p>
      <text:p text:style-name="P102"><text:tab/> <text:s text:c="3"/>}</text:p>
      <text:p text:style-name="P102"><text:tab/> }</text:p>
      <text:p text:style-name="P102"><text:s text:c="2"/>} while (exchange);</text:p>
      <text:p text:style-name="P102">}</text:p>
      <text:p text:style-name="P62"/>
      <text:p text:style-name="P62">=============================================</text:p>
      <text:p text:style-name="P62">//file gsort2b.cpp.c <text:s text:c="3"/>GNU</text:p>
      <text:p text:style-name="P62">#include "gsort2a.c"</text:p>
      <text:p text:style-name="P62">#include &lt;iostream&gt;</text:p>
      <text:p text:style-name="P62">using namespace std;</text:p>
      <text:p text:style-name="P62"/>
      <text:p text:style-name="P102">//void sort(int iarray[ ], const int nitems); <text:s/>from gsortb.c</text:p>
      <text:p text:style-name="P102"><draw:frame draw:style-name="fr3" draw:name="Frame4" text:anchor-type="paragraph" svg:x="6.1181in" svg:y="0.0807in" svg:width="2.0661in" draw:z-index="4"><draw:text-box fo:min-height="2.8008in"><text:p text:style-name="P62">c:\&gt;gsort2b</text:p><text:p text:style-name="P62">Sorted integer array!</text:p><text:p text:style-name="P62">2</text:p><text:p text:style-name="P62">4</text:p><text:p text:style-name="P62">10</text:p><text:p text:style-name="P62">32</text:p><text:p text:style-name="P62"/><text:p text:style-name="P62">Sorted float array!</text:p><text:p text:style-name="P62">-7.8</text:p><text:p text:style-name="P62">6.2</text:p><text:p text:style-name="P62">13.4</text:p></draw:text-box></draw:frame>//void sort(float farray[ ], const int nitems);</text:p>
      <text:p text:style-name="P62"/>
      <text:p text:style-name="P132">void main()</text:p>
      <text:p text:style-name="Standard"><text:span text:style-name="T59">{ </text:span><text:span text:style-name="T76">int int_array[ ] = { 10, 2, 32, 4};</text:span></text:p>
      <text:p text:style-name="P168"><text:s text:c="2"/>sort(int_array, 4);</text:p>
      <text:p text:style-name="P168"><text:s text:c="2"/>cout &lt;&lt; "Sorted integer array!\n";</text:p>
      <text:p text:style-name="P168"><text:s text:c="2"/>for(int i = 0; i &lt; 4; i++){cout &lt;&lt; int_array[i] &lt;&lt; "\n";}</text:p>
      <text:p text:style-name="P132"/>
      <text:p text:style-name="P153"><text:s text:c="2"/>float farray[ ] = {6.2, -7.8, 13.4};</text:p>
      <text:p text:style-name="P153"><text:s text:c="2"/>sort(farray, 3);</text:p>
      <text:p text:style-name="P153"><text:s text:c="2"/>cout &lt;&lt; "\nSorted float array!\n";</text:p>
      <text:p text:style-name="P153"><text:s text:c="2"/>for( int i = 0; i &lt; 3; i++){cout &lt;&lt; farray[i] &lt;&lt; "\n";}</text:p>
      <text:p text:style-name="P132">}</text:p>
      <text:p text:style-name="P62"/>
      <text:p text:style-name="P34">Classification versus Composition</text:p>
      <text:p text:style-name="P44"/>
      <text:p text:style-name="P44"/>
      <text:p text:style-name="P44"/>
      <text:p text:style-name="P44"><draw:frame draw:style-name="fr17" draw:name="Object2" text:anchor-type="as-char" svg:width="5.9925in" svg:height="1.8374in" draw:z-index="5"><draw:object-ole xlink:href="./Object 2" xlink:type="simple" xlink:show="embed" xlink:actuate="onLoad"/><draw:image xlink:href="./ObjectReplacements/Object 2" xlink:type="simple" xlink:show="embed" xlink:actuate="onLoad"/></draw:frame></text:p>
      <text:p text:style-name="P176">Classification</text:p>
      <text:p text:style-name="P68"/>
      <text:p text:style-name="P67">Object Oriented Design using “classification” implies top-down development and requires inheritance. <text:s/>This depends on superclasses having features common to different subclasses. <text:s/>Most of the details exist in the subclasses. <text:s/>The higher-level objects must exhibit a high degree of related behavior.</text:p>
      <text:p text:style-name="P67"/>
      <text:p text:style-name="P67"/>
      <text:p text:style-name="P44"><draw:frame draw:style-name="fr18" draw:name="Object3" text:anchor-type="as-char" svg:width="5.7665in" svg:height="1.5in" draw:z-index="6"><draw:object-ole xlink:href="./Object 3" xlink:type="simple" xlink:show="embed" xlink:actuate="onLoad"/><draw:image xlink:href="./ObjectReplacements/Object 3" xlink:type="simple" xlink:show="embed" xlink:actuate="onLoad"/></draw:frame></text:p>
      <text:p text:style-name="P176">Composition</text:p>
      <text:p text:style-name="P67">Object Oriented Design by “composition” implies a bottom-up development recognizing that the same parts can be used to make a variety of higher-level objects. <text:s/>The higher-level objects do not have to exhibit related behavior.</text:p>
      <text:p text:style-name="P91"/>
      <text:p text:style-name="P31"/>
      <text:p text:style-name="P62"/>
      <text:p text:style-name="P62"/>
      <text:p text:style-name="P62"/>
      <text:p text:style-name="P67"/>
      <text:p text:style-name="P67">/* file owork.c <text:s/>GNU */</text:p>
      <text:p text:style-name="P102">class OriginalWork {</text:p>
      <text:p text:style-name="P102">private:</text:p>
      <text:p text:style-name="P132"><text:s text:c="2"/>char author[20];</text:p>
      <text:p text:style-name="P132"><text:s text:c="2"/>char title[20];</text:p>
      <text:p text:style-name="P132"><text:s text:c="2"/>int month, day, year;</text:p>
      <text:p text:style-name="P132"><text:s text:c="2"/>float value;</text:p>
      <text:p text:style-name="P102"><draw:frame draw:style-name="fr5" draw:name="Frame5" text:anchor-type="paragraph" svg:x="4.8583in" svg:y="-2.4937in" fo:min-width="0.0161in" draw:z-index="7"><draw:text-box fo:min-height="0.1457in"><text:p text:style-name="P186"><draw:frame draw:style-name="fr19" draw:name="Object4" text:anchor-type="as-char" svg:width="2.0335in" svg:height="2.6134in" draw:z-index="8"><draw:object-ole xlink:href="./Object 4" xlink:type="simple" xlink:show="embed" xlink:actuate="onLoad"/><draw:image xlink:href="./ObjectReplacements/Object 4" xlink:type="simple" xlink:show="embed" xlink:actuate="onLoad"/></draw:frame></text:p></draw:text-box></draw:frame>public:</text:p>
      <text:p text:style-name="P109"><text:s text:c="2"/>// First, the class constructor. Constructors must have the class name.</text:p>
      <text:p text:style-name="P132"><text:s text:c="2"/>OriginalWork(char *Auth, char *name, int m, int d, int y,</text:p>
      <text:p text:style-name="P132"><text:s text:c="27"/>float val);</text:p>
      <text:p text:style-name="P132"/>
      <text:p text:style-name="Standard"><text:span text:style-name="T59"><text:s text:c="2"/>void print( ); </text:span><text:span text:style-name="T66">// Function to print the contents of an object of the class.</text:span></text:p>
      <text:p text:style-name="P102">}; // end definition of OriginalWork</text:p>
      <text:p text:style-name="P111"/>
      <text:p text:style-name="P111"/>
      <text:p text:style-name="P67">#include &lt;iostream&gt;</text:p>
      <text:p text:style-name="P67">using namespace std;</text:p>
      <text:p text:style-name="P67">#include &lt;string.h&gt;</text:p>
      <text:p text:style-name="P70"/>
      <text:p text:style-name="P104">// code for the constructor</text:p>
      <text:p text:style-name="P134">OriginalWork::OriginalWork(char *Auth, char *name, int m, int d,</text:p>
      <text:p text:style-name="P134"><text:tab/><text:tab/><text:tab/><text:tab/> <text:s text:c="6"/>int y, float val) {</text:p>
      <text:p text:style-name="P134"><text:s text:c="2"/>strcpy(author,Auth); <text:s/>strcpy(title,name);</text:p>
      <text:p text:style-name="P134"><text:s text:c="2"/>month = m; day = d; year = y; value = val;</text:p>
      <text:p text:style-name="Standard"><text:span text:style-name="T61">} </text:span><text:span text:style-name="T29"><text:s/>// end constructor OrigionalWork</text:span></text:p>
      <text:p text:style-name="P67"/>
      <text:p text:style-name="P134">void OriginalWork::print( ) {</text:p>
      <text:p text:style-name="P134"><text:s text:c="2"/>cout &lt;&lt; "name: " &lt;&lt; title &lt;&lt; "\n"; cout &lt;&lt; "Author: " &lt;&lt; author &lt;&lt; "\n";</text:p>
      <text:p text:style-name="P134"><text:s text:c="2"/>cout &lt;&lt; "Created on: " &lt;&lt; month &lt;&lt; "/" &lt;&lt; day &lt;&lt; "/" &lt;&lt; year &lt;&lt; "\n";</text:p>
      <text:p text:style-name="P134"><text:s text:c="2"/>cout &lt;&lt; "Value: $" &lt;&lt; value &lt;&lt; "\n";</text:p>
      <text:p text:style-name="P134">}</text:p>
      <text:p text:style-name="P67"/>
      <text:p text:style-name="P30">// file oworkm1.c <text:s text:c="2"/>GNU</text:p>
      <text:p text:style-name="P67"/>
      <text:p text:style-name="P67">#include "owork.c"</text:p>
      <text:p text:style-name="P62">int main( )</text:p>
      <text:p text:style-name="P62">{</text:p>
      <text:p text:style-name="Standard"><text:span text:style-name="T40"><text:s/></text:span><text:span text:style-name="T22"><text:s/>OriginalWork painting("Rembrandt", "Blue Boy", 5, 24, 65, 74.52);</text:span></text:p>
      <text:p text:style-name="P79"/>
      <text:p text:style-name="P137"><text:s text:c="2"/>OriginalWork photo("John Zigfield", "Moon", 6, 30, 77, 200.00);</text:p>
      <text:p text:style-name="P79"/>
      <text:p text:style-name="P155"><text:s text:c="2"/>OriginalWork chapter("Bruce Eckel", "Intro to C++", 5, 24, 88, 25.00);</text:p>
      <text:p text:style-name="P79"/>
      <text:p text:style-name="Standard"><text:span text:style-name="T31"><text:s text:c="2"/></text:span><text:span text:style-name="T17">painting</text:span><text:span text:style-name="T31">.print( );</text:span></text:p>
      <text:p text:style-name="P62"/>
      <text:p text:style-name="Standard"><text:span text:style-name="T31"><text:s text:c="2"/></text:span><text:span text:style-name="T59">photo</text:span><text:span text:style-name="T31">.print( );</text:span></text:p>
      <text:p text:style-name="P62"/>
      <text:p text:style-name="Standard"><text:span text:style-name="T31"><text:s text:c="2"/></text:span><text:span text:style-name="T46">chapter</text:span><text:span text:style-name="T31">.print( );</text:span></text:p>
      <text:p text:style-name="P62"/>
      <text:p text:style-name="P62"><text:s text:c="2"/>return 0;</text:p>
      <text:p text:style-name="P62">}</text:p>
      <text:p text:style-name="P67"/>
      <text:p text:style-name="P104">name: Blue Boy</text:p>
      <text:p text:style-name="P104">Author: Rembrandt</text:p>
      <text:p text:style-name="P104">Created on: 5/24/65</text:p>
      <text:p text:style-name="P104">Value: $74.519997</text:p>
      <text:p text:style-name="P67"/>
      <text:p text:style-name="P67"/>
      <text:p text:style-name="P134">name: Moon</text:p>
      <text:p text:style-name="P134">Author: John Zigfield</text:p>
      <text:p text:style-name="P134">Created on: 6/30/77</text:p>
      <text:p text:style-name="P134">Value: $200</text:p>
      <text:p text:style-name="P67"/>
      <text:p text:style-name="P67"/>
      <text:p text:style-name="P154">name: Intro to C++</text:p>
      <text:p text:style-name="P154">Author: Bruce Eckel</text:p>
      <text:p text:style-name="P154">Created on: 5/24/88</text:p>
      <text:p text:style-name="P154">Value: $25</text:p>
      <text:p text:style-name="P67"/>
      <text:p text:style-name="P35">Single Inheritance</text:p>
      <text:p text:style-name="P177"/>
      <text:p text:style-name="P180"><draw:frame draw:style-name="fr20" draw:name="Object5" text:anchor-type="as-char" svg:width="5.8362in" svg:height="5.7244in" draw:z-index="9"><draw:object-ole xlink:href="./Object 5" xlink:type="simple" xlink:show="embed" xlink:actuate="onLoad"/><draw:image xlink:href="./ObjectReplacements/Object 5" xlink:type="simple" xlink:show="embed" xlink:actuate="onLoad"/></draw:frame></text:p>
      <text:p text:style-name="P177"/>
      <text:p text:style-name="P177"/>
      <text:p text:style-name="P177"/>
      <text:p text:style-name="P36">Single <text:s text:c="2"/>Inheritance</text:p>
      <text:p text:style-name="P61"/>
      <text:p text:style-name="P60">//file paint.c</text:p>
      <text:p text:style-name="P60"/>
      <text:p text:style-name="Standard"><text:span text:style-name="T56">#include "owork.c"</text:span><text:span text:style-name="T41"> <text:s/>// Access to base type.</text:span></text:p>
      <text:p text:style-name="P60"/>
      <text:p text:style-name="Standard"><text:span text:style-name="T23">class Painting : <text:s/></text:span><text:span text:style-name="T56">public OriginalWork </text:span><text:span text:style-name="T23">{</text:span></text:p>
      <text:p text:style-name="Standard"><text:span text:style-name="T23"><text:s text:c="3"/></text:span><text:span text:style-name="T86">// inherit the base class data structures and functions</text:span></text:p>
      <text:p text:style-name="P92"/>
      <text:p text:style-name="Standard"><text:span text:style-name="T71"><text:s text:c="2"/>char style[30]; <text:s/></text:span><text:span text:style-name="T86">//add some new data types for this class</text:span></text:p>
      <text:p text:style-name="P143"><text:s text:c="2"/>char owner[30];</text:p>
      <text:p text:style-name="P143"/>
      <text:p text:style-name="P108">public:</text:p>
      <text:p text:style-name="P143"/>
      <text:p text:style-name="P143"><text:s text:c="2"/>Painting(char * artist, char * title, char * sty, char * own,</text:p>
      <text:p text:style-name="P143"><text:tab/> <text:s text:c="6"/>int m, int d, int y, float val);</text:p>
      <text:p text:style-name="P143"/>
      <text:p text:style-name="Standard"><text:span text:style-name="T71"><text:s text:c="2"/>void information( ); </text:span><text:span text:style-name="T86">//new function to tell about the painting</text:span></text:p>
      <text:p text:style-name="P108">};</text:p>
      <text:p text:style-name="P60"/>
      <text:p text:style-name="Standard"><text:span text:style-name="T41">Painting::</text:span><text:span text:style-name="T71">Painting( char * artist, char * title, char * sty,</text:span></text:p>
      <text:p text:style-name="P143"><text:s text:c="30"/>char * own, int m, int d, int y, float val)</text:p>
      <text:p text:style-name="Standard"><text:span text:style-name="T71"><text:s text:c="15"/></text:span><text:span text:style-name="T56">: OriginalWork(artist, title, m, d, y, val) </text:span></text:p>
      <text:p text:style-name="P143"><text:s text:c="15"/>{ strcpy(style,sty); strcpy(owner,own); }</text:p>
      <text:p text:style-name="P143"/>
      <text:p text:style-name="Standard"><text:span text:style-name="T41">void Painting::</text:span><text:span text:style-name="T71">information( ) {</text:span></text:p>
      <text:p text:style-name="P143"><text:s text:c="2"/>cout &lt;&lt; "Painting: \n";</text:p>
      <text:p text:style-name="Standard"><text:span text:style-name="T71"><text:s text:c="2"/></text:span><text:span text:style-name="T56">print( );</text:span><text:span text:style-name="T57"> <text:s text:c="2"/></text:span><text:span text:style-name="T86"><text:s text:c="2"/>// Call to member function of base class.</text:span></text:p>
      <text:p text:style-name="Standard"><text:span text:style-name="T57"><text:s/></text:span><text:span text:style-name="T71"><text:s/>cout &lt;&lt; "Style: " &lt;&lt; style &lt;&lt; "\n";</text:span></text:p>
      <text:p text:style-name="P143"><text:s text:c="2"/>cout &lt;&lt; "Owner: " &lt;&lt; owner &lt;&lt; "\n"; }</text:p>
      <text:p text:style-name="P30"/>
      <text:p text:style-name="P67">//file paintm1.c</text:p>
      <text:p text:style-name="P67"/>
      <text:p text:style-name="Standard"><text:span text:style-name="T72">#include "paint.c"</text:span><text:span text:style-name="T61"> <text:s text:c="2"/></text:span><text:span text:style-name="T84">// Access to class definition.</text:span></text:p>
      <text:p text:style-name="P67">main( )</text:p>
      <text:p text:style-name="P67">{</text:p>
      <text:p text:style-name="P67"><text:s text:c="2"/>// create an object</text:p>
      <text:p text:style-name="P107"><text:s text:c="2"/>Painting Bull("Ralph Picasso", "Bull &amp; Doves",</text:p>
      <text:p text:style-name="P107"><text:s text:c="4"/>"Abstract Expressionism", "Bend Art Museum",</text:p>
      <text:p text:style-name="P107"><text:s text:c="5"/>5, 26, 88, 49995.25);</text:p>
      <text:p text:style-name="P107"/>
      <text:p text:style-name="P67"><text:s text:c="2"/>cout &lt;&lt; "\nCall to Member function of class paint.\n";</text:p>
      <text:p text:style-name="Standard"><text:span text:style-name="T29"><text:s/></text:span><text:span text:style-name="T41"><text:s/></text:span><text:span text:style-name="T24">Bull.information( );</text:span><text:span text:style-name="T29"> //call a member function of class painting</text:span></text:p>
      <text:p text:style-name="P67"/>
      <text:p text:style-name="P67"><text:s text:c="2"/>cout &lt;&lt; "\n\nCall to member function of base class OriginalWork.\n";</text:p>
      <text:p text:style-name="Standard"><text:span text:style-name="T29"><text:s/></text:span><text:span text:style-name="T56"><text:s/>Bull.print( );</text:span><text:span text:style-name="T29"> //call a function of the base class OriginalWork</text:span></text:p>
      <text:p text:style-name="P67">}</text:p>
      <text:p text:style-name="P67"/>
      <text:p text:style-name="P67"/>
      <text:p text:style-name="P94">Call to Member function of class paint.</text:p>
      <text:p text:style-name="P104">Painting: </text:p>
      <text:p text:style-name="P104">name: Bull &amp; Doves</text:p>
      <text:p text:style-name="P104">Author: Ralph Picasso</text:p>
      <text:p text:style-name="P104">Created on: 5/26/88</text:p>
      <text:p text:style-name="P104">Value: $49995.25</text:p>
      <text:p text:style-name="P104">Style: Abstract Expressionism</text:p>
      <text:p text:style-name="P104">Owner: Bend Art Museum</text:p>
      <text:p text:style-name="P67"/>
      <text:p text:style-name="P67"/>
      <text:p text:style-name="P67">Call to member function of base class OriginalWork.</text:p>
      <text:p text:style-name="P154">name: Bull &amp; Doves</text:p>
      <text:p text:style-name="P154">Author: Ralph Picasso</text:p>
      <text:p text:style-name="P154">Created on: 5/26/88</text:p>
      <text:p text:style-name="P154">Value: $49995.25</text:p>
      <text:p text:style-name="Standard"/>
      <text:p text:style-name="P29"/>
      <text:p text:style-name="P178">Single Inheritance</text:p>
      <text:p text:style-name="P178"/>
      <text:p text:style-name="P187"><draw:frame draw:style-name="fr21" draw:name="Object6" text:anchor-type="as-char" svg:width="4.7425in" svg:height="4.7425in" draw:z-index="10"><draw:object-ole xlink:href="./Object 6" xlink:type="simple" xlink:show="embed" xlink:actuate="onLoad"/><draw:image xlink:href="./ObjectReplacements/Object 6" xlink:type="simple" xlink:show="embed" xlink:actuate="onLoad"/></draw:frame></text:p>
      <text:p text:style-name="P70"/>
      <text:p text:style-name="P70"/>
      <text:p text:style-name="P70"/>
      <text:p text:style-name="P70"/>
      <text:p text:style-name="P70"/>
      <text:p text:style-name="P70"/>
      <text:p text:style-name="P70"/>
      <text:p text:style-name="P27">//file cubist.c</text:p>
      <text:p text:style-name="P70">// building a new class from an existing class derieved from another class</text:p>
      <text:p text:style-name="P70"/>
      <text:p text:style-name="Standard"><text:span text:style-name="T56">#include "paint.c"</text:span><text:span text:style-name="T57"> <text:s text:c="3"/></text:span><text:span text:style-name="T92">// This indirectly inherits "owork.cpp".</text:span></text:p>
      <text:p text:style-name="Standard"><text:span text:style-name="T19">class Cubist </text:span><text:span text:style-name="T46">: public Painting </text:span><text:span text:style-name="T19">{</text:span></text:p>
      <text:p text:style-name="Standard"><text:span text:style-name="T61"><text:s text:c="2"/>int number_of_eyes;</text:span><text:span text:style-name="T19"> </text:span><text:span text:style-name="T84"><text:s/>//... on same side of face</text:span></text:p>
      <text:p text:style-name="P104">public:</text:p>
      <text:p text:style-name="P134"><text:s text:c="2"/>Cubist( char * artist, char * title, char * sty,</text:p>
      <text:p text:style-name="P134"><text:s text:c="15"/>int eyes, char * own, int m, int d, int y, float val);</text:p>
      <text:p text:style-name="P134"/>
      <text:p text:style-name="P134"><text:s text:c="2"/>int eyes(){return number_of_eyes;}</text:p>
      <text:p text:style-name="Standard"><text:span text:style-name="T19">}; </text:span><text:span text:style-name="T84">//end class definition</text:span></text:p>
      <text:p text:style-name="P94"/>
      <text:p text:style-name="P67">// Note you can call constructors from the immediate base class</text:p>
      <text:p text:style-name="P67">// but not directly the class the base class was inherited from.</text:p>
      <text:p text:style-name="Standard"><text:span text:style-name="T19">Cubist::</text:span><text:span text:style-name="T61">Cubist( char *artist, char *title,</text:span></text:p>
      <text:p text:style-name="P134"><text:tab/><text:tab/>char *sty, int eyes, char *own, int m, int d, int y, float val)</text:p>
      <text:p text:style-name="Standard"><text:span text:style-name="T61"><text:s/></text:span><text:span text:style-name="T54">:</text:span><text:span text:style-name="T64"> </text:span><text:span text:style-name="T54">Painting(artist, title, sty, own, m, d, y, val) </text:span></text:p>
      <text:p text:style-name="Standard"><text:span text:style-name="T54"><text:s text:c="17"/>{ number_of_eyes = eyes; </text:span><text:span text:style-name="T61">}</text:span></text:p>
      <text:p text:style-name="P67"/>
      <text:p text:style-name="P78">//file ucubist.c</text:p>
      <text:p text:style-name="P78">// building a new class from an existing class derieved from another class.</text:p>
      <text:p text:style-name="P67">#include &lt;iostream.h&gt;</text:p>
      <text:p text:style-name="P107">#include "cubist.c"</text:p>
      <text:p text:style-name="P67">main( )</text:p>
      <text:p text:style-name="P67">{</text:p>
      <text:p text:style-name="Standard"><text:span text:style-name="T29"><text:s text:c="2"/></text:span><text:span text:style-name="T17">Cubist</text:span><text:span text:style-name="T29"> Only("Bob Dega", "I Only Have Eyes ...",</text:span></text:p>
      <text:p text:style-name="P67"><text:tab/> <text:s text:c="5"/>"early", 3, "Bend Art Museum", 1, 14, 88, 196.45);</text:p>
      <text:p text:style-name="P70"/>
      <text:p text:style-name="Standard"><text:span text:style-name="T29"><text:s text:c="2"/>Only.</text:span><text:span text:style-name="T19">information( );</text:span></text:p>
      <text:p text:style-name="P67"><text:s text:c="2"/>cout &lt;&lt; "This was from the " &lt;&lt; Only.eyes( )</text:p>
      <text:p text:style-name="P67"><text:s text:c="7"/>&lt;&lt; " eye period\n";</text:p>
      <text:p text:style-name="P67">}</text:p>
      <text:p text:style-name="P212">Painting: </text:p>
      <text:p text:style-name="P212">name: I Only Have Eyes ...</text:p>
      <text:p text:style-name="P212">Author: Bob Dega</text:p>
      <text:p text:style-name="P212">Created on: 1/14/88</text:p>
      <text:p text:style-name="P212">Value: $196.449997</text:p>
      <text:p text:style-name="P212">Style: early</text:p>
      <text:p text:style-name="P212">Owner: Bend Art Museum</text:p>
      <text:p text:style-name="P213">This was from the 3 eye period</text:p>
      <text:p text:style-name="P24"><text:span text:style-name="T34">// file date.c <text:s/>GNU</text:span><text:span text:style-name="T34"> <text:s text:c="7"/>g++ -c date.c</text:span></text:p>
      <text:p text:style-name="P70">#include &lt;iostream&gt;</text:p>
      <text:p text:style-name="P70">using namespace std;</text:p>
      <text:p text:style-name="P102">class date {</text:p>
      <text:p text:style-name="P102">private:</text:p>
      <text:p text:style-name="P132"><text:s text:c="2"/>int month, day, year;</text:p>
      <text:p text:style-name="P144"/>
      <text:p text:style-name="P102">public:</text:p>
      <text:p text:style-name="P132"><text:s text:c="2"/>date( ); /*default constructor, initial date value --&gt; use today's date*/</text:p>
      <text:p text:style-name="P144"/>
      <text:p text:style-name="P132"><text:s text:c="2"/>date( int m, int d = 1, int y = 89 );</text:p>
      <text:p text:style-name="P144"/>
      <text:p text:style-name="P132"><text:s text:c="2"/>date( char * datestring );</text:p>
      <text:p text:style-name="P144"/>
      <text:p text:style-name="P132"><text:s text:c="2"/>date( date &amp; );</text:p>
      <text:p text:style-name="P144"/>
      <text:p text:style-name="P132"><text:s text:c="2"/>void print( char * msg = "" );</text:p>
      <text:p text:style-name="P102">};</text:p>
      <text:p text:style-name="P67"/>
      <text:p text:style-name="P70">#include &lt;time.h&gt;</text:p>
      <text:p text:style-name="P70">#include &lt;stdlib.h&gt;</text:p>
      <text:p text:style-name="P70"/>
      <text:p text:style-name="Standard"><text:span text:style-name="T34">date::</text:span><text:span text:style-name="T69">date( ) { <text:s/>struct tm *t; <text:s/>time_t ltim; <text:s/>time(&amp;ltime);</text:span></text:p>
      <text:p text:style-name="P138"><text:s text:c="2"/>t = localtime(&amp;ltime); <text:s/>month = t -&gt; tm_mon + 1;</text:p>
      <text:p text:style-name="P138"><text:s text:c="2"/>day = t -&gt; tm_mday; <text:s/>year = t -&gt; tm_year;</text:p>
      <text:p text:style-name="P138">}</text:p>
      <text:p text:style-name="P70"/>
      <text:p text:style-name="Standard"><text:span text:style-name="T34">date:: </text:span><text:span text:style-name="T69">date(int m, int d, int y){ <text:s/>month = m; day = d; year = y;}</text:span></text:p>
      <text:p text:style-name="Standard"><text:span text:style-name="T69"><text:s text:c="8"/></text:span><text:span text:style-name="T34"><text:s/>// note we only give default values in the class declaration</text:span></text:p>
      <text:p text:style-name="P70"/>
      <text:p text:style-name="Standard"><text:span text:style-name="T34">date::</text:span><text:span text:style-name="T69">date(char* datestring){</text:span></text:p>
      <text:p text:style-name="P138"><text:s text:c="2"/>char buf[10]; //temporary holder for pieces of the date</text:p>
      <text:p text:style-name="P138"><text:s text:c="2"/>char * dt = datestring; <text:s/>month = atoi(dt); //converts until unrecognized char</text:p>
      <text:p text:style-name="P138"><text:s text:c="2"/>while(*dt != '/' &amp;&amp; *dt != ':') dt++; <text:s/>dt++; <text:s/>//move past '/' or ':'</text:p>
      <text:p text:style-name="P138"><text:s text:c="2"/>day = atoi(dt); <text:s/>while(*dt != '/' &amp;&amp; *dt != ':') dt++;</text:p>
      <text:p text:style-name="P138"><text:s text:c="2"/>dt++; <text:s/>year = atoi(dt);</text:p>
      <text:p text:style-name="P138">}</text:p>
      <text:p text:style-name="P70"/>
      <text:p text:style-name="Standard"><text:span text:style-name="T34">date::</text:span><text:span text:style-name="T69">date(date &amp; otherdate) { // the copy-initializer</text:span></text:p>
      <text:p text:style-name="P138"><text:s text:c="2"/>month = otherdate.month; <text:s/>day = otherdate.day; <text:s/>year = otherdate.year;</text:p>
      <text:p text:style-name="P138">}</text:p>
      <text:p text:style-name="P70"/>
      <text:p text:style-name="Standard"><text:span text:style-name="T34">void date::</text:span><text:span text:style-name="T69">print(char * msg) { cout &lt;&lt; msg &lt;&lt; " date: " &lt;&lt; month &lt;&lt;"/" </text:span></text:p>
      <text:p text:style-name="P138">&lt;&lt; day &lt;&lt; "/" &lt;&lt; year &lt;&lt; "\n";}</text:p>
      <text:p text:style-name="P24"><text:span text:style-name="T29">// file datem1.c</text:span><text:span text:style-name="T29"> <text:s text:c="2"/>g++ -o datem1 datem1.c</text:span></text:p>
      <text:p text:style-name="P67"/>
      <text:p text:style-name="P184">#include "date.c"</text:p>
      <text:p text:style-name="P67">int main( ) {</text:p>
      <text:p text:style-name="Standard"><text:span text:style-name="T29"><text:s text:c="2"/></text:span><text:span text:style-name="T17">date today;</text:span><text:span text:style-name="T29"> <text:s/>//calls date();</text:span></text:p>
      <text:p text:style-name="P67"/>
      <text:p text:style-name="Standard"><text:span text:style-name="T29"><text:s text:c="2"/></text:span><text:span text:style-name="T77">date also_today(today);</text:span><text:span text:style-name="T29"> //calls data(date &amp;);</text:span></text:p>
      <text:p text:style-name="P67"/>
      <text:p text:style-name="Standard"><text:span text:style-name="T29"><text:s text:c="2"/></text:span><text:span text:style-name="T61">date today_too = today;</text:span><text:span text:style-name="T29"> //calls date(date &amp;);</text:span></text:p>
      <text:p text:style-name="P67"/>
      <text:p text:style-name="Standard"><text:span text:style-name="T29"><text:s text:c="2"/></text:span><text:span text:style-name="T47">date long_ago(1,15,1947);</text:span><text:span text:style-name="T29"> //calls date(int, int, int)</text:span></text:p>
      <text:p text:style-name="P67"/>
      <text:p text:style-name="Standard"><text:span text:style-name="T29"><text:s/></text:span><text:span text:style-name="T7"><text:s/>date far_ahead("7/8/2038");</text:span><text:span text:style-name="T29"> <text:s/>//calls date(char *);</text:span></text:p>
      <text:p text:style-name="P67"/>
      <text:p text:style-name="P104"><text:s text:c="2"/>today.print("today");</text:p>
      <text:p text:style-name="P104"/>
      <text:p text:style-name="P167"><text:s text:c="2"/>also_today.print("also_today");</text:p>
      <text:p text:style-name="P167"/>
      <text:p text:style-name="P134"><text:s text:c="2"/>today_too.print("today_too");</text:p>
      <text:p text:style-name="P134"/>
      <text:p text:style-name="P154"><text:s text:c="2"/>long_ago.print("long_ago");</text:p>
      <text:p text:style-name="P154"/>
      <text:p text:style-name="P51"><text:s text:c="2"/>far_ahead.print("far_ahead");</text:p>
      <text:p text:style-name="P67"><text:s text:c="2"/>return 0;</text:p>
      <text:p text:style-name="P67">}</text:p>
      <text:p text:style-name="P67"/>
      <text:p text:style-name="P67"/>
      <text:p text:style-name="P104">today date: <text:s/>5/02/10</text:p>
      <text:p text:style-name="P167">also_today date: <text:s/>5/02/10</text:p>
      <text:p text:style-name="P134">today_too date: <text:s text:c="2"/>5/02/10</text:p>
      <text:p text:style-name="P154">long_ago date: <text:s/>1/15/1947</text:p>
      <text:p text:style-name="P51">far_ahead date: <text:s/>7/8/2038</text:p>
      <text:p text:style-name="P67"/>
      <text:p text:style-name="P35">Single Inheritance C++</text:p>
      <text:p text:style-name="P68"/>
      <text:p text:style-name="P67"/>
      <text:p text:style-name="P187"><draw:frame draw:style-name="fr22" draw:name="Object7" text:anchor-type="as-char" svg:width="5.9535in" svg:height="4.1409in" draw:z-index="107"><draw:object-ole xlink:href="./Object 7" xlink:type="simple" xlink:show="embed" xlink:actuate="onLoad"/><draw:image xlink:href="./ObjectReplacements/Object 7" xlink:type="simple" xlink:show="embed" xlink:actuate="onLoad"/></draw:frame></text:p>
      <text:p text:style-name="Standard"><text:span text:style-name="T90"><text:s text:c="88"/></text:span><text:span text:style-name="T90"><draw:frame draw:style-name="fr23" draw:name="Object8" text:anchor-type="as-char" svg:width="1.75in" svg:height="3.1083in" draw:z-index="11"><draw:object-ole xlink:href="./Object 8" xlink:type="simple" xlink:show="embed" xlink:actuate="onLoad"/><draw:image xlink:href="./ObjectReplacements/Object 8" xlink:type="simple" xlink:show="embed" xlink:actuate="onLoad"/></draw:frame></text:span></text:p>
      <text:p text:style-name="Standard"><text:span text:style-name="T90"/></text:p>
      <text:p text:style-name="P67">Embed “beginning” and “end” dates in Cubist Period.</text:p>
      <text:p text:style-name="P27">//file cubist2.c</text:p>
      <text:p text:style-name="P70"/>
      <text:p text:style-name="P109">#include "cubist.c"</text:p>
      <text:p text:style-name="P109">#include "date.c"</text:p>
      <text:p text:style-name="P70"/>
      <text:p text:style-name="Standard"><text:span text:style-name="T17">class CubistPeriod :</text:span><text:span text:style-name="T46"> Cubist</text:span><text:span text:style-name="T17"> {</text:span></text:p>
      <text:p text:style-name="Standard"><text:span text:style-name="T17"><text:s text:c="2"/></text:span><text:span text:style-name="T6">date</text:span><text:span text:style-name="T17"> beginning; <text:s/>// getting the structure from another class</text:span></text:p>
      <text:p text:style-name="Standard"><text:span text:style-name="T17"><text:s text:c="2"/></text:span><text:span text:style-name="T6">date</text:span><text:span text:style-name="T17"> end;</text:span></text:p>
      <text:p text:style-name="P102">public: </text:p>
      <text:p text:style-name="Standard"><text:span text:style-name="T17"><text:s text:c="2"/></text:span><text:span text:style-name="T59">CubistPeriod(char * artist, char * title, char * sty, int eyes,</text:span></text:p>
      <text:p text:style-name="P132"><text:tab/> <text:s text:c="6"/>char * own, int m, int d, int y, float val,</text:p>
      <text:p text:style-name="P132"><text:tab/> <text:s text:c="6"/>char * start, char * finish)</text:p>
      <text:p text:style-name="Standard"><text:span text:style-name="T59"><text:s text:c="4"/>: </text:span><text:span text:style-name="T46">Cubist</text:span><text:span text:style-name="T59">(artist,title,sty,eyes,own,m,d,y,val),</text:span></text:p>
      <text:p text:style-name="Standard"><text:span text:style-name="T59"><text:s text:c="6"/></text:span><text:span text:style-name="T6">beginning</text:span><text:span text:style-name="T59">(start), <text:s/></text:span><text:span text:style-name="T6">end</text:span><text:span text:style-name="T59">(finish) { <text:s text:c="2"/>}</text:span></text:p>
      <text:p text:style-name="P102"/>
      <text:p text:style-name="P132"><text:s text:c="2"/>void All_info() <text:s/>{ information( );</text:p>
      <text:p text:style-name="Standard"><text:span text:style-name="T59"><text:s text:c="5"/>cout &lt;&lt; "period starts: "; </text:span><text:span text:style-name="T6">beginning</text:span><text:span text:style-name="T59">.print( );</text:span></text:p>
      <text:p text:style-name="Standard"><text:span text:style-name="T59"><text:s text:c="5"/>cout &lt;&lt; "period ends: <text:s text:c="2"/>";</text:span><text:span text:style-name="T6"> end</text:span><text:span text:style-name="T59">.print }</text:span></text:p>
      <text:p text:style-name="P102">};</text:p>
      <text:p text:style-name="P67"/>
      <text:p text:style-name="P70">// in file cubist2m.c</text:p>
      <text:p text:style-name="P70">#include "cubist2.c"</text:p>
      <text:p text:style-name="P67">main( )</text:p>
      <text:p text:style-name="P67">{</text:p>
      <text:p text:style-name="Standard"><text:span text:style-name="T29"><text:s text:c="2"/></text:span><text:span text:style-name="T19">CubistPeriod</text:span><text:span text:style-name="T29"> Dog("Bob Dega", "Five-legged dog",</text:span></text:p>
      <text:p text:style-name="P67"><text:s text:c="5"/>"middle", 2, "Bend Art Museum", 2, 24, 88, 399.25,</text:p>
      <text:p text:style-name="P67"><text:s text:c="5"/>"11/15/87", "2/25/88");</text:p>
      <text:p text:style-name="P67"/>
      <text:p text:style-name="P104"><text:s text:c="2"/>Dog.All_info( );</text:p>
      <text:p text:style-name="P67">}</text:p>
      <text:p text:style-name="P67"/>
      <text:p text:style-name="P140">Painting: <text:s text:c="50"/>// <text:s/>From class Painting.</text:p>
      <text:p text:style-name="P113">name: Five-legged dog <text:s text:c="29"/>// <text:s/>From class OriginalWork.</text:p>
      <text:p text:style-name="P113">Author: Bob Dega</text:p>
      <text:p text:style-name="P113">Created on: 2/24/88</text:p>
      <text:p text:style-name="P113">Value: $399.25</text:p>
      <text:p text:style-name="P140">Style: middle <text:s text:c="42"/>// <text:s/>From class Painting.</text:p>
      <text:p text:style-name="P140">Owner: Bend Art Museum</text:p>
      <text:p text:style-name="P156">period starts: <text:s/>date: 11/15/87 <text:s text:c="18"/>// <text:s/>From class Date.</text:p>
      <text:p text:style-name="P156">period ends: <text:s text:c="3"/>date: 2/25/88</text:p>
      <text:p text:style-name="P21"><text:span text:style-name="T34">//mixin1bio.cpp</text:span><text:span text:style-name="T34"> <text:s/>GNU</text:span></text:p>
      <text:p text:style-name="P4">#include &lt;iostream&gt;</text:p>
      <text:p text:style-name="P4">using namespace std;</text:p>
      <text:p text:style-name="P4">#include &lt;ostream&gt;</text:p>
      <text:p text:style-name="P13"/>
      <text:p text:style-name="P4">class Triangle{</text:p>
      <text:p text:style-name="P3">private:</text:p>
      <text:p text:style-name="P3"><text:s text:c="2"/>double Base, Height;</text:p>
      <text:p text:style-name="P3">public:</text:p>
      <text:p text:style-name="P3"><text:s text:c="2"/>Triangle(double B, double H){Base = B; Height = H;}</text:p>
      <text:p text:style-name="P3"><text:s text:c="2"/>Triangle( ){Base = 0.0; Height = 0.0;}</text:p>
      <text:p text:style-name="P3"><text:s text:c="2"/>double Area( ){return 0.5 * Base * Height;}</text:p>
      <text:p text:style-name="P3"><text:s text:c="2"/>void SetTriangleBase(double B){Base = B;}</text:p>
      <text:p text:style-name="P3"><text:s text:c="2"/>void SetTriangleHeight(double H){Height = H;}</text:p>
      <text:p text:style-name="Plain_20_Text"><text:span text:style-name="T45">}</text:span><text:span text:style-name="T34">;</text:span></text:p>
      <text:p text:style-name="P13"/>
      <text:p text:style-name="P15">enum ColorType { red, green, blue, gold};</text:p>
      <text:p text:style-name="P15">ostream &amp;operator&lt;&lt;(ostream &amp;s, const ColorType &amp;lt) {</text:p>
      <text:p text:style-name="P15"><text:s text:c="2"/>switch (lt) {</text:p>
      <text:p text:style-name="P15"><text:s text:c="4"/>case red: <text:s text:c="4"/>return (s &lt;&lt; "red");</text:p>
      <text:p text:style-name="P15"><text:s text:c="4"/>case green: <text:s text:c="2"/>return (s &lt;&lt; "green");</text:p>
      <text:p text:style-name="P15"><text:s text:c="4"/>case blue: <text:s text:c="3"/>return (s &lt;&lt; "blue");</text:p>
      <text:p text:style-name="P15"><text:s text:c="4"/>case gold: <text:s text:c="3"/>return (s &lt;&lt; "gold");</text:p>
      <text:p text:style-name="P15"><text:s text:c="2"/>}</text:p>
      <text:p text:style-name="P15"><text:s text:c="2"/>return(s &lt;&lt; "unknown color");</text:p>
      <text:p text:style-name="P15">}</text:p>
      <text:p text:style-name="P13"/>
      <text:p text:style-name="P4">template &lt;class ClassType&gt;</text:p>
      <text:p text:style-name="P4">class ColoredObj: public ClassType{</text:p>
      <text:p text:style-name="P4"><text:s text:c="2"/>private:</text:p>
      <text:p text:style-name="P4"><text:s text:c="4"/>ColorType MyColor;</text:p>
      <text:p text:style-name="P4"><text:s text:c="2"/>public:</text:p>
      <text:p text:style-name="P4"><text:s text:c="4"/>ClassType* CpPt;</text:p>
      <text:p text:style-name="P4"><text:s text:c="4"/>ColoredObj(ColorType MC){CpPt = new ClassType( ); MyColor = MC;}</text:p>
      <text:p text:style-name="P4"><text:s text:c="4"/>ColorType CurrentColor( ){ return MyColor;}</text:p>
      <text:p text:style-name="P4">};</text:p>
      <text:p text:style-name="P14"><draw:frame draw:style-name="fr6" draw:name="Frame6" text:anchor-type="char" svg:x="4.2543in" svg:y="0.0272in" svg:width="1.5209in" svg:height="1.0165in" draw:z-index="95"><draw:text-box><text:p text:style-name="P128">T1 area = 176</text:p><text:p text:style-name="P128">T3 area = 50</text:p><text:h text:style-name="Heading_20_2" text:outline-level="2">Color = gold</text:h><text:p text:style-name="P130">e</text:p></draw:text-box></draw:frame></text:p>
      <text:p text:style-name="P4">int main( ){ </text:p>
      <text:p text:style-name="P4"><text:s text:c="2"/>char ch;</text:p>
      <text:p text:style-name="P4"><text:s text:c="2"/>Triangle T1(16, 22); <text:s/>Triangle T2(17.8, 25.5);</text:p>
      <text:p text:style-name="P13"/>
      <text:p text:style-name="P4"><text:s text:c="2"/>ColoredObj&lt;Triangle&gt; T3(gold);</text:p>
      <text:p text:style-name="P13"/>
      <text:p text:style-name="P4"><text:s text:c="2"/>cout &lt;&lt; "T1 area = " &lt;&lt; T1.Area( ) &lt;&lt; endl;</text:p>
      <text:p text:style-name="P13"/>
      <text:p text:style-name="P4"><text:s text:c="2"/>(*(T3.CpPt)).SetTriangleBase(20.0); <text:s/>(*(T3.CpPt)).SetTriangleHeight(5.0);</text:p>
      <text:p text:style-name="P13"/>
      <text:p text:style-name="P4"><text:s text:c="2"/>cout &lt;&lt; "T3 area = " &lt;&lt; (*(T3.CpPt)).Area( ) &lt;&lt; endl;</text:p>
      <text:p text:style-name="P13"/>
      <text:p text:style-name="Plain_20_Text"><text:span text:style-name="T32"><text:s text:c="2"/>if( T3.CurrentColor( )== gold) <text:s/>{cout &lt;&lt; "Color = " &lt;&lt; </text:span><text:span text:style-name="T13">T3.CurrentColor() </text:span><text:span text:style-name="T33">&lt;&lt; “\n”; }</text:span></text:p>
      <text:p text:style-name="P13"/>
      <text:p text:style-name="P4"><text:s text:c="2"/>cin &gt;&gt; ch; <text:s text:c="2"/>return 0;</text:p>
      <text:p text:style-name="P2">}</text:p>
      <text:p text:style-name="P22">#include &lt;iostream.h&gt; <text:s text:c="20"/>//mixin1.cpp </text:p>
      <text:p text:style-name="P4">#include &lt;ostream.h&gt;</text:p>
      <text:p text:style-name="P4"/>
      <text:p text:style-name="P4">//template &lt;class MyType&gt;</text:p>
      <text:p text:style-name="P4">class Triangle{</text:p>
      <text:p text:style-name="P4">private:</text:p>
      <text:p text:style-name="P4"><text:s text:c="2"/>double Base, Height;</text:p>
      <text:p text:style-name="P4">public:</text:p>
      <text:p text:style-name="P4"><text:s text:c="2"/>Triangle(double B, double H){Base = B; Height = H;}</text:p>
      <text:p text:style-name="P4"><text:s text:c="2"/>Triangle( ){Base = 0.0; Height = 0.0;}</text:p>
      <text:p text:style-name="P4"><text:s text:c="2"/>double Area( ){return 0.5 * Base * Height;}</text:p>
      <text:p text:style-name="P4"><text:s text:c="2"/>void SetTriangleBase(double B){Base = B;}</text:p>
      <text:p text:style-name="P4"><text:s text:c="2"/>void SetTriangleHeight(double H){Height = H;}</text:p>
      <text:p text:style-name="P4">};</text:p>
      <text:p text:style-name="P4"/>
      <text:p text:style-name="P4">enum ColorType { red, green, blue, gold};</text:p>
      <text:p text:style-name="P4"/>
      <text:p text:style-name="P4">template &lt;class ClassType&gt;</text:p>
      <text:p text:style-name="P4">class ColoredObj: public ClassType{</text:p>
      <text:p text:style-name="P4"/>
      <text:p text:style-name="P4">private:</text:p>
      <text:p text:style-name="P4"><text:s/></text:p>
      <text:p text:style-name="P4"><text:s text:c="2"/>ColorType MyColor;</text:p>
      <text:p text:style-name="P4">public:</text:p>
      <text:p text:style-name="P4"><text:s text:c="3"/></text:p>
      <text:p text:style-name="P4"><text:s text:c="2"/>ClassType* CpPt;</text:p>
      <text:p text:style-name="P4"><text:s text:c="2"/>ColoredObj(ColorType MC){CpPt = new ClassType( ); MyColor = MC;}</text:p>
      <text:p text:style-name="P4"><text:s text:c="2"/>ColorType CurrentColor( ){return MyColor;}</text:p>
      <text:p text:style-name="P4">};</text:p>
      <text:p text:style-name="P4"/>
      <text:p text:style-name="P4">void main( ){</text:p>
      <text:p text:style-name="P4"><text:s text:c="2"/>char ch;</text:p>
      <text:p text:style-name="P4"><text:s text:c="2"/>Triangle T1(16, 22);</text:p>
      <text:p text:style-name="P4"><draw:frame draw:style-name="fr7" draw:name="Frame7" text:anchor-type="char" svg:x="4.8429in" svg:y="0.0827in" svg:width="1.5098in" svg:height="0.8429in" draw:z-index="97"><draw:text-box><text:p text:style-name="P128">T1 area = 176</text:p><text:p text:style-name="P128">T3 area = 50</text:p><text:p text:style-name="P126">Color = gold!</text:p></draw:text-box></draw:frame> <text:s/>Triangle T2(17.8, 25.5);</text:p>
      <text:p text:style-name="P4"/>
      <text:p text:style-name="P4"><text:s text:c="2"/>ColoredObj&lt;Triangle&gt; T3(gold);</text:p>
      <text:p text:style-name="P4"/>
      <text:p text:style-name="P4"><text:s text:c="2"/>cout &lt;&lt; "T1 area = " &lt;&lt; T1.Area( ) &lt;&lt; endl;</text:p>
      <text:p text:style-name="P4"><text:s text:c="2"/>(*(T3.CpPt)).SetTriangleBase(20.0);</text:p>
      <text:p text:style-name="P4"><text:s text:c="2"/>(*(T3.CpPt)).SetTriangleHeight(5.0);</text:p>
      <text:p text:style-name="P4"><text:s text:c="2"/>cout &lt;&lt; "T3 area = " &lt;&lt; (*(T3.CpPt)).Area() &lt;&lt; endl;</text:p>
      <text:p text:style-name="Plain_20_Text"><text:span text:style-name="T32"><text:s text:c="2"/>if( T3.CurrentColor( )== gold) </text:span><text:span text:style-name="T13">cout &lt;&lt; "Color = gold!"&lt;&lt;</text:span><text:span text:style-name="T32"> endl;</text:span></text:p>
      <text:p text:style-name="P2"/>
      <text:p text:style-name="P4"><text:s/>cin &gt;&gt; ch;</text:p>
      <text:p text:style-name="P4"/>
      <text:p text:style-name="P4">}</text:p>
      <text:p text:style-name="P2"/>
      <text:p text:style-name="P23">#include &lt;iostream&gt; <text:s text:c="4"/>// file templateInheritance.cpp <text:s/>GNU</text:p>
      <text:p text:style-name="P5">using namespace std;</text:p>
      <text:p text:style-name="P8"/>
      <text:p text:style-name="P16">template&lt;class T&gt; </text:p>
      <text:p text:style-name="P16">class parent{</text:p>
      <text:p text:style-name="P16">private:</text:p>
      <text:p text:style-name="P16"><text:tab/>T a;</text:p>
      <text:p text:style-name="P16">public:</text:p>
      <text:p text:style-name="P16"><text:tab/>parent( ){ a = 0; }</text:p>
      <text:p text:style-name="P16"><text:tab/>void incrementParent( ){ a++; }</text:p>
      <text:p text:style-name="P16"><text:tab/>void printParent( ){ cout &lt;&lt; "a = " &lt;&lt; a &lt;&lt; endl; }</text:p>
      <text:p text:style-name="P16">};</text:p>
      <text:p text:style-name="P11"/>
      <text:p text:style-name="P20">template&lt;class R&gt;</text:p>
      <text:p text:style-name="Plain_20_Text"><text:span text:style-name="T60">class child1: </text:span><text:span text:style-name="T18">public parent&lt;</text:span><text:span text:style-name="T60">R</text:span><text:span text:style-name="T18">&gt;</text:span><text:span text:style-name="T60"> {</text:span></text:p>
      <text:p text:style-name="P20">private:</text:p>
      <text:p text:style-name="P20"><text:s text:c="4"/>R b;</text:p>
      <text:p text:style-name="P20">public:</text:p>
      <text:p text:style-name="Plain_20_Text"><text:span text:style-name="T60"><text:tab/>child1( ): </text:span><text:span text:style-name="T18">parent&lt;</text:span><text:span text:style-name="T60">R</text:span><text:span text:style-name="T18">&gt;( )</text:span><text:span text:style-name="T60"> { b = 0; }</text:span></text:p>
      <text:p text:style-name="P20"><text:tab/>void incrementChild1( ){ b++; }</text:p>
      <text:p text:style-name="P20"><text:tab/>void printChild1( ){ cout &lt;&lt; "b = " &lt;&lt; b &lt;&lt; endl; }</text:p>
      <text:p text:style-name="P20">};</text:p>
      <text:p text:style-name="P18"><draw:frame draw:style-name="fr7" draw:name="Frame8" text:anchor-type="char" svg:x="5.3429in" svg:y="0.0811in" svg:width="0.8429in" svg:height="2.8429in" draw:z-index="96"><draw:text-box><text:h text:style-name="Heading_20_1" text:outline-level="1">Output</text:h><text:p text:style-name="P129"/><text:p text:style-name="P129">p1</text:p><text:p text:style-name="P127">a = 0</text:p><text:p text:style-name="P127">a = 2</text:p><text:p text:style-name="P129">p2</text:p><text:p text:style-name="P127">a = 0</text:p><text:p text:style-name="P127">a = 1</text:p><text:p text:style-name="P129">c1</text:p><text:p text:style-name="P152">b = 1</text:p><text:p text:style-name="P127">a = 0</text:p></draw:text-box></draw:frame></text:p>
      <text:p text:style-name="P9">int main( ){</text:p>
      <text:p text:style-name="P16"><text:tab/>parent&lt;int&gt; p1;</text:p>
      <text:p text:style-name="P9"><text:tab/>cout &lt;&lt; "p1\n";</text:p>
      <text:p text:style-name="P16"><text:tab/>p1.printParent( );</text:p>
      <text:p text:style-name="P16"><text:tab/>p1.incrementParent( ); <text:s text:c="2"/>p1.incrementParent( );</text:p>
      <text:p text:style-name="P16"><text:tab/>p1.printParent( );</text:p>
      <text:p text:style-name="P19"/>
      <text:p text:style-name="P16"><text:tab/>parent&lt;float&gt; p2;</text:p>
      <text:p text:style-name="P9"><text:tab/>cout &lt;&lt; "p2\n";</text:p>
      <text:p text:style-name="P16"><text:tab/>p2.printParent( ); <text:s text:c="2"/>p2.incrementParent( );</text:p>
      <text:p text:style-name="P16"><text:tab/>p2.printParent( );</text:p>
      <text:p text:style-name="P12"/>
      <text:p text:style-name="P20"><text:tab/>child1&lt;int&gt; c1;</text:p>
      <text:p text:style-name="P9"><text:tab/>cout &lt;&lt; "c1\n";</text:p>
      <text:p text:style-name="P20"><text:tab/>c1.incrementChild1( );</text:p>
      <text:p text:style-name="P20"><text:tab/>c1.printChild1( );</text:p>
      <text:p text:style-name="P17"><text:tab/>c1.printParent( );</text:p>
      <text:p text:style-name="P9">return 0;</text:p>
      <text:p text:style-name="P9">}</text:p>
      <text:p text:style-name="P7"/>
      <text:p text:style-name="P40"><draw:frame draw:style-name="fr24" draw:name="Object9" text:anchor-type="as-char" svg:width="5.9965in" svg:height="4.1307in" draw:z-index="12"><draw:object-ole xlink:href="./Object 9" xlink:type="simple" xlink:show="embed" xlink:actuate="onLoad"/><draw:image xlink:href="./ObjectReplacements/Object 9" xlink:type="simple" xlink:show="embed" xlink:actuate="onLoad"/></draw:frame></text:p>
      <text:p text:style-name="P190"/>
      <text:p text:style-name="P188">In general data structures and methods are inherited from higher levels. <text:s/>A lower level may choose to redefine any inherited data structure or method. <text:s/>A sub level may decide not to utilize every thing it inherits. <text:s/>This may be an indication of a poor design. <text:s/>Sub levels will in general add new functionality in the form of data structures and / or methods.</text:p>
      <text:p text:style-name="P191"/>
      <text:p text:style-name="P188">Java does not support multiple inheritance. <text:s/>It introduced “interfaces” to provide some of the capabilities. <text:s/>Ada and Java both emphasize the use of design techniques and embedding to eliminate the need for multiple inheritance.</text:p>
      <text:p text:style-name="P191"/>
      <text:p text:style-name="P66">(Single inheritance in C++ despite multiple parents. <text:s/>C++ requires a common ancestor to be multiple inheritance. <text:s/>Multiple inheritance for Java and Ada – more than on parent. <text:s/>)</text:p>
      <text:p text:style-name="P10"/>
      <text:p text:style-name="P37">Inheritance</text:p>
      <text:p text:style-name="P179"/>
      <text:p text:style-name="P181">Replacing and / or Modifying Methods</text:p>
      <text:p text:style-name="P182"/>
      <text:p text:style-name="P62"><draw:frame draw:style-name="fr5" draw:name="Frame9" text:anchor-type="paragraph" svg:x="2.0173in" svg:y="0.0508in" svg:width="5.0638in" draw:z-index="13"><draw:text-box fo:min-height="0.1457in"><text:p text:style-name="Standard"><draw:frame draw:style-name="fr25" draw:name="Object10" text:anchor-type="as-char" svg:width="5.0638in" svg:height="3.1917in" draw:z-index="108"><draw:object-ole xlink:href="./Object 10" xlink:type="simple" xlink:show="embed" xlink:actuate="onLoad"/><draw:image xlink:href="./ObjectReplacements/Object 10" xlink:type="simple" xlink:show="embed" xlink:actuate="onLoad"/></draw:frame></text:p></draw:text-box></draw:frame></text:p>
      <text:p text:style-name="P62"/>
      <text:p text:style-name="P62">Each object will have its own copy of all class variables. <text:s/>Class methods are typically shared by all objects (re-entrant code). <text:s/>Note methods that are inherited may be modified, changed, or not utilized.</text:p>
      <text:p text:style-name="P62"/>
      <text:p text:style-name="P62">SpaceShuttle <text:s/>Atlantis, Moonraker;</text:p>
      <text:p text:style-name="P62">SpacePlane <text:s text:c="4"/>Enterprise;</text:p>
      <text:p text:style-name="P62">Probe <text:s text:c="15"/>Mars1, Mars2, Venus1;</text:p>
      <text:p text:style-name="P62"/>
      <text:p text:style-name="P62">Atlantis.start_motor( );</text:p>
      <text:p text:style-name="P62">Moonraker.start_motor( );</text:p>
      <text:p text:style-name="P62"/>
      <text:p text:style-name="P62">Enterprise.start_motor( );</text:p>
      <text:p text:style-name="P62"/>
      <text:p text:style-name="P62">Mars1.start_motor( );</text:p>
      <text:p text:style-name="P62"/>
      <text:p text:style-name="P24"><text:span text:style-name="T37">#include &lt;iostream</text:span><text:span text:style-name="T37">&gt; <text:s text:c="5"/>// Moonrake.cpp <text:s text:c="2"/>GNU</text:span></text:p>
      <text:p text:style-name="P80">using namespace std;</text:p>
      <text:p text:style-name="P52">class SpaceVehicle{</text:p>
      <text:p text:style-name="P52"><text:s text:c="2"/>private:</text:p>
      <text:p text:style-name="P52"><text:s text:c="4"/>int num_riders, motor, airlock;</text:p>
      <text:p text:style-name="P52"><text:s text:c="2"/>public:</text:p>
      <text:p text:style-name="P52"><text:s text:c="4"/>SpaceVehicle( ){num_riders = 4; motor = 350; airlock = 1;}</text:p>
      <text:p text:style-name="P52"><text:s text:c="4"/>void start_motor( ){ cout &lt;&lt; "SpaceVehicle start motor!\n";}</text:p>
      <text:p text:style-name="P52"><text:s text:c="4"/>void open_airlock( ){ cout &lt;&lt; "SpaceVehicle open airlock!\n";}</text:p>
      <text:p text:style-name="P52"><text:s text:c="4"/>void close_airlock( ){ cout &lt;&lt; "SpaceVehicle close airlock!\n";}</text:p>
      <text:p text:style-name="P52">};</text:p>
      <text:p text:style-name="P81"/>
      <text:p text:style-name="P140">class SpaceShuttle : public SpaceVehicle{</text:p>
      <text:p text:style-name="P140"><text:s text:c="2"/>private:</text:p>
      <text:p text:style-name="P140"><text:s text:c="4"/>int window;</text:p>
      <text:p text:style-name="P140"><text:s text:c="2"/>public:</text:p>
      <text:p text:style-name="P140"><text:s text:c="4"/>// Note the use of a "DEFAULT" constructor.</text:p>
      <text:p text:style-name="P140"><text:s text:c="4"/>void wave(){ cout &lt;&lt; "Shuttle crew wave at crowd.\n";}</text:p>
      <text:p text:style-name="P140">};</text:p>
      <text:p text:style-name="P81"/>
      <text:p text:style-name="P157">class SpacePlane : public SpaceVehicle{</text:p>
      <text:p text:style-name="P157">public:</text:p>
      <text:p text:style-name="P157"><text:s text:c="4"/>void start_motor( ) <text:s/>// Modify inherited start_motor( ). {</text:p>
      <text:p text:style-name="P157"><text:tab/> <text:s text:c="2"/>cout &lt;&lt; "In SpacePlane "; SpaceVehicle::start_motor( );</text:p>
      <text:p text:style-name="P157"><text:tab/> <text:s text:c="2"/>cout &lt;&lt; "Do extras for SpacePlane!\n";</text:p>
      <text:p text:style-name="P157"><text:s text:c="4"/>}</text:p>
      <text:p text:style-name="P157">};</text:p>
      <text:p text:style-name="P81"/>
      <text:p text:style-name="P109">class Probe : public SpaceVehicle{</text:p>
      <text:p text:style-name="P109">public:</text:p>
      <text:p text:style-name="P109"><text:s text:c="4"/>void start_motor( ) <text:s/>// Completely change function of start_motor( ).</text:p>
      <text:p text:style-name="P109"><text:s text:c="4"/>{cout &lt;&lt; "Probe start motor without using inherited start_motor( )!\n";}</text:p>
      <text:p text:style-name="P109"><draw:frame draw:style-name="fr8" draw:name="Frame10" text:anchor-type="paragraph" svg:x="3.6453in" svg:y="0.1874in" svg:width="4.5516in" draw:z-index="14"><draw:text-box fo:min-height="1.3008in"><text:p text:style-name="P214">Atlantis requests SpaceVehicle start motor!</text:p><text:p text:style-name="P214"/><text:p text:style-name="P214">Moonraker requests SpaceVehicle start motor!</text:p><text:p text:style-name="P214"/><text:p text:style-name="P214">Enterprise requests In SpacePlane SpaceVehicle start motor!</text:p><text:p text:style-name="P214">Do extras for SpacePlane!</text:p><text:p text:style-name="P214"/><text:p text:style-name="P214">Mars1 requests Probe start motor without using inherited start_motor()!</text:p></draw:text-box></draw:frame>};</text:p>
      <text:p text:style-name="P81"/>
      <text:p text:style-name="P73">void main( ) {</text:p>
      <text:p text:style-name="P73"><text:s text:c="2"/>SpaceShuttle Atlantis, Moonraker;</text:p>
      <text:p text:style-name="P73"><text:s text:c="2"/>SpacePlane Enterprise;</text:p>
      <text:p text:style-name="P73"><text:s text:c="2"/>Probe Mars1, Mars2, Venus1;</text:p>
      <text:p text:style-name="P81"/>
      <text:p text:style-name="P73"><text:s text:c="2"/>cout &lt;&lt; "\nAtlantis requests "; <text:s text:c="2"/>Atlantis.start_motor( );</text:p>
      <text:p text:style-name="P73"><text:s text:c="2"/>cout &lt;&lt; "\nMoonraker requests "; <text:s/>Moonraker.start_motor( );</text:p>
      <text:p text:style-name="P81"/>
      <text:p text:style-name="P73"><text:s text:c="2"/>cout &lt;&lt; "\nEnterprise requests "; Enterprise.start_motor( );</text:p>
      <text:p text:style-name="P81"/>
      <text:p text:style-name="P73"><text:s text:c="2"/>cout &lt;&lt; "\nMars1 requests "; <text:s text:c="5"/>Mars1.start_motor( );</text:p>
      <text:p text:style-name="P6">}</text:p>
      <text:p text:style-name="P41">Multiple Inheritance</text:p>
      <text:p text:style-name="P72"/>
      <text:p text:style-name="P189"><draw:frame draw:style-name="fr26" draw:name="Object11" text:anchor-type="as-char" svg:width="5.9929in" svg:height="3.9126in" draw:z-index="15"><draw:object-ole xlink:href="./Object 11" xlink:type="simple" xlink:show="embed" xlink:actuate="onLoad"/><draw:image xlink:href="./ObjectReplacements/Object 11" xlink:type="simple" xlink:show="embed" xlink:actuate="onLoad"/></draw:frame></text:p>
      <text:p text:style-name="P72"/>
      <text:p text:style-name="P41">Multiple Inheritance</text:p>
      <text:p text:style-name="P84"/>
      <text:p text:style-name="P84">// file multinh1.c <text:s/>GNU</text:p>
      <text:p text:style-name="P84">#include &lt;iostream&gt;</text:p>
      <text:p text:style-name="P84">using namespace std;</text:p>
      <text:p text:style-name="P84">#include &lt;stdio.h&gt;</text:p>
      <text:p text:style-name="P84"/>
      <text:p text:style-name="P112">class vehicle{</text:p>
      <text:p text:style-name="P112">private:</text:p>
      <text:p text:style-name="P139"><text:s text:c="2"/>int num_doors;</text:p>
      <text:p text:style-name="P139"><text:s text:c="2"/>char *vehicle_id;</text:p>
      <text:p text:style-name="P112">public:</text:p>
      <text:p text:style-name="P139"><text:s text:c="2"/>vehicle( int ndoors, char* id) { num_doors = ndoors; vehicle_id = id;}</text:p>
      <text:p text:style-name="P139"><text:s text:c="2"/>void print_num_doors( ){ cout &lt;&lt; "Number of doors is " &lt;&lt;num_doors&lt;&lt; ".\n";}</text:p>
      <text:p text:style-name="P139"><text:s text:c="2"/>void print_id( ){ cout &lt;&lt; "Vehicle id = " &lt;&lt; vehicle_id &lt;&lt; ".\n";}</text:p>
      <text:p text:style-name="P139"><text:s text:c="2"/>void start_motor( ) { cout &lt;&lt; "Vehicle start motor. \n";}</text:p>
      <text:p text:style-name="P112">};</text:p>
      <text:p text:style-name="P84"/>
      <text:p text:style-name="Standard"><text:span text:style-name="T16">class land_vehicle </text:span><text:span text:style-name="T49">: public vehicle</text:span></text:p>
      <text:p text:style-name="P112">{ private:</text:p>
      <text:p text:style-name="P139"><text:s text:c="4"/>int num_tires;</text:p>
      <text:p text:style-name="P112"><text:s text:c="2"/>public:</text:p>
      <text:p text:style-name="Standard"><text:span text:style-name="T70"><text:s text:c="4"/>land_vehicle(int ntires, int ndoors, char* id) </text:span><text:span text:style-name="T49">: vehicle( ndoors, id)</text:span></text:p>
      <text:p text:style-name="P139"><text:s text:c="10"/>{ num_tires = ntires;}</text:p>
      <text:p text:style-name="P139"><text:s text:c="4"/>void spin_tires( ){ cout&lt;&lt;"Spin " &lt;&lt; num_tires &lt;&lt; " tires on pavement.\n";}</text:p>
      <text:p text:style-name="P139"><text:s text:c="4"/>void turn_wheel( ){ cout &lt;&lt; "Turn land vehicle wheel. \n";}</text:p>
      <text:p text:style-name="P139"><text:s text:c="4"/>void print_land_vehicle(){ print_id(); print_num_doors( ); }</text:p>
      <text:p text:style-name="P112">};</text:p>
      <text:p text:style-name="P72"/>
      <text:p text:style-name="Standard"><text:span text:style-name="T16">class car </text:span><text:span text:style-name="T49">: public land_vehicle</text:span></text:p>
      <text:p text:style-name="P112">{ private:</text:p>
      <text:p text:style-name="P139"><text:s text:c="4"/>char* radio_type;</text:p>
      <text:p text:style-name="P112"><text:s text:c="2"/>public:</text:p>
      <text:p text:style-name="P139"><text:s text:c="4"/>car(char* rtype, int ntires, int ndoors, char* id)</text:p>
      <text:p text:style-name="Standard"><text:span text:style-name="T70"><text:tab/></text:span><text:span text:style-name="T49">: land_vehicle( ntires, ndoors, id)</text:span><text:span text:style-name="T70"> { radio_type = rtype;}</text:span></text:p>
      <text:p text:style-name="P139"><text:s text:c="4"/>void turn_on_radio( ){ cout &lt;&lt; "Turn on car radio.\n";}</text:p>
      <text:p text:style-name="P112">};</text:p>
      <text:p text:style-name="P84"/>
      <text:p text:style-name="Standard"><text:span text:style-name="T16">class truck </text:span><text:span text:style-name="T49">: public land_vehicle</text:span></text:p>
      <text:p text:style-name="P112">{ private:</text:p>
      <text:p text:style-name="P139"><text:s text:c="4"/>char* cb_type;</text:p>
      <text:p text:style-name="P112"><text:s text:c="2"/>public:</text:p>
      <text:p text:style-name="P139"><text:s text:c="4"/>truck( char* cb, int ntires, int ndoors, char* id)</text:p>
      <text:p text:style-name="Standard"><text:span text:style-name="T70"><text:tab/> <text:s text:c="2"/></text:span><text:span text:style-name="T49">: land_vehicle( ntires, ndoors, id)</text:span><text:span text:style-name="T70"> { cb_type = cb;}</text:span></text:p>
      <text:p text:style-name="P139"><text:s text:c="4"/>void turn_on_cb( ){ cout &lt;&lt; "Turn on CB.\n"; }</text:p>
      <text:p text:style-name="P112">};</text:p>
      <text:p text:style-name="P24"><text:span text:style-name="T16">class sea_vehicle </text:span><text:span text:style-name="T49">: public vehicle</text:span></text:p>
      <text:p text:style-name="P112">{ private:</text:p>
      <text:p text:style-name="P139"><text:s text:c="4"/>char* hull_type;</text:p>
      <text:p text:style-name="P112"><text:s text:c="2"/>public:</text:p>
      <text:p text:style-name="Standard"><text:span text:style-name="T70"><text:s text:c="4"/>sea_vehicle( char* hull, int ndoors, char* id) </text:span><text:span text:style-name="T49">: vehicle( ndoors, id)</text:span></text:p>
      <text:p text:style-name="P139"><text:s text:c="6"/>{ hull_type = hull;}</text:p>
      <text:p text:style-name="P139"><text:s text:c="4"/>void print_sea_vehicle( ){print_id(); print_num_doors();</text:p>
      <text:p text:style-name="P139"><text:tab/> <text:s text:c="2"/>cout &lt;&lt; "Hull type is " &lt;&lt; hull_type &lt;&lt; ".\n";}</text:p>
      <text:p text:style-name="P112">};</text:p>
      <text:p text:style-name="P72"/>
      <text:p text:style-name="Standard"><text:span text:style-name="T16">class yacht </text:span><text:span text:style-name="T49">: public sea_vehicle</text:span></text:p>
      <text:p text:style-name="P112">{ private:</text:p>
      <text:p text:style-name="P139"><text:s text:c="4"/>int num_shuffle_boards;</text:p>
      <text:p text:style-name="P112"><text:s text:c="2"/>public:</text:p>
      <text:p text:style-name="P139"><text:s text:c="4"/>yacht( int nsboards, char* hull, int ndoors, char* id)</text:p>
      <text:p text:style-name="Standard"><text:span text:style-name="T70"><text:tab/> <text:s/></text:span><text:span text:style-name="T49"><text:s/>: sea_vehicle(hull, ndoors, id)</text:span></text:p>
      <text:p text:style-name="P139"><text:tab/> <text:s text:c="2"/>{ num_shuffle_boards = nsboards;}</text:p>
      <text:p text:style-name="P139"><text:s text:c="4"/>void print( ){ print_sea_vehicle();</text:p>
      <text:p text:style-name="P139"><text:tab/><text:tab/> <text:s text:c="2"/>cout &lt;&lt; "Number of shuffle boards = "</text:p>
      <text:p text:style-name="P139"><text:tab/><text:tab/> <text:s text:c="2"/>&lt;&lt; num_shuffle_boards &lt;&lt; ".\n";}</text:p>
      <text:p text:style-name="P112">};</text:p>
      <text:p text:style-name="P72"/>
      <text:p text:style-name="Standard"><text:span text:style-name="T14">class amphibian </text:span><text:span text:style-name="T51">: public land_vehicle,</text:span><text:span text:style-name="T14"> </text:span><text:span text:style-name="T4">public sea_vehicle</text:span></text:p>
      <text:p text:style-name="P110">{ private:</text:p>
      <text:p text:style-name="P141"><text:s text:c="4"/>float mph_land, mph_sea;</text:p>
      <text:p text:style-name="P110"><text:s text:c="2"/>public:</text:p>
      <text:p text:style-name="P141"><text:s text:c="4"/>amphibian( char* rtype, int ntires, int ndoors,</text:p>
      <text:p text:style-name="P141"><text:tab/> <text:s text:c="6"/>char* id, int nsboards, char* hull, int mphland, int mphsea)</text:p>
      <text:p text:style-name="Standard"><text:span text:style-name="T68"><text:s text:c="6"/></text:span><text:span text:style-name="T51">: land_vehicle( ntires, ndoors, id),</text:span><text:span text:style-name="T68"> </text:span><text:span text:style-name="T4">sea_vehicle( hull, ndoors, id)</text:span></text:p>
      <text:p text:style-name="P141"><text:s text:c="6"/>{ mph_land = mphland; mph_sea = mphsea;}</text:p>
      <text:p text:style-name="P141"><text:s text:c="4"/>void print( ) { print_land_vehicle(); sea_vehicle::print_sea_vehicle();}</text:p>
      <text:p text:style-name="P110">};</text:p>
      <text:p text:style-name="P24"><text:span text:style-name="T35">int </text:span><text:span text:style-name="T43">main( )</text:span></text:p>
      <text:p text:style-name="P86">{</text:p>
      <text:p text:style-name="P115"><text:s text:c="2"/>car mustang("AM/FM", 4, 4, "Ford");</text:p>
      <text:p text:style-name="P115"><text:s text:c="2"/>mustang.print_id( );</text:p>
      <text:p text:style-name="P115"><text:s text:c="2"/>mustang.turn_on_radio( );</text:p>
      <text:p text:style-name="P115"><text:s text:c="2"/>mustang.start_motor( );</text:p>
      <text:p text:style-name="P86"><text:s text:c="2"/>printf("\n");</text:p>
      <text:p text:style-name="P86"/>
      <text:p text:style-name="P146"><text:s text:c="2"/>car chevy("AM/FM/Tape", 4, 2, "Chevy");</text:p>
      <text:p text:style-name="P146"><text:s text:c="2"/>chevy.print_id( );</text:p>
      <text:p text:style-name="P146"><text:s text:c="2"/>chevy.turn_on_radio( );</text:p>
      <text:p text:style-name="P146"><text:s text:c="2"/>chevy.start_motor();</text:p>
      <text:p text:style-name="P146"><text:s text:c="2"/>cout &lt;&lt; "Number of doors is ";</text:p>
      <text:p text:style-name="P146"><text:s text:c="2"/>chevy.print_num_doors( );</text:p>
      <text:p text:style-name="P86"><text:s text:c="2"/>printf("\n");</text:p>
      <text:p text:style-name="P86"/>
      <text:p text:style-name="P160"><text:s text:c="2"/>yacht mellissa( 4, "mono hull", 6, "Mellissa");</text:p>
      <text:p text:style-name="P160"><text:s text:c="2"/>mellissa.print( );</text:p>
      <text:p text:style-name="P86"><text:s text:c="2"/>printf("\n");</text:p>
      <text:p text:style-name="P86"/>
      <text:p text:style-name="P55"><text:s text:c="2"/>amphibian landing_craft("cb", 8, 0, "landing craft", 0, "mono", 65, 30);</text:p>
      <text:p text:style-name="P55"><text:s text:c="2"/>landing_craft.print( );</text:p>
      <text:p text:style-name="P86"><text:s text:c="2"/>cout &lt;&lt; "\n\n";</text:p>
      <text:p text:style-name="P86"/>
      <text:p text:style-name="P55"><text:s/>landing_craft.land_vehicle::start_motor( );</text:p>
      <text:p text:style-name="P55"><text:s/>landing_craft.sea_vehicle::start_motor( );</text:p>
      <text:p text:style-name="P86"><text:s/>return 0;</text:p>
      <text:p text:style-name="P86">}</text:p>
      <text:p text:style-name="P86"/>
      <text:p text:style-name="P117">Vehicle id = Ford.</text:p>
      <text:p text:style-name="P117">Turn on car radio.</text:p>
      <text:p text:style-name="P117">Vehicle start motor. </text:p>
      <text:p text:style-name="P117"/>
      <text:p text:style-name="P148">Vehicle id = Chevy.</text:p>
      <text:p text:style-name="P148">Turn on car radio.</text:p>
      <text:p text:style-name="P148">Vehicle start motor. </text:p>
      <text:p text:style-name="P148">Number of doors is Number of doors is 2.</text:p>
      <text:p text:style-name="P148"/>
      <text:p text:style-name="P162">Vehicle id = Mellissa.</text:p>
      <text:p text:style-name="P162">Number of doors is 6.</text:p>
      <text:p text:style-name="P162">Hull type is mono hull.</text:p>
      <text:p text:style-name="P162">Number of shuffle boards = 4.</text:p>
      <text:p text:style-name="P162"/>
      <text:p text:style-name="P57">Vehicle id = landing craft.</text:p>
      <text:p text:style-name="P57">Number of doors is 0.</text:p>
      <text:p text:style-name="P57">Vehicle id = landing craft.</text:p>
      <text:p text:style-name="P57">Number of doors is 0.</text:p>
      <text:p text:style-name="P57">Hull type is mono.</text:p>
      <text:p text:style-name="P57"/>
      <text:p text:style-name="P57"/>
      <text:p text:style-name="P57">Vehicle start motor. </text:p>
      <text:p text:style-name="P57">Vehicle start motor.</text:p>
      <text:p text:style-name="P30">// <text:s text:c="14"/>Virtual Base Classes</text:p>
      <text:p text:style-name="P67">// file multinh3.c <text:s text:c="3"/>GNU</text:p>
      <text:p text:style-name="P67">#include &lt;iostream&gt;</text:p>
      <text:p text:style-name="P67">using namespace std;</text:p>
      <text:p text:style-name="P102"/>
      <text:p text:style-name="Standard"><text:span text:style-name="T17">class Adam{ <text:s text:c="21"/></text:span><text:span text:style-name="T93"><text:s/>//</text:span><text:span text:style-name="T17"> </text:span><text:span text:style-name="T93">As a virtual base class, only one</text:span></text:p>
      <text:p text:style-name="Standard"><text:span text:style-name="T17"><text:s text:c="2"/>private: <text:s text:c="28"/></text:span><text:span text:style-name="T93">// instance of data elements exist</text:span></text:p>
      <text:p text:style-name="Standard"><text:span text:style-name="T17"><text:s text:c="3"/>int adam1; <text:s text:c="22"/></text:span><text:span text:style-name="T93">// in derived classes with multiple .</text:span></text:p>
      <text:p text:style-name="Standard"><text:span text:style-name="T17"><text:s text:c="2"/>public: <text:s text:c="29"/></text:span><text:span text:style-name="T93">// inheritance.</text:span></text:p>
      <text:p text:style-name="P102"><text:s text:c="4"/>Adam( ){ adam1 = 10;}</text:p>
      <text:p text:style-name="P102"><text:s text:c="4"/>void put_adam1( ){ cout &lt;&lt; "adam1 = " &lt;&lt; adam1 &lt;&lt; ".\n";}</text:p>
      <text:p text:style-name="P102">};</text:p>
      <text:p text:style-name="P102"/>
      <text:p text:style-name="Standard"><text:span text:style-name="T61">class Betty: </text:span><text:span text:style-name="T17">virtual public Adam</text:span><text:span text:style-name="T61"> {</text:span></text:p>
      <text:p text:style-name="P134"><text:s text:c="2"/>private:</text:p>
      <text:p text:style-name="P134"><text:s text:c="4"/>int betty1;</text:p>
      <text:p text:style-name="P134"><text:s text:c="2"/>public:</text:p>
      <text:p text:style-name="P134"><text:s text:c="4"/>Betty( ){ betty1 = 20;}</text:p>
      <text:p text:style-name="P134"><text:s text:c="4"/>void put_betty1( ){ cout &lt;&lt; "betty1 = " &lt;&lt; betty1 &lt;&lt; ".\n";}</text:p>
      <text:p text:style-name="P134">};</text:p>
      <text:p text:style-name="P134"/>
      <text:p text:style-name="Standard"><text:span text:style-name="T77">class Cindy: </text:span><text:span text:style-name="T17">virtual public Adam</text:span><text:span text:style-name="T77"> {</text:span></text:p>
      <text:p text:style-name="P167"><text:s text:c="2"/>private:</text:p>
      <text:p text:style-name="P167"><text:s text:c="4"/>int cindy1;</text:p>
      <text:p text:style-name="P167"><text:s text:c="2"/>public:</text:p>
      <text:p text:style-name="P167"><text:s text:c="4"/>Cindy( ){ cindy1 = 30;}</text:p>
      <text:p text:style-name="P167"><text:s text:c="4"/>void put_cindy1( ){ cout &lt;&lt; "cindy1 = " &lt;&lt; cindy1 &lt;&lt; ".\n";}</text:p>
      <text:p text:style-name="P167">};</text:p>
      <text:p text:style-name="P67"/>
      <text:p text:style-name="Standard"><text:span text:style-name="T47">class David : public Betty, public Cindy {</text:span><text:span text:style-name="T94"> // Multiple inheritance of Adam</text:span></text:p>
      <text:p text:style-name="P154"><text:s text:c="2"/>private:</text:p>
      <text:p text:style-name="P154"><text:s text:c="4"/>int david1;</text:p>
      <text:p text:style-name="P154"><text:s text:c="2"/>public:</text:p>
      <text:p text:style-name="P154"><text:s text:c="4"/>David( ){ david1 = 40;}</text:p>
      <text:p text:style-name="P154"><text:s text:c="4"/>void put_david1( ){ cout &lt;&lt; "\nPrint whole family \n"</text:p>
      <text:p text:style-name="P154"><text:tab/><text:tab/> <text:s text:c="6"/>&lt;&lt; "david1 = " &lt;&lt; david1 &lt;&lt; ".\n";</text:p>
      <text:p text:style-name="P154"><text:tab/><text:tab/> <text:s text:c="6"/>put_cindy1( ); put_betty1( ); put_adam1( );}</text:p>
      <text:p text:style-name="P154">};</text:p>
      <text:p text:style-name="P154"/>
      <text:p text:style-name="P93">// A default initializer must be specified for virtual base</text:p>
      <text:p text:style-name="P93">// classes.</text:p>
      <text:p text:style-name="P30"/>
      <text:p text:style-name="P67">int main( )</text:p>
      <text:p text:style-name="P67">{</text:p>
      <text:p text:style-name="Standard"><text:span text:style-name="T29"><text:s text:c="2"/>David family; <text:s text:c="6"/></text:span><text:span text:style-name="T93">// Multiple inheritance of virtual base class </text:span></text:p>
      <text:p text:style-name="P183"><text:s text:c="29"/>// Adam but only one cope of instance variables.</text:p>
      <text:p text:style-name="P83"/>
      <text:p text:style-name="P134"><text:s text:c="2"/>family.put_adam1( ); <text:s text:c="3"/></text:p>
      <text:p text:style-name="P149"/>
      <text:p text:style-name="P167"><text:s text:c="2"/>family.put_betty1( ); <text:s text:c="3"/></text:p>
      <text:p text:style-name="P172"/>
      <text:p text:style-name="P154"><text:s text:c="2"/>family.put_cindy1( );</text:p>
      <text:p text:style-name="P83"/>
      <text:p text:style-name="P104"><text:s text:c="2"/>family.put_david1( );</text:p>
      <text:p text:style-name="P118"/>
      <text:p text:style-name="P67"><text:s text:c="2"/>return 0;</text:p>
      <text:p text:style-name="P67">}</text:p>
      <text:p text:style-name="P83"/>
      <text:p text:style-name="P67">c:\&gt;multinh3</text:p>
      <text:p text:style-name="P134">adam1 = 10.</text:p>
      <text:p text:style-name="P167">betty1 = 20.</text:p>
      <text:p text:style-name="P154">cindy1 = 30.</text:p>
      <text:p text:style-name="P67"/>
      <text:p text:style-name="P104">Print whole family </text:p>
      <text:p text:style-name="P104">david1 = 40.</text:p>
      <text:p text:style-name="P104">cindy1 = 30.</text:p>
      <text:p text:style-name="P104">betty1 = 20.</text:p>
      <text:p text:style-name="P104">adam1 = 10.</text:p>
      <text:p text:style-name="P67"/>
      <text:p text:style-name="P3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number-columns-repeated="2"/>
        <table:table-column table:style-name="Table3.J"/>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E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E2" office:value-type="string">
            <text:p text:style-name="P131">Vehicle</text:p>
          </table:table-cell>
          <table:table-cell table:style-name="Table3.F2"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E2" office:value-type="string">
            <text:p text:style-name="P131">Num doors</text:p>
            <text:p text:style-name="Standard">Vehicle id</text:p>
          </table:table-cell>
          <table:table-cell table:style-name="Table3.F2" office:value-type="string">
            <text:p text:style-name="P192"><draw:line text:anchor-type="char" draw:z-index="99" draw:style-name="gr1" draw:text-style-name="P238" svg:x1="0.0173in" svg:y1="0.2862in" svg:x2="2.1839in" svg:y2="0.7028in"><text:p/></draw:line></text:p>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E2" office:value-type="string">
            <text:p text:style-name="P131">startEngine</text:p>
          </table:table-cell>
          <table:table-cell table:style-name="Table3.F2"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E5"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B6"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I6"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B7" office:value-type="string">
            <text:p text:style-name="P131">Land vehicle</text:p>
          </table:table-cell>
          <table:table-cell table:style-name="Table3.C7"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I7" office:value-type="string">
            <text:p text:style-name="P131">Sea Vechile</text:p>
          </table:table-cell>
          <table:table-cell table:style-name="Table3.J7" office:value-type="string">
            <text:p text:style-name="P131"/>
          </table:table-cell>
        </table:table-row>
        <table:table-row table:style-name="Table3.1">
          <table:table-cell table:style-name="Table3.A1" office:value-type="string">
            <text:p text:style-name="P131"/>
          </table:table-cell>
          <table:table-cell table:style-name="Table3.B7" office:value-type="string">
            <text:p text:style-name="P131">tires</text:p>
          </table:table-cell>
          <table:table-cell table:style-name="Table3.C7"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I7" office:value-type="string">
            <text:p text:style-name="P131">hull</text:p>
          </table:table-cell>
          <table:table-cell table:style-name="Table3.J7" office:value-type="string">
            <text:p text:style-name="P131"/>
          </table:table-cell>
        </table:table-row>
        <table:table-row table:style-name="Table3.1">
          <table:table-cell table:style-name="Table3.A1" office:value-type="string">
            <text:p text:style-name="P131"/>
          </table:table-cell>
          <table:table-cell table:style-name="Table3.B7" office:value-type="string">
            <text:p text:style-name="P131"/>
          </table:table-cell>
          <table:table-cell table:style-name="Table3.C7" office:value-type="string">
            <text:p text:style-name="P192"><draw:line text:anchor-type="char" draw:z-index="102" draw:style-name="gr2" draw:text-style-name="P238" svg:x1="0.048in" svg:y1="0.0138in" svg:x2="2.6315in" svg:y2="0.6803in"><text:p/></draw:line></text:p>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I7" office:value-type="string">
            <text:p text:style-name="P131">startEngine</text:p>
          </table:table-cell>
          <table:table-cell table:style-name="Table3.J7" office:value-type="string">
            <text:p text:style-name="P131"/>
          </table:table-cell>
        </table:table-row>
        <table:table-row table:style-name="Table3.1">
          <table:table-cell table:style-name="Table3.A1" office:value-type="string">
            <text:p text:style-name="P192"><draw:line text:anchor-type="char" draw:z-index="100" draw:style-name="gr2" draw:text-style-name="P238" svg:x1="0.6811in" svg:y1="0.0752in" svg:x2="0.2646in" svg:y2="0.4917in"><text:p/></draw:line></text:p>
          </table:table-cell>
          <table:table-cell table:style-name="Table3.B10" office:value-type="string">
            <text:p text:style-name="P192"><draw:line text:anchor-type="char" draw:z-index="101" draw:style-name="gr2" draw:text-style-name="P238" svg:x1="0.6508in" svg:y1="0.0752in" svg:x2="1.1508in" svg:y2="0.4917in"><text:p/></draw:line></text:p>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92"><draw:line text:anchor-type="char" draw:z-index="103" draw:style-name="gr3" draw:text-style-name="P238" svg:x1="1.1256in" svg:y1="0.0752in" svg:x2="0.6256in" svg:y2="0.4917in"><text:p/></draw:line></text:p>
          </table:table-cell>
          <table:table-cell table:style-name="Table3.I10" office:value-type="string">
            <text:p text:style-name="P192"><draw:line text:anchor-type="char" draw:z-index="104" draw:style-name="gr3" draw:text-style-name="P238" svg:x1="0.4398in" svg:y1="0.0752in" svg:x2="1.0232in" svg:y2="0.4087in"><text:p/></draw:line></text:p>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row table:style-name="Table3.1">
          <table:table-cell table:style-name="Table3.A13"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3"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3" office:value-type="string">
            <text:p text:style-name="P131"/>
          </table:table-cell>
          <table:table-cell table:style-name="Table3.A1" office:value-type="string">
            <text:p text:style-name="P131"/>
          </table:table-cell>
          <table:table-cell table:style-name="Table3.J13" office:value-type="string">
            <text:p text:style-name="P131"/>
          </table:table-cell>
        </table:table-row>
        <table:table-row table:style-name="Table3.1">
          <table:table-cell table:style-name="Table3.A14" office:value-type="string">
            <text:p text:style-name="P193">Car</text:p>
          </table:table-cell>
          <table:table-cell table:style-name="Table3.B14" office:value-type="string">
            <text:p text:style-name="P131"/>
          </table:table-cell>
          <table:table-cell table:style-name="Table3.A1" office:value-type="string">
            <text:p text:style-name="P131"/>
          </table:table-cell>
          <table:table-cell table:style-name="Table3.A14" office:value-type="string">
            <text:p text:style-name="P193">Truck</text:p>
          </table:table-cell>
          <table:table-cell table:style-name="Table3.B14"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4" office:value-type="string">
            <text:p text:style-name="P131">Amphibian </text:p>
          </table:table-cell>
          <table:table-cell table:style-name="Table3.B14" office:value-type="string">
            <text:p text:style-name="P131"/>
          </table:table-cell>
          <table:table-cell table:style-name="Table3.J14" office:value-type="string">
            <text:p text:style-name="P164">Yacht</text:p>
          </table:table-cell>
        </table:table-row>
        <table:table-row table:style-name="Table3.1">
          <table:table-cell table:style-name="Table3.A14" office:value-type="string">
            <text:p text:style-name="P193">Radio</text:p>
          </table:table-cell>
          <table:table-cell table:style-name="Table3.B14" office:value-type="string">
            <text:p text:style-name="P131"/>
          </table:table-cell>
          <table:table-cell table:style-name="Table3.A1" office:value-type="string">
            <text:p text:style-name="P131"/>
          </table:table-cell>
          <table:table-cell table:style-name="Table3.A14" office:value-type="string">
            <text:p text:style-name="P193">CB</text:p>
          </table:table-cell>
          <table:table-cell table:style-name="Table3.B14"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4" office:value-type="string">
            <text:p text:style-name="P131">Mph_land</text:p>
            <text:p text:style-name="Standard">Mph_sea</text:p>
          </table:table-cell>
          <table:table-cell table:style-name="Table3.B14" office:value-type="string">
            <text:p text:style-name="P131"/>
          </table:table-cell>
          <table:table-cell table:style-name="Table3.J14" office:value-type="string">
            <text:p text:style-name="P164">Shuffle board</text:p>
          </table:table-cell>
        </table:table-row>
        <table:table-row table:style-name="Table3.1">
          <table:table-cell table:style-name="Table3.A14" office:value-type="string">
            <text:p text:style-name="P193"/>
          </table:table-cell>
          <table:table-cell table:style-name="Table3.B14" office:value-type="string">
            <text:p text:style-name="P131"/>
          </table:table-cell>
          <table:table-cell table:style-name="Table3.A1" office:value-type="string">
            <text:p text:style-name="P131"/>
          </table:table-cell>
          <table:table-cell table:style-name="Table3.A14" office:value-type="string">
            <text:p text:style-name="P193"/>
          </table:table-cell>
          <table:table-cell table:style-name="Table3.B14"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4" office:value-type="string">
            <text:p text:style-name="P131"><draw:line text:anchor-type="char" draw:z-index="98" draw:style-name="gr1" draw:text-style-name="P238" svg:x1="-2.2972in" svg:y1="-2.3362in" svg:x2="-3.0472in" svg:y2="-1.9197in"><text:p/></draw:line>startEngine</text:p>
          </table:table-cell>
          <table:table-cell table:style-name="Table3.B14" office:value-type="string">
            <text:p text:style-name="P131"/>
          </table:table-cell>
          <table:table-cell table:style-name="Table3.J14" office:value-type="string">
            <text:p text:style-name="P164"/>
          </table:table-cell>
        </table:table-row>
        <table:table-row table:style-name="Table3.1">
          <table:table-cell table:style-name="Table3.A17"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7"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7" office:value-type="string">
            <text:p text:style-name="P131"/>
          </table:table-cell>
          <table:table-cell table:style-name="Table3.A1" office:value-type="string">
            <text:p text:style-name="P131"/>
          </table:table-cell>
          <table:table-cell table:style-name="Table3.J17" office:value-type="string">
            <text:p text:style-name="P131"/>
          </table:table-cell>
        </table:table-row>
        <table:table-row table:style-name="Table3.1">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cell table:style-name="Table3.A1" office:value-type="string">
            <text:p text:style-name="P131"/>
          </table:table-cell>
        </table:table-row>
      </table:table>
      <text:p text:style-name="Standard"/>
      <text:p text:style-name="P72">Depending on the language, “Amphibian” has one or two copies of the common parent’s data structure, i.e., num_doors and vehicle_id. <text:s/>Many object oriented languages give a single occurrence of common parent data structures as though they are from the first parent in the declaration of the multiple inheritance. <text:s/>C++ allows the programmer to specify either a single or both copies of the common data structures and overloaded methods. <text:s/>This flexibility results in a loss of ability to manipulate the parent without knowledge of its implementation.</text:p>
      <text:p text:style-name="P72"/>
      <text:p text:style-name="P72">To avoid confusion with respect to overloaded function names and data structures, languages like Java and Ada only allow single inheritance. <text:s/>The effects of multiple inheritance must be accomplished via clever design, embedding, or interfaces (Java).</text:p>
      <text:p text:style-name="P72"/>
      <text:p text:style-name="P72"/>
      <text:p text:style-name="P84"/>
      <text:p text:style-name="P84"/>
      <text:p text:style-name="P24">// file multinh2.c <text:s/>GNU</text:p>
      <text:p text:style-name="Standard">#include &lt;iostream&gt;</text:p>
      <text:p text:style-name="Standard">using namespace std;</text:p>
      <text:p text:style-name="Standard"/>
      <text:p text:style-name="Standard">class vehicle{</text:p>
      <text:p text:style-name="Standard">private:</text:p>
      <text:p text:style-name="Standard"><text:s text:c="2"/>int num_doors;</text:p>
      <text:p text:style-name="Standard"><text:s text:c="2"/>char *vehicle_id;</text:p>
      <text:p text:style-name="Standard">public:</text:p>
      <text:p text:style-name="Standard"><text:s text:c="2"/>vehicle( ){num_doors = 2; vehicle_id = "EighteenWheller";}</text:p>
      <text:p text:style-name="Standard"><text:s text:c="2"/>vehicle( int ndoors, char* id) { num_doors = ndoors; vehicle_id = id;}</text:p>
      <text:p text:style-name="Standard"><text:s text:c="2"/>void print_num_doors( ){ cout &lt;&lt; "Number of doors is " &lt;&lt;num_doors&lt;&lt; ".\n";}</text:p>
      <text:p text:style-name="Standard"><text:s text:c="2"/>void print_id( ){ cout &lt;&lt; "Vehicle id = " &lt;&lt; vehicle_id &lt;&lt; ".\n";}</text:p>
      <text:p text:style-name="Standard"><text:s text:c="2"/>void start_motor( ) { cout &lt;&lt; "Vehicle start motor. \n";}</text:p>
      <text:p text:style-name="Standard">};</text:p>
      <text:p text:style-name="Standard"/>
      <text:p text:style-name="Standard">class land_vehicle : <text:s/><text:span text:style-name="T27">virtual public vehicle</text:span> <text:s/><text:span text:style-name="T1">//Virtual base class</text:span></text:p>
      <text:p text:style-name="Standard">{ private:</text:p>
      <text:p text:style-name="Standard"><text:s text:c="4"/>int num_tires;</text:p>
      <text:p text:style-name="Standard"><text:s text:c="2"/>public:</text:p>
      <text:p text:style-name="Standard"><text:s text:c="4"/>land_vehicle( ): vehicle( 2, "EighteenWheller"){num_tires = 18;}</text:p>
      <text:p text:style-name="Standard"><text:s text:c="4"/>land_vehicle(int ntires, int ndoors, char* id) : vehicle( ndoors, id)</text:p>
      <text:p text:style-name="Standard"><text:s text:c="5"/>{ num_tires = ntires;}</text:p>
      <text:p text:style-name="Standard"><text:s text:c="4"/>void spin_tires( ){ cout&lt;&lt;"Spin " &lt;&lt; num_tires &lt;&lt; " tires on pavement.\n";}</text:p>
      <text:p text:style-name="Standard"><text:s text:c="4"/>void turn_wheel( ){ cout &lt;&lt; "Turn land vehicle wheel. \n";}</text:p>
      <text:p text:style-name="Standard"><text:s text:c="5"/>void print_land_vehicle( ){ print_id(); print_num_doors(); }</text:p>
      <text:p text:style-name="Standard">};</text:p>
      <text:p text:style-name="Standard"/>
      <text:p text:style-name="Standard">class car : public land_vehicle</text:p>
      <text:p text:style-name="Standard">{ private:</text:p>
      <text:p text:style-name="Standard"><text:s text:c="4"/>char* radio_type;</text:p>
      <text:p text:style-name="Standard"><text:s text:c="2"/>public:</text:p>
      <text:p text:style-name="Standard"><text:s text:c="4"/>car( ):land_vehicle( ){radio_type = "mono";};</text:p>
      <text:p text:style-name="Standard"><text:s text:c="4"/>car(char* rtype, int ntires, int ndoors, char* id)</text:p>
      <text:p text:style-name="Standard"><text:tab/>: land_vehicle( ntires, ndoors, id)</text:p>
      <text:p text:style-name="Standard"><text:tab/>{ radio_type = rtype;}</text:p>
      <text:p text:style-name="Standard"><text:s text:c="4"/>void turn_on_radio( ){ cout &lt;&lt; "Turn on car radio.\n";}</text:p>
      <text:p text:style-name="Standard">};</text:p>
      <text:p text:style-name="Standard">class truck : public land_vehicle</text:p>
      <text:p text:style-name="Standard">{ private:</text:p>
      <text:p text:style-name="Standard"><text:s text:c="4"/>char* cb_type;</text:p>
      <text:p text:style-name="Standard"><text:s text:c="2"/>public:</text:p>
      <text:p text:style-name="Standard"><text:s text:c="4"/>truck( char* cb, int ntires, int ndoors, char* id)</text:p>
      <text:p text:style-name="Standard"><text:tab/> <text:s text:c="2"/>: land_vehicle( ntires, ndoors, id)</text:p>
      <text:p text:style-name="Standard"><text:tab/> <text:s text:c="2"/>{ cb_type = cb;}</text:p>
      <text:p text:style-name="Standard"><text:s text:c="4"/>void turn_on_cb( ){ cout &lt;&lt; "Turn on CB.\n"; }</text:p>
      <text:p text:style-name="Standard">};</text:p>
      <text:p text:style-name="Standard">class sea_vehicle : <text:span text:style-name="T26">virtual public vehicle</text:span> <text:s/><text:span text:style-name="T1">// Virtual base class</text:span></text:p>
      <text:p text:style-name="Standard">{ private:</text:p>
      <text:p text:style-name="Standard"><text:s text:c="4"/>char* hull_type;</text:p>
      <text:p text:style-name="Standard"><text:s text:c="2"/>public:</text:p>
      <text:p text:style-name="Standard"><text:s text:c="4"/>sea_vehicle( char* hull, int ndoors, char* id) : vehicle( ndoors, id)</text:p>
      <text:p text:style-name="Standard"><text:s text:c="6"/>{ hull_type = hull;}</text:p>
      <text:p text:style-name="Standard"><text:s text:c="4"/>void print_sea_vehicle( ){print_id( ); print_num_doors( );</text:p>
      <text:p text:style-name="Standard"><text:tab/><text:tab/><text:tab/>cout &lt;&lt; "Hull type is " &lt;&lt; hull_type &lt;&lt; ".\n";}</text:p>
      <text:p text:style-name="Standard">};</text:p>
      <text:p text:style-name="P24">class yacht : public sea_vehicle</text:p>
      <text:p text:style-name="Standard">{ private:</text:p>
      <text:p text:style-name="Standard"><text:s text:c="4"/>int num_shuffle_boards;</text:p>
      <text:p text:style-name="Standard"><text:s text:c="2"/>public:</text:p>
      <text:p text:style-name="Standard"><text:s text:c="4"/>yacht( int nsboards, char* hull, int ndoors, char* id)</text:p>
      <text:p text:style-name="Standard"><text:tab/> <text:s text:c="2"/>: sea_vehicle(hull, ndoors, id)</text:p>
      <text:p text:style-name="Standard"><text:tab/> <text:s text:c="2"/>{ num_shuffle_boards = nsboards;}</text:p>
      <text:p text:style-name="Standard"><text:s text:c="4"/>void print_yacht( ){ print_sea_vehicle();</text:p>
      <text:p text:style-name="Standard"><text:tab/><text:tab/> <text:s text:c="2"/>cout &lt;&lt; "Number of shuffle boards = "</text:p>
      <text:p text:style-name="Standard"><text:tab/><text:tab/> <text:s text:c="2"/>&lt;&lt; num_shuffle_boards &lt;&lt; ".\n";}</text:p>
      <text:p text:style-name="Standard">};</text:p>
      <text:p text:style-name="Standard"/>
      <text:p text:style-name="Standard">class amphibian : <text:span text:style-name="T12">public land_vehicle</text:span>, <text:span text:style-name="T96">public sea_vehicle <text:s/></text:span>//one copy – virtual base class</text:p>
      <text:p text:style-name="Standard">{ private:</text:p>
      <text:p text:style-name="Standard"><text:s text:c="4"/>float mph_land, mph_sea;</text:p>
      <text:p text:style-name="Standard"><text:s text:c="2"/>public:</text:p>
      <text:p text:style-name="Standard"><text:s text:c="4"/>amphibian( char* rtype, int ntires, int ndoors,</text:p>
      <text:p text:style-name="Standard"><text:tab/> <text:s text:c="6"/>char* id, int nsboards, char* hull, int mphland, int mphsea)</text:p>
      <text:p text:style-name="Standard"><text:s text:c="6"/>: land_vehicle( ntires, ndoors, id),</text:p>
      <text:p text:style-name="Standard"><text:tab/>sea_vehicle( hull, ndoors, id)</text:p>
      <text:p text:style-name="Standard"><text:s text:c="6"/>{ mph_land = mphland; mph_sea = mphsea;}</text:p>
      <text:p text:style-name="Standard"><text:s text:c="4"/>void print( ) { print_land_vehicle(); print_sea_vehicle( );}</text:p>
      <text:p text:style-name="Standard">};</text:p>
      <text:p text:style-name="Standard"/>
      <text:p text:style-name="Standard">main( )</text:p>
      <text:p text:style-name="Standard">{</text:p>
      <text:p text:style-name="Standard"><text:s text:c="2"/>car mustang("AM/FM", 4, 4, "Ford");</text:p>
      <text:p text:style-name="Standard"><text:s text:c="2"/>mustang.turn_on_radio( );</text:p>
      <text:p text:style-name="Standard"><text:s text:c="2"/>mustang.start_motor( );</text:p>
      <text:p text:style-name="Standard"><text:s text:c="2"/>yacht mellissa( 4, "mono hull", 6, "Mellissa");</text:p>
      <text:p text:style-name="Standard"><text:s text:c="2"/>mellissa.print_yacht( );</text:p>
      <text:p text:style-name="Standard"/>
      <text:p text:style-name="Standard"><text:s text:c="2"/>amphibian landing_craft("cb", 8, 0, "landing craft", 0, "mono", 65, 30);</text:p>
      <text:p text:style-name="Standard"><text:s text:c="2"/>landing_craft.print( );</text:p>
      <text:p text:style-name="Standard"><text:s text:c="2"/>cout &lt;&lt; "\n\n";</text:p>
      <text:p text:style-name="Standard"><text:s text:c="2"/>landing_craft.land_vehicle::start_motor( );</text:p>
      <text:p text:style-name="Standard"><text:s text:c="2"/>landing_craft.sea_vehicle::start_motor( );</text:p>
      <text:p text:style-name="Standard">}</text:p>
      <text:p text:style-name="Standard"/>
      <table:table table:name="Table4" table:style-name="Table4">
        <table:table-column table:style-name="Table4.A" table:number-columns-repeated="2"/>
        <table:table-row table:style-name="Table4.1">
          <table:table-cell table:style-name="Table4.A1" office:value-type="string">
            <text:p text:style-name="P131">Turn on car radio.</text:p>
            <text:p text:style-name="Standard">Vehicle start motor. </text:p>
            <text:p text:style-name="Standard">Vehicle id = EighteenWheller.</text:p>
            <text:p text:style-name="Standard">Number of doors is 2.</text:p>
            <text:p text:style-name="Standard">Hull type is mono hull.</text:p>
            <text:p text:style-name="Standard">Number of shuffle boards = 4.</text:p>
            <text:p text:style-name="Standard">Vehicle id = EighteenWheller.</text:p>
            <text:p text:style-name="Standard">Number of doors is 2.</text:p>
          </table:table-cell>
          <table:table-cell table:style-name="Table4.A1" office:value-type="string">
            <text:p text:style-name="P131">Vehicle id = EighteenWheller.</text:p>
            <text:p text:style-name="Standard">Number of doors is 2.</text:p>
            <text:p text:style-name="Standard">Hull type is mono.</text:p>
            <text:p text:style-name="Standard"/>
            <text:p text:style-name="Standard"/>
            <text:p text:style-name="Standard">Vehicle start motor. </text:p>
            <text:p text:style-name="Standard">Vehicle start motor. </text:p>
            <text:p text:style-name="Standard"/>
          </table:table-cell>
        </table:table-row>
      </table:table>
      <text:p text:style-name="Standard"/>
      <text:p text:style-name="P31"/>
      <text:p text:style-name="P58">Inheritance in Derived Classes</text:p>
      <text:p text:style-name="P63"/>
      <text:p text:style-name="P44"><draw:frame draw:style-name="fr27" draw:name="Object12" text:anchor-type="as-char" svg:width="5.9398in" svg:height="3.802in" draw:z-index="16"><draw:object-ole xlink:href="./Object 12" xlink:type="simple" xlink:show="embed" xlink:actuate="onLoad"/><draw:image xlink:href="./ObjectReplacements/Object 12" xlink:type="simple" xlink:show="embed" xlink:actuate="onLoad"/></draw:frame></text:p>
      <text:p text:style-name="P73"/>
      <text:p text:style-name="Standard"><text:span text:style-name="T32">In general, </text:span><text:span text:style-name="T36">a </text:span><text:span text:style-name="T5">“friend”</text:span><text:span text:style-name="T32"> class or function has full access to all private and protected data / methods as well as all public data and methods. <text:s/></text:span></text:p>
      <text:p text:style-name="P73"/>
      <text:p text:style-name="Standard"><text:span text:style-name="T32">A class </text:span><text:span text:style-name="T5">derived</text:span><text:span text:style-name="T32"> directly from a base class has </text:span><text:span text:style-name="T36">access to all public data / methods, and protected data / methods in the base class, but has no access to private data / methods in the base class.</text:span><text:span text:style-name="T32"> <text:s/></text:span></text:p>
      <text:p text:style-name="P73"/>
      <text:p text:style-name="Standard"><text:span text:style-name="T32">Further, the </text:span><text:span text:style-name="T36">base class public data and methods may be passed to (inherited by) classes or objects constructed (derived) from the first derived class</text:span><text:span text:style-name="T32"> but the </text:span><text:span text:style-name="T36">protected portions of the base class are not automatically accessable in the second level derived class or object.</text:span></text:p>
      <text:p text:style-name="P69"/>
      <text:p text:style-name="Standard"><text:span text:style-name="T52">PUBLIC:</text:span><text:span text:style-name="T36"> <text:s/></text:span><text:span text:style-name="T32">The member may be used by any function.</text:span></text:p>
      <text:p text:style-name="P77"/>
      <text:p text:style-name="P215"><text:span text:style-name="T52">PRIVATE:</text:span><text:span text:style-name="T36"> <text:s/></text:span><text:span text:style-name="T32">The member may be used only by member functions and friends of the class in which it is declared.</text:span></text:p>
      <text:p text:style-name="P216"/>
      <text:p text:style-name="P215"><text:span text:style-name="T52">PROTECTED:</text:span><text:span text:style-name="T36"> <text:s/></text:span><text:span text:style-name="T32">The same as private with the addition the member can be used by member functions and friends of classes derived from the declared class, but only in objects of the derived type.</text:span></text:p>
      <text:p text:style-name="P30">//file pub1.c</text:p>
      <text:p text:style-name="P102">class Congress{</text:p>
      <text:p text:style-name="Standard"><text:span text:style-name="T17"><text:s text:c="5"/>int money; <text:s text:c="3"/></text:span><text:span text:style-name="T85">// Congress::money is private by default</text:span></text:p>
      <text:p text:style-name="Standard"><text:span text:style-name="T17"><text:s text:c="5"/>char* senator, representative; <text:s/></text:span><text:span text:style-name="T85">// also private</text:span></text:p>
      <text:p text:style-name="P102"><text:s text:c="3"/>public:</text:p>
      <text:p text:style-name="Standard"><text:span text:style-name="T17"><text:s text:c="5"/>int press_rep1; <text:s/></text:span><text:span text:style-name="T85">//public access</text:span></text:p>
      <text:p text:style-name="P102"><text:s text:c="5"/>int pressrep2;</text:p>
      <text:p text:style-name="P102"><text:s text:c="3"/>protected:</text:p>
      <text:p text:style-name="Standard"><text:span text:style-name="T17"><text:s text:c="5"/>int skeleton1; <text:s/></text:span><text:span text:style-name="T85">// Congress::skeketon1 is protected</text:span></text:p>
      <text:p text:style-name="P102">};</text:p>
      <text:p text:style-name="P67"/>
      <text:p text:style-name="P132">struct aid{</text:p>
      <text:p text:style-name="Standard"><text:span text:style-name="T59"><text:s text:c="4"/>char* aid_name; <text:s/></text:span><text:span text:style-name="T85">// aid::aid_name is public by default</text:span></text:p>
      <text:p text:style-name="P132"><text:s text:c="2"/>private:</text:p>
      <text:p text:style-name="Standard"><text:span text:style-name="T59"><text:s text:c="4"/>char* aids_nick_name; <text:s/></text:span><text:span text:style-name="T85">// private</text:span></text:p>
      <text:p text:style-name="P132"><text:s text:c="2"/>public:</text:p>
      <text:p text:style-name="Standard"><text:span text:style-name="T59"><text:s text:c="4"/>float salary; <text:s/></text:span><text:span text:style-name="T85">// aid::salary is public</text:span></text:p>
      <text:p text:style-name="P132">};</text:p>
      <text:p text:style-name="P62"/>
      <text:p text:style-name="P153">union voting_record{</text:p>
      <text:p text:style-name="Standard"><text:span text:style-name="T46"><text:s text:c="2"/>int truth; <text:s text:c="4"/></text:span><text:span text:style-name="T85">// public by default, there is no other choice</text:span></text:p>
      <text:p text:style-name="P153"><text:s text:c="2"/>double lies;</text:p>
      <text:p text:style-name="P153">};</text:p>
      <text:p text:style-name="P67"/>
      <text:list xml:id="list26502530" text:style-name="L1">
        <text:list-item>
          <text:p text:style-name="P236"><text:span text:style-name="T8">PUBLIC:</text:span><text:span text:style-name="T29"> <text:s/>The member can be used by any function.</text:span></text:p>
        </text:list-item>
      </text:list>
      <text:p text:style-name="P217"/>
      <text:list xml:id="list26566165" text:continue-numbering="true" text:style-name="L1">
        <text:list-item>
          <text:p text:style-name="P236"><text:span text:style-name="T8">PRIVATE:</text:span><text:span text:style-name="T29"> <text:s/>The member can only be used by member functions and friends of the class in which it is declared.</text:span></text:p>
        </text:list-item>
      </text:list>
      <text:p text:style-name="P67"/>
      <text:list xml:id="list26572724" text:continue-numbering="true" text:style-name="L1">
        <text:list-item>
          <text:p text:style-name="P236"><text:span text:style-name="T8">PROTECTED:</text:span><text:span text:style-name="T29"> <text:s/>Same as private except the member can be used by member functions and friends of classes derived from the declared class, but only in objects of the derived type.</text:span></text:p>
        </text:list-item>
      </text:list>
      <text:p text:style-name="P67"/>
      <text:p text:style-name="P102">Members of a class are private by default.</text:p>
      <text:p text:style-name="P67"/>
      <text:p text:style-name="P132">Members of a struct are public by default.</text:p>
      <text:p text:style-name="P67"/>
      <text:p text:style-name="P153">Members of a union must be public; this may not be changed.</text:p>
      <text:p text:style-name="P67"/>
      <text:p text:style-name="P38">Base and Derived Class Access</text:p>
      <text:p text:style-name="P73">//file pub2.c</text:p>
      <text:p text:style-name="P73">class A { <text:s text:c="3"/>};</text:p>
      <text:p text:style-name="P73"/>
      <text:p text:style-name="P73">class B { <text:s text:c="3"/>};</text:p>
      <text:p text:style-name="P73"/>
      <text:p text:style-name="P73">struct C { <text:s text:c="3"/>};</text:p>
      <text:p text:style-name="P73"/>
      <text:p text:style-name="P73">struct D { <text:s text:c="3"/>};</text:p>
      <text:p text:style-name="P73"/>
      <text:p text:style-name="P109">class W: A { <text:s text:c="3"/>}; <text:s/>//Default for class is "private A".</text:p>
      <text:p text:style-name="P73"/>
      <text:p text:style-name="P140">class X: A, public B { <text:s text:c="3"/>};</text:p>
      <text:p text:style-name="P73">// Members of A are private, members of B are public.</text:p>
      <text:p text:style-name="P73"/>
      <text:p text:style-name="P109">struct Y: C { <text:s text:c="2"/>}; <text:s/>// Default for struct C is "public"</text:p>
      <text:p text:style-name="P73"/>
      <text:p text:style-name="P140">struct Z: C, private D { <text:s text:c="4"/>};</text:p>
      <text:p text:style-name="P73">// C defaults to "public," struct D is private.</text:p>
      <text:p text:style-name="P73"/>
      <text:p text:style-name="P73">The default is private if “A” is a class declaration and public if “A” is a struct declaration.</text:p>
      <text:p text:style-name="P7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PUBLIC base class:</text:p>
          </table:table-cell>
          <table:table-cell table:style-name="Table5.B1" office:value-type="string">
            <text:p text:style-name="P65"/>
          </table:table-cell>
          <table:table-cell table:style-name="Table5.C1" office:value-type="string">
            <text:p text:style-name="P74">Public members of a base class are public members of a derived class. <text:s/>Protected members of a base class are protected members of a derived class. <text:s/>Private members of a base class remain private to the base class.</text:p>
          </table:table-cell>
        </table:table-row>
        <table:table-row table:style-name="Table5.1">
          <table:table-cell table:style-name="Table5.A2" office:value-type="string">
            <text:p text:style-name="P65">PROTECTED base class</text:p>
          </table:table-cell>
          <table:table-cell table:style-name="Table5.B2" office:value-type="string">
            <text:p text:style-name="P65"/>
          </table:table-cell>
          <table:table-cell table:style-name="Table5.C2" office:value-type="string">
            <text:p text:style-name="P74">Both public and protected members of the base class are protected members of the derived class. <text:s/>Private members of the base class remain private to the base class.</text:p>
          </table:table-cell>
        </table:table-row>
        <table:table-row table:style-name="Table5.1">
          <table:table-cell table:style-name="Table5.A3" office:value-type="string">
            <text:p text:style-name="P65">PRIVATE base class</text:p>
          </table:table-cell>
          <table:table-cell table:style-name="Table5.B3" office:value-type="string">
            <text:p text:style-name="P74"/>
          </table:table-cell>
          <table:table-cell table:style-name="Table5.C3" office:value-type="string">
            <text:p text:style-name="P74">Both public and protected members of the base class are private members of the derived class. <text:s/>Private members of the base class remain private to the base class.</text:p>
          </table:table-cell>
        </table:table-row>
      </table:table>
      <text:p text:style-name="Standard"/>
      <text:p text:style-name="P62">Private members of a base class remain private unless “friend” declarations explicitly grant access rights.</text:p>
      <text:p text:style-name="P39">Adjusting the Effect of Access Specifiers</text:p>
      <text:p text:style-name="P62"/>
      <text:p text:style-name="P62">// in file pub3.cpp, adjusting the effect of access specifiers. <text:s text:c="2"/>GNU</text:p>
      <text:p text:style-name="P62">#include &lt;iostream&gt;</text:p>
      <text:p text:style-name="P62">using namespace std;</text:p>
      <text:p text:style-name="P102"/>
      <text:p text:style-name="P102">class Parent {</text:p>
      <text:p text:style-name="Standard"><text:span text:style-name="T17"><text:s text:c="4"/>int a, b; <text:s/></text:span><text:span text:style-name="T85">// private by default.</text:span></text:p>
      <text:p text:style-name="P102"><text:s text:c="2"/>protected:</text:p>
      <text:p text:style-name="P102"><text:s text:c="4"/>int pvar;</text:p>
      <text:p text:style-name="P102"><text:s text:c="2"/>public:</text:p>
      <text:p text:style-name="P102"><text:s text:c="4"/>int c, d;</text:p>
      <text:p text:style-name="P102"><text:s text:c="4"/>void pfunc1(void){cout &lt;&lt; "Parent pfunc1() \n";}</text:p>
      <text:p text:style-name="P62">};</text:p>
      <text:p text:style-name="P62"/>
      <text:p text:style-name="P132">class Child1: private Parent{</text:p>
      <text:p text:style-name="P95"><text:s text:c="16"/>// a, b, pvar, c, d, and pfunc1 are private in Child1. </text:p>
      <text:p text:style-name="P95"><text:s text:c="16"/>// Note "a" is not directly accessible in Child1.</text:p>
      <text:p text:style-name="Standard"><text:span text:style-name="T59"><text:s text:c="4"/>int e; <text:s text:c="2"/></text:span><text:span text:style-name="T85">// Private by default.</text:span></text:p>
      <text:p text:style-name="P132"><text:s text:c="2"/>public:</text:p>
      <text:p text:style-name="Standard"><text:span text:style-name="T59"><text:s text:c="4"/>Parent::c; </text:span><text:span text:style-name="T85">// "c" was private to parent but is now public.</text:span></text:p>
      <text:p text:style-name="P132"><text:s text:c="4"/>int f;</text:p>
      <text:p text:style-name="P132"><text:s text:c="4"/>void cfunc1( ){cout &lt;&lt; "Child1 cfunc1( ) \n";}</text:p>
      <text:p text:style-name="P95"><text:s text:c="4"/>// cfunc1( ) in Child1, which is derived from "private Parent"</text:p>
      <text:p text:style-name="P95"><text:s text:c="4"/>// has access to:</text:p>
      <text:p text:style-name="P95"><text:s text:c="4"/>// <text:s text:c="3"/>1) adjusted-to-public Parent::c</text:p>
      <text:p text:style-name="P95"><text:s text:c="4"/>// <text:s text:c="3"/>2) private-to-Child1 members from Parent are pvar, d,</text:p>
      <text:p text:style-name="P95"><text:s text:c="4"/>// <text:s text:c="7"/>and pfunc1( ),</text:p>
      <text:p text:style-name="P95"><text:s text:c="4"/>// <text:s text:c="3"/>3) its own private and public members e, f, and cfunc1( )</text:p>
      <text:p text:style-name="P132">};</text:p>
      <text:p text:style-name="P62"/>
      <text:p text:style-name="Standard"><text:span text:style-name="T46">int ExtFunc(Child1&amp; pt){ <text:s text:c="3"/>}; </text:span><text:span text:style-name="T85">// Can only access c, f, cfunc1( ).</text:span></text:p>
      <text:p text:style-name="P28">// in file pub4.cpp, adjusting the effect of access specifiers. <text:s/>GNU</text:p>
      <text:p text:style-name="P73">#include &lt;iostream&gt;</text:p>
      <text:p text:style-name="P73">using namespace std;</text:p>
      <text:p text:style-name="P109">class Parent {</text:p>
      <text:p text:style-name="P109"><text:s text:c="2"/>private:</text:p>
      <text:p text:style-name="Standard"><text:span text:style-name="T13"><text:s text:c="4"/>int a, b; <text:s/></text:span><text:span text:style-name="T87">// private by default;</text:span></text:p>
      <text:p text:style-name="P109"><text:s text:c="2"/>protected:</text:p>
      <text:p text:style-name="P109"><text:s text:c="4"/>int pvar1, pvar2;</text:p>
      <text:p text:style-name="P109"><text:s text:c="2"/>public:</text:p>
      <text:p text:style-name="P109"><text:s text:c="4"/>int c, d;</text:p>
      <text:p text:style-name="P109"><text:s text:c="4"/>Parent(){a=1; b=2; pvar1=10; pvar2=20;}</text:p>
      <text:p text:style-name="P109"><text:s text:c="4"/>void pfunc1(void){cout &lt;&lt; "Parent pfunc1() \n";}</text:p>
      <text:p text:style-name="P109">};</text:p>
      <text:p text:style-name="Standard"><text:span text:style-name="T66">class Child1: public Parent</text:span><text:span text:style-name="T87">{// a, b, are private to Parent.</text:span></text:p>
      <text:p text:style-name="P96"><text:tab/>// pvar1, and pvar2 from Parent are protected but accessible.</text:p>
      <text:p text:style-name="Standard"><text:span text:style-name="T66"><text:s text:c="2"/>int e;</text:span><text:span text:style-name="T87"> // Private by default.</text:span></text:p>
      <text:p text:style-name="P140"><text:s text:c="2"/>public:</text:p>
      <text:p text:style-name="P140"><text:s text:c="4"/>Child1( ):Parent(){e=30; f=40;}</text:p>
      <text:p text:style-name="Standard"><text:span text:style-name="T87"><text:s text:c="4"/>// </text:span><text:span text:style-name="T50">Parent::pvar1;</text:span><text:span text:style-name="T87">//Illegal attempt to grant access to protected variable.</text:span></text:p>
      <text:p text:style-name="P140"><text:s text:c="4"/>int f;</text:p>
      <text:p text:style-name="P140"><text:s text:c="4"/>void cfunc1( ){cout &lt;&lt; "Child1 cfunc1() \n";}</text:p>
      <text:p text:style-name="P140"><text:s text:c="4"/>void inc_pvar1( ){ Parent::pvar1++; pvar2++;}</text:p>
      <text:p text:style-name="P96"><text:s text:c="2"/>// Functions can access pvar1, pvar2, c, d, and pfunc1() from Parent</text:p>
      <text:p text:style-name="P96"><text:s text:c="2"/>// as well as all data structures and functions in Child1.</text:p>
      <text:p text:style-name="P140">};</text:p>
      <text:p text:style-name="P73"/>
      <text:p text:style-name="Standard"><text:span text:style-name="T13">int ExtFunc(Child1&amp; pt){ <text:s text:c="3"/>}; </text:span><text:span text:style-name="T87">// Can access c, d, and pfunc1() from Parent</text:span></text:p>
      <text:p text:style-name="P96"><text:s text:c="20"/>// as well as all public data structures and functions in Child1.</text:p>
      <text:p text:style-name="P96"/>
      <text:p text:style-name="P140">class GrandChild : public Child1{</text:p>
      <text:p text:style-name="P140"><text:s text:c="2"/>private:</text:p>
      <text:p text:style-name="P140"><text:s text:c="4"/>int j,k;</text:p>
      <text:p text:style-name="P140"><text:s text:c="4"/>void gcfunc1( ){cout &lt;&lt; "Hello";}</text:p>
      <text:p text:style-name="P140"><text:s text:c="2"/>public:</text:p>
      <text:p text:style-name="P140"><text:s text:c="4"/>int l,m;</text:p>
      <text:p text:style-name="P140"><text:s text:c="4"/>GrandChild( ):Child1(){j=40; k=50; l=60; m=70;}</text:p>
      <text:p text:style-name="P140"><text:s text:c="4"/>void gcfunc2(void){cout &lt;&lt; "Hello gcfunc2. \n";}</text:p>
      <text:p text:style-name="P140"><text:s text:c="4"/>void gcfunc3( ) { pvar1++; cout &lt;&lt; "pvar1 = " &lt;&lt; pvar1 &lt;&lt; "\n"; }</text:p>
      <text:p text:style-name="P96"><text:s text:c="4"/>// Note access to protected variables in Parent.</text:p>
      <text:p text:style-name="P140">};</text:p>
      <text:p text:style-name="P109">int main( ){</text:p>
      <text:p text:style-name="P109"><text:s text:c="2"/>GrandChild gc1;</text:p>
      <text:p text:style-name="P109"><text:s text:c="2"/>gc1.gcfunc3( );</text:p>
      <text:p text:style-name="Standard"><text:span text:style-name="T87"><text:s text:c="2"/>// </text:span><text:span text:style-name="T50">cout &lt;&lt; "pvar1 = " &lt;&lt; pvar1 &lt;&lt; "\n";</text:span></text:p>
      <text:p text:style-name="Standard"><text:span text:style-name="T87"><text:s text:c="2"/>//Illegal attempt to access protected variable.</text:span><text:span text:style-name="T13"> </text:span></text:p>
      <text:p text:style-name="P109">}</text:p>
      <text:p text:style-name="P45">Execution Results: <text:s text:c="2"/>pvar1 = 11</text:p>
      <text:p text:style-name="P27">//file pets1.c, sample polymorphism and run-time (dynamic) binding - GNU</text:p>
      <text:p text:style-name="P70">#include &lt;stdio.h&gt;</text:p>
      <text:p text:style-name="P70"/>
      <text:p text:style-name="P109">struct pet {</text:p>
      <text:p text:style-name="Standard"><text:span text:style-name="T13"><text:tab/></text:span><text:span text:style-name="T87">// private, protected, and public data &amp; method declarations</text:span></text:p>
      <text:p text:style-name="P96"><text:tab/>// common to all pets</text:p>
      <text:p text:style-name="P109"/>
      <text:p text:style-name="Standard"><text:span text:style-name="T13"><text:tab/></text:span><text:span text:style-name="T5">virtual</text:span><text:span text:style-name="T13"> void speak( ) {puts("In pets");} <text:s/></text:span><text:span text:style-name="T87">//function definition</text:span></text:p>
      <text:p text:style-name="P109">};</text:p>
      <text:p text:style-name="P70"/>
      <text:p text:style-name="Standard"><draw:frame draw:style-name="fr9" draw:name="Frame11" text:anchor-type="paragraph" svg:x="5.0827in" svg:y="0.0339in" svg:width="2.1118in" draw:z-index="17"><draw:text-box fo:min-height="1.9008in"><text:p text:style-name="P197">Bow Wow</text:p><text:p text:style-name="P197">Bow Wow</text:p><text:p text:style-name="P197">Meow, Purr</text:p><text:p text:style-name="P197">Whistle</text:p><text:p text:style-name="P197">glub, glub</text:p><text:p text:style-name="P197">Change fish to a cat!</text:p><text:p text:style-name="P197"/><text:p text:style-name="P197">Meow, Purr</text:p><text:p text:style-name="P197">Bow Wow</text:p></draw:text-box></draw:frame><text:span text:style-name="T66">struct dog : </text:span><text:span text:style-name="T13">pet</text:span><text:span text:style-name="T66">{</text:span></text:p>
      <text:p text:style-name="P140"><text:tab/>void speak( ) {puts("Bow Wow"); }</text:p>
      <text:p text:style-name="P140">};</text:p>
      <text:p text:style-name="P73"/>
      <text:p text:style-name="Standard"><text:span text:style-name="T50">struct cat : </text:span><text:span text:style-name="T13">pet</text:span><text:span text:style-name="T50">{</text:span></text:p>
      <text:p text:style-name="P157"><text:tab/>void speak( ) {puts("Meow, Purr"); }</text:p>
      <text:p text:style-name="P157">};</text:p>
      <text:p text:style-name="P73"/>
      <text:p text:style-name="Standard"><text:span text:style-name="T32">struct bird : </text:span><text:span text:style-name="T13">pet</text:span><text:span text:style-name="T32">{</text:span></text:p>
      <text:p text:style-name="P73"><text:tab/>void speak( ) {puts("Whistle"); }</text:p>
      <text:p text:style-name="P73">};</text:p>
      <text:p text:style-name="P73"/>
      <text:p text:style-name="Standard"><text:span text:style-name="T32">struct fish : </text:span><text:span text:style-name="T13">pet</text:span><text:span text:style-name="T32">{</text:span></text:p>
      <text:p text:style-name="P73"><text:tab/>void speak( ) {puts("glub, glub"); }</text:p>
      <text:p text:style-name="P73">};</text:p>
      <text:p text:style-name="P73"/>
      <text:p text:style-name="P73">// aggregate initialization of menagerie</text:p>
      <text:p text:style-name="P73"/>
      <text:p text:style-name="Standard"><text:span text:style-name="T13">pet</text:span><text:span text:style-name="T32">* menagerie[ ] = {</text:span><text:span text:style-name="T3">new</text:span><text:span text:style-name="T32"> dog, </text:span><text:span text:style-name="T3">new</text:span><text:span text:style-name="T32"> dog, </text:span><text:span text:style-name="T3">new</text:span><text:span text:style-name="T32"> cat, </text:span><text:span text:style-name="T3">new</text:span><text:span text:style-name="T32"> bird, </text:span><text:span text:style-name="T3">new</text:span><text:span text:style-name="T32"> fish};</text:span></text:p>
      <text:p text:style-name="P73">// objects created on the heap and initialized by the compiler.</text:p>
      <text:p text:style-name="P73">// Space for 5 objects reserved in “menagerie” at compile time, created run time!</text:p>
      <text:p text:style-name="P73"/>
      <text:p text:style-name="P73">const int sz = sizeof(menagerie) / sizeof(menagerie[0]);</text:p>
      <text:p text:style-name="P73"/>
      <text:p text:style-name="P73">int main(void) {</text:p>
      <text:p text:style-name="P140"><text:tab/>dog fido;</text:p>
      <text:p text:style-name="P73"/>
      <text:p text:style-name="P73"><text:tab/>for (int i = 0; i &lt; sz; i++) menagerie[i] -&gt; speak( ); //polymorphism</text:p>
      <text:p text:style-name="P73"/>
      <text:p text:style-name="P73"><text:tab/>puts("Change the fish to a cat!\n");</text:p>
      <text:p text:style-name="Standard"><text:span text:style-name="T32"><text:tab/>menagerie[4] = new </text:span><text:span text:style-name="T50">cat</text:span><text:span text:style-name="T32">;</text:span></text:p>
      <text:p text:style-name="P73"><text:tab/>menagerie[4] -&gt; speak( );</text:p>
      <text:p text:style-name="P73"/>
      <text:p text:style-name="Standard"><text:span text:style-name="T32"><text:tab/></text:span><text:span text:style-name="T66">fido</text:span><text:span text:style-name="T32">.speak( ); //simple message to fixed object</text:span></text:p>
      <text:p text:style-name="P73"><text:tab/>return 0;</text:p>
      <text:p text:style-name="P73">} <text:s/><text:span text:style-name="T91">//Research indicates many require 12 to 18 months to master polymorphism.</text:span></text:p>
      <text:p text:style-name="P24"><text:span text:style-name="T34">//file pets2.cpp, compile-time (static) binding</text:span><text:span text:style-name="T34">, <text:s/>GNU</text:span></text:p>
      <text:p text:style-name="P70">#include &lt;stdio.h&gt;</text:p>
      <text:p text:style-name="P70"/>
      <text:p text:style-name="P109">struct pet {</text:p>
      <text:p text:style-name="Standard"><text:span text:style-name="T13"><text:tab/></text:span><text:span text:style-name="T87">// private, protected, and public data &amp; method declarations</text:span></text:p>
      <text:p text:style-name="P96"><text:tab/>// common to all pets</text:p>
      <text:p text:style-name="P109"/>
      <text:p text:style-name="Standard"><text:span text:style-name="T13"><text:tab/>void speak( ) {puts("In pets");} <text:s/></text:span><text:span text:style-name="T87">//function definition – </text:span><text:span text:style-name="T95">left off “virtual!”</text:span></text:p>
      <text:p text:style-name="P109">};</text:p>
      <text:p text:style-name="P70"/>
      <text:p text:style-name="Standard"><draw:frame draw:style-name="fr10" draw:name="Frame12" text:anchor-type="paragraph" svg:x="5.472in" svg:y="0.1937in" svg:width="1.9327in" draw:z-index="18"><draw:text-box fo:min-height="2.1008in"><text:p text:style-name="P198">In pets</text:p><text:p text:style-name="P198">In pets</text:p><text:p text:style-name="P198">In pets</text:p><text:p text:style-name="P198">In pets</text:p><text:p text:style-name="P198">In pets</text:p><text:p text:style-name="P198">Change fish to a cat!</text:p><text:p text:style-name="P198"/><text:p text:style-name="P198">In pets</text:p><text:p text:style-name="P198">Bow Wow</text:p></draw:text-box></draw:frame><text:span text:style-name="T66">struct dog : </text:span><text:span text:style-name="T13">pet</text:span><text:span text:style-name="T66">{</text:span></text:p>
      <text:p text:style-name="P140"><text:tab/>void speak( ) {puts("Bow Wow"); }</text:p>
      <text:p text:style-name="P140">};</text:p>
      <text:p text:style-name="P73"/>
      <text:p text:style-name="Standard"><text:span text:style-name="T50">struct cat : </text:span><text:span text:style-name="T13">pet</text:span><text:span text:style-name="T50">{</text:span></text:p>
      <text:p text:style-name="P157"><text:tab/>void speak( ) {puts("Meow, Purr"); }</text:p>
      <text:p text:style-name="P157">};</text:p>
      <text:p text:style-name="P73"/>
      <text:p text:style-name="Standard"><text:span text:style-name="T32">struct bird : </text:span><text:span text:style-name="T13">pet</text:span><text:span text:style-name="T32">{</text:span></text:p>
      <text:p text:style-name="P73"><text:tab/>void speak( ) {puts("Whistle"); }</text:p>
      <text:p text:style-name="P73">};</text:p>
      <text:p text:style-name="P73"/>
      <text:p text:style-name="Standard"><text:span text:style-name="T32">struct fish : </text:span><text:span text:style-name="T13">pet</text:span><text:span text:style-name="T32">{</text:span></text:p>
      <text:p text:style-name="P73"><text:tab/>void speak( ) {puts("glub, glub"); }</text:p>
      <text:p text:style-name="P73">};</text:p>
      <text:p text:style-name="P73"/>
      <text:p text:style-name="P73">// aggregate initialization of menagerie</text:p>
      <text:p text:style-name="P73"/>
      <text:p text:style-name="Standard"><text:span text:style-name="T13">pet</text:span><text:span text:style-name="T32">* menagerie[ ] = {</text:span><text:span text:style-name="T3">new</text:span><text:span text:style-name="T32"> dog, </text:span><text:span text:style-name="T3">new</text:span><text:span text:style-name="T32"> dog, </text:span><text:span text:style-name="T3">new</text:span><text:span text:style-name="T32"> cat, </text:span><text:span text:style-name="T3">new</text:span><text:span text:style-name="T32"> bird, </text:span><text:span text:style-name="T3">new</text:span><text:span text:style-name="T32"> fish};</text:span></text:p>
      <text:p text:style-name="P73">// objects created on the heap and initialized by the compiler</text:p>
      <text:p text:style-name="P73"/>
      <text:p text:style-name="P73">const int sz = sizeof(menagerie) / sizeof(menagerie[0]);</text:p>
      <text:p text:style-name="P73"/>
      <text:p text:style-name="P73">int main(void) {</text:p>
      <text:p text:style-name="P140"><text:tab/>dog fido;</text:p>
      <text:p text:style-name="P73"/>
      <text:p text:style-name="P73"><text:tab/>for (int i = 0; i &lt; sz; i++) menagerie[i] -&gt; speak( ); //polymorphism</text:p>
      <text:p text:style-name="P73"/>
      <text:p text:style-name="P73"><text:tab/>cout &lt;&lt; "Change the fish to a cat!\n";</text:p>
      <text:p text:style-name="Standard"><text:span text:style-name="T32"><text:tab/>menagerie[4] = new </text:span><text:span text:style-name="T50">cat</text:span><text:span text:style-name="T32">;</text:span></text:p>
      <text:p text:style-name="P73"><text:tab/>menagerie[4] -&gt; speak( );</text:p>
      <text:p text:style-name="P73"/>
      <text:p text:style-name="Standard"><text:span text:style-name="T32"><text:tab/></text:span><text:span text:style-name="T66">fido</text:span><text:span text:style-name="T32">.speak( ); //simple message to fixed object</text:span></text:p>
      <text:p text:style-name="P73"><text:tab/>return 0;</text:p>
      <text:p text:style-name="P73">}</text:p>
      <text:p text:style-name="P24"><text:span text:style-name="T28">//file pets3.c</text:span><text:span text:style-name="T28">, sample polymorphism and run-time (dynamic) binding, <text:s/>GNU</text:span></text:p>
      <text:p text:style-name="P59">#include &lt;stdio.h&gt;</text:p>
      <text:p text:style-name="P59">#include &lt;iostream&gt;</text:p>
      <text:p text:style-name="P59">using namespace std;</text:p>
      <text:p text:style-name="P88"/>
      <text:p text:style-name="P87">enum pet_type{dog_type, cat_type, bird_type, fish_type};</text:p>
      <text:p text:style-name="P89"/>
      <text:p text:style-name="P116">struct pet {</text:p>
      <text:p text:style-name="P120"><text:tab/>// private, protected, and public data &amp; method declarations common to all pets</text:p>
      <text:p text:style-name="P116"><draw:frame draw:style-name="fr11" draw:name="Frame13" text:anchor-type="paragraph" svg:x="3.9791in" svg:y="0.0937in" svg:width="2.4799in" draw:z-index="19"><draw:text-box fo:min-height="3.1402in"><text:p text:style-name="P218">c:\&gt;pet3</text:p><text:p text:style-name="P218">In general print wrong answer!</text:p><text:p text:style-name="P218">i=0 Bow Wow</text:p><text:p text:style-name="P218">i=1 Meow Purr</text:p><text:p text:style-name="P218">i=2 Whistle</text:p><text:p text:style-name="P218">I=3 Glub Glub </text:p><text:p text:style-name="P218">i=4 </text:p><text:p text:style-name="P219">Ask fish to speak.</text:p><text:p text:style-name="P218"/><text:p text:style-name="P219">Force fish to err in speech.</text:p><text:p text:style-name="P219">Bow Wow</text:p><text:p text:style-name="P218"/><text:p text:style-name="P220">Change the fish to a cat!</text:p><text:p text:style-name="P220">Meow Purr</text:p><text:p text:style-name="P218"/><text:p text:style-name="P221">Let fido speak: in dog Bow Wow</text:p><text:p text:style-name="P218"/><text:p text:style-name="P218">Let perch speak: In perch Glub Glub</text:p></draw:text-box></draw:frame><text:tab/>void speak(pet_type a_pet) {</text:p>
      <text:p text:style-name="Standard"><text:span text:style-name="T25"><text:tab/></text:span><text:span text:style-name="T74"> <text:s/>switch(a_pet)</text:span></text:p>
      <text:p text:style-name="P147"><text:tab/> <text:s/>{</text:p>
      <text:p text:style-name="P147"><text:tab/> <text:s text:c="3"/>case dog_type: <text:s/>puts("Bow Wow"); break;</text:p>
      <text:p text:style-name="P147"><text:tab/> <text:s text:c="3"/>case cat_type: <text:s/>puts("Meow Purr"); break;</text:p>
      <text:p text:style-name="P147"><text:tab/> <text:s text:c="3"/>case bird_type: puts("Whistle"); <text:s text:c="2"/>break;</text:p>
      <text:p text:style-name="P147"><text:tab/> <text:s text:c="3"/>case fish_type: puts("Glub Glub"); break;</text:p>
      <text:p text:style-name="P147"><text:tab/> <text:s/>}</text:p>
      <text:p text:style-name="P147"><text:tab/>}</text:p>
      <text:p text:style-name="P116">};</text:p>
      <text:p text:style-name="P81"/>
      <text:p text:style-name="P87">struct dog : pet{</text:p>
      <text:p text:style-name="P87"><text:s text:c="3"/>void speak() {cout &lt;&lt; "in dog “; pet::speak(dog_type);}</text:p>
      <text:p text:style-name="P87">};</text:p>
      <text:p text:style-name="P59"/>
      <text:p text:style-name="P59">struct cat : pet{ void speak( ) {cout &lt;&lt; "in cat ";pet::speak(cat_type); } };</text:p>
      <text:p text:style-name="P59">struct bird : pet{/* void speak( ){puts("Whistle"); */ } </text:p>
      <text:p text:style-name="P59"><text:s text:c="3"/>//*** Note no overload for speak!! };</text:p>
      <text:p text:style-name="P59">struct fish : pet{ void speak( ) {cout &lt;&lt; "In perch ";pet::speak(fish_type); }};</text:p>
      <text:p text:style-name="P70">pet* menagerie[ ] = {new dog, new dog, new cat, new bird, new fish};</text:p>
      <text:p text:style-name="P83"/>
      <text:p text:style-name="P59">const int sz = sizeof(menagerie) / sizeof(menagerie[0]);</text:p>
      <text:p text:style-name="P83"/>
      <text:p text:style-name="P87">int main(void) {</text:p>
      <text:p text:style-name="P87"><text:tab/>dog fido;</text:p>
      <text:p text:style-name="P87"><text:tab/>fish perch;</text:p>
      <text:p text:style-name="P81"/>
      <text:p text:style-name="P116"><text:tab/>cout &lt;&lt; "In general print wrong answer!\n";</text:p>
      <text:p text:style-name="P116"><text:tab/>for(int i=0;i&lt;sz;i++){cout &lt;&lt; "i=" &lt;&lt; i &lt;&lt;" "; menagerie[i] -&gt; speak( pet_type(i) );}</text:p>
      <text:p text:style-name="P81"/>
      <text:p text:style-name="P87"><text:tab/>cout &lt;&lt; "\nAsk fish to speak.\n";</text:p>
      <text:p text:style-name="P87"><text:tab/>menagerie[4] -&gt; speak( (pet_type) 4 );</text:p>
      <text:p text:style-name="P81"/>
      <text:p text:style-name="P147"><text:tab/>cout &lt;&lt; "\nForce fish to err in speech.\n";</text:p>
      <text:p text:style-name="P147"><text:tab/>menagerie[4] -&gt; speak(dog_type);</text:p>
      <text:p text:style-name="P81"/>
      <text:p text:style-name="P161"><text:tab/>cout &lt;&lt; "\nChange the fish to a cat!\n";</text:p>
      <text:p text:style-name="P161"><text:tab/>menagerie[4] = new cat;</text:p>
      <text:p text:style-name="P161"><text:tab/>menagerie[4] -&gt; speak(cat_type);</text:p>
      <text:p text:style-name="P81"/>
      <text:p text:style-name="Standard"><text:span text:style-name="T44"><text:tab/></text:span><text:span text:style-name="T10">cout &lt;&lt; "\nLet fido speak: "; fido.speak( );</text:span><text:span text:style-name="T44"> //simple message to fixed object</text:span></text:p>
      <text:p text:style-name="P87"><text:tab/>cout &lt;&lt; "\nLet perch speak: "; perch.speak( );</text:p>
      <text:p text:style-name="P82"/>
      <text:p text:style-name="P87"><text:tab/>return 0;</text:p>
      <text:p text:style-name="P87">}</text:p>
      <text:p text:style-name="P233">//file poly1.cpp Use of virtual functions (polymorphism). Based on "An Introduction to //Object-//Oriented Programming and C++" by Richard S. Wiener and Lewis J. Pinson, </text:p>
      <text:p text:style-name="P234">//page 148 <text:s text:c="4"/>GNU</text:p>
      <text:p text:style-name="P224">#include &lt;stdio.h&gt;</text:p>
      <text:p text:style-name="P227">class parent {</text:p>
      <text:p text:style-name="P227"><text:s text:c="2"/>protected:</text:p>
      <text:p text:style-name="P227"><draw:frame draw:style-name="fr12" draw:name="Frame14" text:anchor-type="paragraph" svg:x="4.4992in" svg:y="0.1075in" svg:width="2.4693in" draw:z-index="105"><draw:text-box fo:min-height="3.9008in"><text:p text:style-name="P206">int main( )</text:p><text:p text:style-name="P206">{</text:p><text:p text:style-name="P206"><text:s text:c="2"/>parent b;</text:p><text:p text:style-name="P199"><text:span text:style-name="T13"><text:s text:c="2"/></text:span><text:span text:style-name="T80">derived1</text:span><text:span text:style-name="T13"> d1(3);</text:span></text:p><text:p text:style-name="P199"><text:span text:style-name="T13"><text:s text:c="2"/></text:span><text:span text:style-name="T66">derived2</text:span><text:span text:style-name="T13"> d2(15);</text:span></text:p><text:p text:style-name="P199"><text:span text:style-name="T13"><text:s text:c="2"/></text:span><text:span text:style-name="T50">derived3</text:span><text:span text:style-name="T13"> d3(-565);</text:span></text:p><text:p text:style-name="P206"><text:s text:c="2"/>print_info(&amp;b);</text:p><text:p text:style-name="P206"><text:s text:c="2"/>print_info(&amp;d1);</text:p><text:p text:style-name="P206"><text:s text:c="2"/>print_info(&amp;d2);</text:p><text:p text:style-name="P206"><text:s text:c="2"/>print_info(&amp;d3);</text:p><text:p text:style-name="P206"><text:s text:c="2"/>return 0;</text:p><text:p text:style-name="P206">}</text:p><text:p text:style-name="P206"/><text:p text:style-name="P201">c:\&gt;poly1</text:p><text:p text:style-name="P206">The parent. Version A</text:p><text:p text:style-name="P207">Derived1 info: 3. Version 1</text:p><text:p text:style-name="P208">Derived2 info: 15. Version A</text:p><text:p text:style-name="P210">Derived3 info: -565. Version 3</text:p></draw:text-box></draw:frame> <text:s text:c="3"/>char version;</text:p>
      <text:p text:style-name="P227"><text:s text:c="2"/>public:</text:p>
      <text:p text:style-name="P227"><text:s text:c="4"/>parent( ) { version = 'A';}</text:p>
      <text:p text:style-name="P223"><text:span text:style-name="T13"><text:s text:c="4"/>virtual void </text:span><text:span text:style-name="T95">print( )</text:span></text:p>
      <text:p text:style-name="P227"><text:s text:c="14"/>{ printf("\nThe parent. Version %c", version); }</text:p>
      <text:p text:style-name="P227">}; //end of parent</text:p>
      <text:p text:style-name="P226"/>
      <text:p text:style-name="P228">class derived1: public parent</text:p>
      <text:p text:style-name="P228">{ private:</text:p>
      <text:p text:style-name="P228"><text:s text:c="4"/>int info;</text:p>
      <text:p text:style-name="P228"><text:s text:c="2"/>public:</text:p>
      <text:p text:style-name="P228"><text:s text:c="4"/>derived1(int number) {info = number; version = '1';}</text:p>
      <text:p text:style-name="P229"/>
      <text:p text:style-name="P223"><text:span text:style-name="T80">void </text:span><text:span text:style-name="T95">print( )</text:span></text:p>
      <text:p text:style-name="P228">{printf("\nDerived1 info: %d. Version %c”, info,version);}</text:p>
      <text:p text:style-name="P228">}; //end derived1</text:p>
      <text:p text:style-name="P226"/>
      <text:p text:style-name="P230">class derived2 :public parent</text:p>
      <text:p text:style-name="P230">{ private:</text:p>
      <text:p text:style-name="P230"><text:s text:c="4"/>int info;</text:p>
      <text:p text:style-name="P230"><text:s text:c="2"/>public:</text:p>
      <text:p text:style-name="P223"><text:span text:style-name="T66"><text:s text:c="4"/>derived2(int number){ info = number;} <text:s/></text:span><text:span text:style-name="T87">// Implied parent constructor call</text:span><text:span text:style-name="T66">.</text:span></text:p>
      <text:p text:style-name="P231"/>
      <text:p text:style-name="P223"><text:span text:style-name="T66"><text:s text:c="4"/>void </text:span><text:span text:style-name="T95">print()</text:span><text:span text:style-name="T66"> { printf("\nDerived2 info: %d. Version %c", info, version);}</text:span></text:p>
      <text:p text:style-name="P230">}; //end derived2</text:p>
      <text:p text:style-name="P226"/>
      <text:p text:style-name="P232">class derived3 : public derived1</text:p>
      <text:p text:style-name="P232">{private:</text:p>
      <text:p text:style-name="P232"><text:s text:c="4"/>int info;</text:p>
      <text:p text:style-name="P232"><text:s text:c="2"/>public:</text:p>
      <text:p text:style-name="P223"><text:span text:style-name="T50"><text:s text:c="4"/>derived3(int number) : derived1(number) <text:s/></text:span><text:span text:style-name="T87">// Explicit parent constructor call.</text:span></text:p>
      <text:p text:style-name="P232"><text:s text:c="19"/>{ info = number; version = '3'; }</text:p>
      <text:p text:style-name="P232"/>
      <text:p text:style-name="P223"><text:span text:style-name="T50"><text:s text:c="4"/>void </text:span><text:span text:style-name="T95">print( )</text:span><text:span text:style-name="T50"> { printf("\nDerived3 info: %d. Version %c", info, version);}</text:span></text:p>
      <text:p text:style-name="P232">}; //end derived3</text:p>
      <text:p text:style-name="P226"/>
      <text:p text:style-name="P224">/*The virtual function print() is able to determine appropriate action from the type of object referenced by the info_holder pointer and not from the type of pointer. <text:s/>If print() were not a virtual function, the action would always be determined by the type of pointer, namely parent pointer. Thus "The Parent" would always be printed out.</text:p>
      <text:p text:style-name="P225">*/</text:p>
      <text:p text:style-name="P223"><text:span text:style-name="T3">void print_info(parent* info_holder) { info_holder -&gt; </text:span><text:span text:style-name="T95">print( )</text:span><text:span text:style-name="T3"> } </text:span></text:p>
      <text:p text:style-name="P24"><text:span text:style-name="T37"><text:s/></text:span><text:span text:style-name="T37">//file polly4.c <text:s/>GNU</text:span></text:p>
      <text:p text:style-name="P80">#include &lt;iostream&gt;</text:p>
      <text:p text:style-name="P80">using namespace std;</text:p>
      <text:p text:style-name="P116">class Parent_Class</text:p>
      <text:p text:style-name="P116">{ public:</text:p>
      <text:p text:style-name="P116"><text:s text:c="4"/>void fnc1( ){ cout &lt;&lt; "Parent fnc1( ) \n";}</text:p>
      <text:p text:style-name="P116"><text:s text:c="4"/>void fnc2( ){ cout &lt;&lt; "Parent fnc2( ) \n";}</text:p>
      <text:p text:style-name="P116"><text:s text:c="4"/>virtual void fnc3( ){ cout &lt;&lt; "Parent fnc3( ) \n";}</text:p>
      <text:p text:style-name="P116">};</text:p>
      <text:p text:style-name="P81"/>
      <text:p text:style-name="P147">class Derived1 : public Parent_Class</text:p>
      <text:p text:style-name="P147">{ public:</text:p>
      <text:p text:style-name="P147"><text:s text:c="4"/>void fnc1( ){ cout &lt;&lt; "Derived1 fnc1( ) \n";}</text:p>
      <text:p text:style-name="P147"><text:s text:c="4"/>void fnc2( ){ cout &lt;&lt; "Derived1 fnc2( ) \n";}</text:p>
      <text:p text:style-name="P147"><text:s text:c="4"/>void fnc3( ){ cout &lt;&lt; "Derived1 fnc3( ) \n";}</text:p>
      <text:p text:style-name="P147">};</text:p>
      <text:p text:style-name="P81"/>
      <text:p text:style-name="P161">class Derived2 : public Parent_Class</text:p>
      <text:p text:style-name="P161">{ public:</text:p>
      <text:p text:style-name="P161"><text:s text:c="4"/>void fnc1( ){ cout &lt;&lt; "Derived2 fnc1( ) \n";}</text:p>
      <text:p text:style-name="P161"><text:s text:c="4"/>void fnc2( ){ cout &lt;&lt; "Derived2 fnc2( ) \n";}</text:p>
      <text:p text:style-name="P161"><text:s text:c="4"/>void fnc3( ){ cout &lt;&lt; "Derived2 fnc3( ) \n";}</text:p>
      <text:p text:style-name="P161">};</text:p>
      <text:p text:style-name="P81"><draw:frame draw:style-name="fr3" draw:name="Frame15" text:anchor-type="paragraph" svg:x="5.0929in" svg:y="0.1339in" svg:width="2.3346in" draw:z-index="20"><draw:text-box fo:min-height="3.3008in"><text:p text:style-name="P85">c:\&gt;polly4</text:p><text:p text:style-name="P114">Parent fnc3( ) </text:p><text:p text:style-name="P114">Parent fnc1( ) </text:p><text:p text:style-name="P114">Parent fnc2( ) </text:p><text:p text:style-name="P85"/><text:p text:style-name="P145">Derived1 fnc3( ) </text:p><text:p text:style-name="P145">Parent fnc1( ) </text:p><text:p text:style-name="Standard"><text:span text:style-name="T73">Parent fnc2( )</text:span><text:span text:style-name="T42"> </text:span></text:p><text:p text:style-name="P85"/><text:p text:style-name="P159">Derived2 fnc3( ) </text:p><text:p text:style-name="P159">Parent fnc1( ) </text:p><text:p text:style-name="P159">Parent fnc2( ) </text:p><text:p text:style-name="P85"/><text:p text:style-name="P54">obj2 Derived2 fnc1( ) </text:p><text:p text:style-name="P54"/><text:p text:style-name="P54">obj2 Derived2 fnc2( ) </text:p><text:p text:style-name="P54"/><text:p text:style-name="P54">obj2 Derived2 fnc3( ) </text:p></draw:text-box></draw:frame></text:p>
      <text:p text:style-name="P87">void main()</text:p>
      <text:p text:style-name="Standard"><text:span text:style-name="T44">{ Parent_Class *parent_pt = new </text:span><text:span text:style-name="T25">Parent_Class</text:span><text:span text:style-name="T44">;</text:span></text:p>
      <text:p text:style-name="Standard"><text:span text:style-name="T44"><text:s text:c="2"/>Derived1 *derived1_pt = new </text:span><text:span text:style-name="T74">Derived1</text:span><text:span text:style-name="T44">;</text:span></text:p>
      <text:p text:style-name="Standard"><text:span text:style-name="T44"><text:s text:c="2"/>Derived2 *derived2_pt = new </text:span><text:span text:style-name="T58">Derived2</text:span><text:span text:style-name="T44">;</text:span></text:p>
      <text:p text:style-name="P81"/>
      <text:p text:style-name="Standard"><text:span text:style-name="T44"><text:s text:c="2"/>Derived2 </text:span><text:span text:style-name="T10">obj2;</text:span></text:p>
      <text:p text:style-name="P81"/>
      <text:p text:style-name="Standard"><text:span text:style-name="T25"><text:s text:c="2"/>parent_pt -&gt; fnc3( ); <text:s text:c="2"/></text:span><text:span text:style-name="T89"><text:s/>// function 3 in parent</text:span></text:p>
      <text:p text:style-name="P116"><text:s text:c="2"/>parent_pt -&gt; fnc1( );</text:p>
      <text:p text:style-name="P116"><text:s text:c="2"/>parent_pt -&gt; fnc2( );</text:p>
      <text:p text:style-name="P98"><text:s text:c="2"/>cout &lt;&lt; "\n";</text:p>
      <text:p text:style-name="P81"/>
      <text:p text:style-name="Standard"><text:span text:style-name="T44"><text:s text:c="2"/>parent_pt = </text:span><text:span text:style-name="T74">derived1_pt</text:span><text:span text:style-name="T44">;</text:span></text:p>
      <text:p text:style-name="Standard"><text:span text:style-name="T74"><text:s text:c="2"/>parent_pt -&gt; fnc3( );</text:span><text:span text:style-name="T44"> <text:s text:c="3"/>// function 3 in derived1</text:span></text:p>
      <text:p text:style-name="P147"><text:s text:c="2"/>parent_pt -&gt; fnc1( );</text:p>
      <text:p text:style-name="P147"><text:s text:c="2"/>parent_pt -&gt; fnc2( );</text:p>
      <text:p text:style-name="P98"><text:s text:c="2"/>cout &lt;&lt; "\n";</text:p>
      <text:p text:style-name="P99"/>
      <text:p text:style-name="Standard"><text:span text:style-name="T44"><text:s text:c="2"/>parent_pt = </text:span><text:span text:style-name="T58">derived2_pt;</text:span></text:p>
      <text:p text:style-name="Standard"><text:span text:style-name="T58"><text:s text:c="2"/>parent_pt -&gt; fnc3( ); <text:s/></text:span><text:span text:style-name="T89"><text:s/>// function 3 in derived2</text:span></text:p>
      <text:p text:style-name="P161"><text:s text:c="2"/>parent_pt -&gt; fnc1( );</text:p>
      <text:p text:style-name="P161"><text:s text:c="2"/>parent_pt -&gt; fnc2( );</text:p>
      <text:p text:style-name="P87"><text:s text:c="2"/>cout &lt;&lt; "\n";</text:p>
      <text:p text:style-name="P81"/>
      <text:p text:style-name="P56"><text:s text:c="2"/>cout &lt;&lt; "obj2 "; <text:s text:c="3"/>obj2.fnc1( ); <text:s text:c="5"/>cout &lt;&lt; "\nobj2 "; <text:s/>obj2.fnc2( );</text:p>
      <text:p text:style-name="P56"><text:s text:c="2"/>cout &lt;&lt; "\nobj2 "; <text:s/>obj2.fnc3( );</text:p>
      <text:p text:style-name="P81"/>
      <text:p text:style-name="P194">// derived2_pt = parent_pt; <text:s/>//Illegal, cannot convert 'Parent_Class *' to 'Derived2 *'</text:p>
      <text:p text:style-name="P87">}</text:p>
      <text:p text:style-name="P31">//file struct1.c <text:s text:c="2"/>GNU</text:p>
      <text:p text:style-name="P73">//from "The C++ Programming Language" by Bjarne Stroustrup, page 135</text:p>
      <text:p text:style-name="P62">#include &lt;iostream.h&gt;</text:p>
      <text:p text:style-name="P62"/>
      <text:p text:style-name="P102">struct date { int month, day, year;};</text:p>
      <text:p text:style-name="P62"/>
      <text:p text:style-name="P132">void set_date(date* date_pt, int mon, int d, int yr)</text:p>
      <text:p text:style-name="P132">{</text:p>
      <text:p text:style-name="P132"><text:s text:c="2"/>date_pt-&gt;month = mon; date_pt-&gt;day = d; date_pt-&gt;year = yr;</text:p>
      <text:p text:style-name="P132">}</text:p>
      <text:p text:style-name="P132"/>
      <text:p text:style-name="P132">void next_date(date* date_pt)</text:p>
      <text:p text:style-name="P132">{</text:p>
      <text:p text:style-name="P132"><text:s text:c="2"/>date_pt-&gt;day = date_pt-&gt;day + 1;</text:p>
      <text:p text:style-name="P132">}</text:p>
      <text:p text:style-name="P132"/>
      <text:p text:style-name="P132">void print_date(date* date_pt){</text:p>
      <text:p text:style-name="P132"><text:s text:c="2"/>cout &lt;&lt; date_pt-&gt;month &lt;&lt; "/" &lt;&lt; date_pt-&gt;day &lt;&lt; "/" &lt;&lt; date_pt-&gt;year</text:p>
      <text:p text:style-name="P132"><text:s text:c="7"/>&lt;&lt; "\n\n";</text:p>
      <text:p text:style-name="P132">}</text:p>
      <text:p text:style-name="P62">main( )</text:p>
      <text:p text:style-name="P62"><draw:frame draw:style-name="fr13" draw:name="Frame16" text:anchor-type="paragraph" svg:x="5.8181in" svg:y="0.0673in" svg:width="1.2909in" draw:z-index="21"><draw:text-box fo:min-height="1.5008in"><text:p text:style-name="P204">$./struct1</text:p><text:p text:style-name="P204">1/15/1947</text:p><text:p text:style-name="P204"/><text:p text:style-name="P204">1/16/1947</text:p><text:p text:style-name="P204"/><text:p text:style-name="P204">1/16/1947</text:p></draw:text-box></draw:frame>{</text:p>
      <text:p text:style-name="P62"><text:s text:c="2"/>date day1, day2;</text:p>
      <text:p text:style-name="P62"><text:s text:c="2"/>date* p1;</text:p>
      <text:p text:style-name="P62"><text:s text:c="2"/>p1 = &amp;day1;</text:p>
      <text:p text:style-name="P62"><text:s text:c="2"/>set_date(p1,1,15,1947);</text:p>
      <text:p text:style-name="P62"><text:s text:c="2"/>print_date(&amp;day1);</text:p>
      <text:p text:style-name="P62"><text:s text:c="2"/>next_date(&amp;day1);</text:p>
      <text:p text:style-name="P62"><text:s text:c="2"/>print_date(&amp;day1);</text:p>
      <text:p text:style-name="P62"/>
      <text:p text:style-name="P62"><text:s text:c="2"/>// Uncontrolled (unstructured) access to a date variable.</text:p>
      <text:p text:style-name="P62"><text:s text:c="2"/>// Note that there is no explicit connection between the functions</text:p>
      <text:p text:style-name="P62"><text:s text:c="2"/>// and the data type DATE.</text:p>
      <text:p text:style-name="P62"><text:s text:c="2"/>day2.month = day1.month; day2.day = day1.day; day2.year =</text:p>
      <text:p text:style-name="P62"><text:s text:c="27"/>day1.year;</text:p>
      <text:p text:style-name="P62"><text:s text:c="2"/>print_date(&amp;day2);</text:p>
      <text:p text:style-name="P62">}</text:p>
      <text:p text:style-name="P62"/>
      <text:p text:style-name="P24"><text:span text:style-name="T31">//file struct2.c</text:span><text:span text:style-name="T31"> <text:s text:c="3"/>GNU</text:span></text:p>
      <text:p text:style-name="P73">//from "The C++ Programming Language" by Bjarne Stroustrup, page 135</text:p>
      <text:p text:style-name="P73">//</text:p>
      <text:p text:style-name="P73">//This program establishes an explicit connection between the structure</text:p>
      <text:p text:style-name="P73">//DATE and the functions that manipulate it. The functions may only be</text:p>
      <text:p text:style-name="P73">//involked for a specific variable of the appropriate type using the</text:p>
      <text:p text:style-name="P73">//standard syntax for structure member access. C++ does type checking.`</text:p>
      <text:p text:style-name="P62">#include &lt;iostream.h&gt;</text:p>
      <text:p text:style-name="P62"/>
      <text:p text:style-name="P132">struct date { int month, day, year;</text:p>
      <text:p text:style-name="P80"/>
      <text:p text:style-name="P102"><text:s text:c="7"/>void set_date( int mon, int d, int yr)</text:p>
      <text:p text:style-name="P102"><text:s text:c="7"/>{</text:p>
      <text:p text:style-name="P102"><text:s text:c="9"/>month = mon; day = d; year = yr;</text:p>
      <text:p text:style-name="P102"><text:s text:c="7"/>}</text:p>
      <text:p text:style-name="P120"/>
      <text:p text:style-name="P102"><text:s text:c="7"/>void next_date( )</text:p>
      <text:p text:style-name="P102"><text:s text:c="7"/>{</text:p>
      <text:p text:style-name="P102"><text:s text:c="9"/>day = day + 1;</text:p>
      <text:p text:style-name="P102"><text:s text:c="7"/>}</text:p>
      <text:p text:style-name="P120"/>
      <text:p text:style-name="P102"><text:s text:c="7"/>void print_date( )</text:p>
      <text:p text:style-name="P102"><text:s text:c="7"/>{</text:p>
      <text:p text:style-name="P102"><text:s text:c="9"/>cout &lt;&lt; month &lt;&lt; "/" &lt;&lt; day &lt;&lt; "/"</text:p>
      <text:p text:style-name="P102"><text:s text:c="14"/>&lt;&lt; year &lt;&lt; "\n\n";</text:p>
      <text:p text:style-name="P102"><text:s text:c="7"/>}</text:p>
      <text:p text:style-name="P132">}; // end structure and associated functions</text:p>
      <text:p text:style-name="P132"><draw:frame draw:style-name="fr14" draw:name="Frame17" text:anchor-type="paragraph" svg:x="5.172in" svg:y="0.2409in" svg:width="1.5327in" draw:z-index="22"><draw:text-box fo:min-height="1.6008in"><text:p text:style-name="P204">c:\&gt;struct2</text:p><text:p text:style-name="P204">1/15/1947</text:p><text:p text:style-name="P204"/><text:p text:style-name="P204">1/16/1947</text:p><text:p text:style-name="P204"/><text:p text:style-name="P204">1/16/1947</text:p><text:p text:style-name="Standard"/></draw:text-box></draw:frame></text:p>
      <text:p text:style-name="P62">main( )</text:p>
      <text:p text:style-name="P62">{</text:p>
      <text:p text:style-name="P62"><text:s text:c="2"/>date day1, day2;</text:p>
      <text:p text:style-name="P62"><text:s text:c="2"/>day1.set_date(1,15,1947);</text:p>
      <text:p text:style-name="P62"><text:s text:c="2"/>day1.print_date( );</text:p>
      <text:p text:style-name="P62"><text:s text:c="2"/>day1.next_date( );</text:p>
      <text:p text:style-name="P62"><text:s text:c="2"/>day1.print_date( );</text:p>
      <text:p text:style-name="P62"/>
      <text:p text:style-name="P73"><text:s text:c="2"/>// Uncontrolled (unstructured) access to a date variable but,</text:p>
      <text:p text:style-name="P73"><text:s text:c="2"/>// the functions are only associated with dates.</text:p>
      <text:p text:style-name="P73"><text:s text:c="2"/>day2.month = day1.month; day2.day = day1.day; day2.year = day1.year;</text:p>
      <text:p text:style-name="P73"><text:s text:c="2"/>day2.print_date( );</text:p>
      <text:p text:style-name="P73">}</text:p>
      <text:p text:style-name="P30">//FILE wp_44.c <text:s text:c="3"/>GNU</text:p>
      <text:p text:style-name="P67">//Anonymous Unions</text:p>
      <text:p text:style-name="P67">#include "iostream"</text:p>
      <text:p text:style-name="P67">using namespace std;</text:p>
      <text:p text:style-name="P67"/>
      <text:p text:style-name="P67">main( ){</text:p>
      <text:p text:style-name="P67"/>
      <text:p text:style-name="P102"><text:s text:c="2"/>struct data_rec</text:p>
      <text:p text:style-name="P102"><text:s text:c="2"/>{</text:p>
      <text:p text:style-name="P102"><text:s text:c="4"/>char *last_name;</text:p>
      <text:p text:style-name="P102"><text:s text:c="4"/>char *first_name;</text:p>
      <text:p text:style-name="P102"><text:s text:c="4"/>int id_number;</text:p>
      <text:p text:style-name="P132"><text:s text:c="4"/>union</text:p>
      <text:p text:style-name="P132"><text:s text:c="4"/>{</text:p>
      <text:p text:style-name="Standard"><text:span text:style-name="T59"><text:s text:c="6"/>float annual_salary; </text:span><text:span text:style-name="T87"><text:s/>// Storage for the largest field(s) is reserved</text:span></text:p>
      <text:p text:style-name="Standard"><text:span text:style-name="T59"><text:s text:c="6"/>int hourly_wage; <text:s text:c="4"/></text:span><text:span text:style-name="T66"><text:s/></text:span><text:span text:style-name="T87">// by the compiler but a record has only one of</text:span></text:p>
      <text:p text:style-name="Standard"><text:span text:style-name="T66"><text:s text:c="45"/></text:span><text:span text:style-name="T87">// the fields.</text:span></text:p>
      <text:p text:style-name="P132"><text:s text:c="4"/>};</text:p>
      <text:p text:style-name="P102"><text:s text:c="2"/>};</text:p>
      <text:p text:style-name="P67"/>
      <text:p text:style-name="Standard"><text:span text:style-name="T19"><text:s text:c="2"/>data_rec </text:span><text:span text:style-name="T84">r1, r2;</text:span></text:p>
      <text:p text:style-name="P67"><text:s text:c="2"/></text:p>
      <text:p text:style-name="P67"><text:s text:c="2"/>r1.last_name = "Jones";</text:p>
      <text:p text:style-name="P67"><text:s text:c="2"/>r1.first_name = "Sam";</text:p>
      <text:p text:style-name="P67"><text:s text:c="2"/>r1.id_number = 1234;</text:p>
      <text:p text:style-name="P134"><text:s text:c="2"/>r1.annual_salary = 123.56;</text:p>
      <text:p text:style-name="P67"><text:s text:c="2"/>cout &lt;&lt; "My annual salary = " &lt;&lt; r1.annual_salary &lt;&lt; "\n";</text:p>
      <text:p text:style-name="P67"/>
      <text:p text:style-name="P67"><text:s text:c="2"/>r2.last_name = "Jones";</text:p>
      <text:p text:style-name="P67"><text:s text:c="2"/>r2.first_name = "Mary";</text:p>
      <text:p text:style-name="P67"><text:s text:c="2"/>r2.id_number = 4256;</text:p>
      <text:p text:style-name="P134"><text:s text:c="2"/>r2.hourly_wage = 184;</text:p>
      <text:p text:style-name="P67"><text:s text:c="2"/>cout &lt;&lt; "My hourly wage is " &lt;&lt; r2.hourly_wage &lt;&lt; "\n";</text:p>
      <text:p text:style-name="P67">}</text:p>
      <text:p text:style-name="P67"/>
      <text:p text:style-name="P67">c:\&gt;w&amp;p_44</text:p>
      <text:p text:style-name="P134">My annual salary = 123.559998</text:p>
      <text:p text:style-name="P134">My hourly wage is 184</text:p>
      <text:p text:style-name="P28"/>
      <text:p text:style-name="P104">class Share{</text:p>
      <text:p text:style-name="P104"><text:s text:c="2"/>private:</text:p>
      <text:p text:style-name="P104"><text:s text:c="4"/>int a;</text:p>
      <text:p text:style-name="P154"><text:s text:c="4"/>static int b;</text:p>
      <text:p text:style-name="P104"><text:s text:c="2"/>public:</text:p>
      <text:p text:style-name="P104"><text:s text:c="4"/>Share( ) {a = 0;};</text:p>
      <text:p text:style-name="P104"><text:s text:c="4"/>void inca( ) {a++;}</text:p>
      <text:p text:style-name="P104"><text:s text:c="4"/>void incb( ) {b++;}</text:p>
      <text:p text:style-name="P104"><text:s text:c="4"/>void print( ){cout &lt;&lt; "a = " &lt;&lt; a &lt;&lt; " and b = " &lt;&lt; b &lt;&lt; ".\n";}</text:p>
      <text:p text:style-name="P51"><text:s text:c="4"/>static void initial_b( ) { b = 0;}</text:p>
      <text:p text:style-name="P104">};</text:p>
      <text:p text:style-name="Standard"><text:span text:style-name="T19">int Share::b =0; <text:s/></text:span><text:span text:style-name="T61">// Proper method for initializing static data members.</text:span></text:p>
      <text:p text:style-name="P104"/>
      <text:p text:style-name="P44"/>
      <text:p text:style-name="P44"/>
      <text:p text:style-name="P44"><draw:frame draw:style-name="fr28" draw:name="Object13" text:anchor-type="as-char" svg:width="5.0752in" svg:height="3.0835in" draw:z-index="106"><draw:object-ole xlink:href="./Object 13" xlink:type="simple" xlink:show="embed" xlink:actuate="onLoad"/><draw:image xlink:href="./ObjectReplacements/Object 13" xlink:type="simple" xlink:show="embed" xlink:actuate="onLoad"/></draw:frame></text:p>
      <text:p text:style-name="P70"/>
      <text:p text:style-name="P102">Note that the local variable “a” in obj1 is not affected by operations done on variable “a” by obj2, obj3, or obj4. <text:s/>The shared variable “b” however reflects all updates. <text:s/>Variables should be declared static if all objects of a specific type must share the same information. <text:s/>An example might be a counter reflecting the frequency with which a particular function is called by all members of a class. <text:s/>The static counter would be incremented by the local object functions on each call.</text:p>
      <text:p text:style-name="P27">//static1.c <text:s text:c="2"/>GNU</text:p>
      <text:p text:style-name="P70">#include &lt;iostream&gt;</text:p>
      <text:p text:style-name="P70">using namespace std;</text:p>
      <text:p text:style-name="P83"/>
      <text:p text:style-name="P111">class Share{</text:p>
      <text:p text:style-name="P111"><text:s text:c="2"/>private:</text:p>
      <text:p text:style-name="P111"><text:s text:c="4"/>int a;</text:p>
      <text:p text:style-name="P158"><text:s text:c="4"/>static int b;</text:p>
      <text:p text:style-name="P111"><text:s text:c="2"/>public:</text:p>
      <text:p text:style-name="P111"><text:s text:c="4"/>Share( ) {a = 0;};</text:p>
      <text:p text:style-name="P111"><text:s text:c="4"/>void inca( ) {a++;};</text:p>
      <text:p text:style-name="P111"><text:s text:c="4"/>void incb( ) {b++;};</text:p>
      <text:p text:style-name="P111"><text:s text:c="4"/>void print( ){cout &lt;&lt; "a = " &lt;&lt; a &lt;&lt; " and b = " &lt;&lt; b &lt;&lt; ".\n";}</text:p>
      <text:p text:style-name="P53"><text:s text:c="5"/>static void initial_b( ) { b = 0;}</text:p>
      <text:p text:style-name="P111">};</text:p>
      <text:p text:style-name="Standard"><text:span text:style-name="T15">int Share::b =0; <text:s/></text:span><text:span text:style-name="T69">// Proper method for initializing static data members.</text:span></text:p>
      <text:p text:style-name="P83"/>
      <text:p text:style-name="P67">int main( )</text:p>
      <text:p text:style-name="P67">{</text:p>
      <text:p text:style-name="P104"><text:s text:c="2"/>Share obj1, obj2;</text:p>
      <text:p text:style-name="P67"/>
      <text:p text:style-name="P67"><text:s text:c="2"/>obj1.inca( ); obj1.incb( );</text:p>
      <text:p text:style-name="P67"><text:s text:c="2"/>cout &lt;&lt; "In object 1 "; obj1.print( );</text:p>
      <text:p text:style-name="P67"/>
      <text:p text:style-name="P67"><text:s text:c="2"/>obj2.inca( ); obj2.incb( );</text:p>
      <text:p text:style-name="P67"><text:s text:c="2"/>cout &lt;&lt; "In object 2 "; <text:s/>obj2.print( );</text:p>
      <text:p text:style-name="P67"/>
      <text:p text:style-name="P70"><text:s text:c="2"/>cout &lt;&lt; "\nNow object one increments its local and shared variable!\n";</text:p>
      <text:p text:style-name="P67"><text:s text:c="2"/>obj1.inca( ); obj1.incb( ); obj1.print( );</text:p>
      <text:p text:style-name="P67"><text:s text:c="2"/>obj1.inca( ); obj1.incb( ); obj1.print( );</text:p>
      <text:p text:style-name="P67"><text:s text:c="2"/>cout &lt;&lt; "\nIn object 2 "; obj2.print( );</text:p>
      <text:p text:style-name="Standard"><text:span text:style-name="T29"><text:s text:c="2"/>Share::initial_b( ); <text:s/></text:span><text:span text:style-name="T69">// Example of global maintenance for all class objects.</text:span></text:p>
      <text:p text:style-name="P67"><text:s text:c="2"/>cout &lt;&lt; “\nIn object 2 “; obj2.print( );</text:p>
      <text:p text:style-name="P67">}</text:p>
      <text:p text:style-name="P67"/>
      <text:p text:style-name="P70">c:\&gt;static1</text:p>
      <text:p text:style-name="P70">In object 1 a = 1 and b = 1.</text:p>
      <text:p text:style-name="P158">In object 2 a = 1 and b = 2.</text:p>
      <text:p text:style-name="P70"/>
      <text:p text:style-name="P70">Now object one increments its local and shared variable!</text:p>
      <text:p text:style-name="P70">a = 2 and b = 3.</text:p>
      <text:p text:style-name="P70">a = 3 and b = 4.</text:p>
      <text:p text:style-name="P70"/>
      <text:p text:style-name="P158">In object 2 a = 1 and b = 4.</text:p>
      <text:p text:style-name="P158"/>
      <text:p text:style-name="P53">In object 2 a = 1 and b = 0.</text:p>
      <text:p text:style-name="P27">//file const1.c <text:s text:c="2"/>GNU</text:p>
      <text:p text:style-name="P70">//Constants in C++ are variables that have fixed values that may not</text:p>
      <text:p text:style-name="Standard"><text:span text:style-name="T34">//be updated. </text:span><text:span text:style-name="T81">Constants give the translator an opportunity to generate</text:span></text:p>
      <text:p text:style-name="P170">//more efficient code.</text:p>
      <text:p text:style-name="Standard"><text:span text:style-name="T34">//In C++ version three you may declare constant functions. </text:span><text:span text:style-name="T81">A constant</text:span></text:p>
      <text:p text:style-name="P170">//function is not supposed to modify its parameter list.</text:p>
      <text:p text:style-name="Standard"/>
      <text:p text:style-name="P70">#include &lt;iostream&gt;</text:p>
      <text:p text:style-name="P70">using namespace std;</text:p>
      <text:p text:style-name="P70">int main( )</text:p>
      <text:p text:style-name="P70">{</text:p>
      <text:p text:style-name="P70"><text:s text:c="2"/>const int <text:s text:c="3"/>a = 32000; // Old ISO default type is int</text:p>
      <text:p text:style-name="P70"><text:s text:c="2"/>const long b = 36000L; // Old ISO default long if the value will not fit in an int</text:p>
      <text:p text:style-name="P70"><text:s text:c="2"/>const int <text:s text:c="3"/>c = 0123; <text:s/>// Old ISO default octal constant = 83 base 10. </text:p>
      <text:p text:style-name="P222"><text:s text:c="4"/>// Octal constants start with a 0.</text:p>
      <text:p text:style-name="P70"><text:s text:c="2"/>const int <text:s text:c="3"/>d = 0x1f; <text:s/>// Old ISO default hexadecimal constants contain an x.</text:p>
      <text:p text:style-name="P70"><text:s text:c="2"/>const double pi8 = 3.14159265;</text:p>
      <text:p text:style-name="P70"><text:s text:c="2"/>//</text:p>
      <text:p text:style-name="P70"><text:s text:c="2"/>// A character constant is enclosed in quote marks. Internally it is</text:p>
      <text:p text:style-name="P70"><text:s text:c="2"/>// carried as an integer. For example in ASCII the value of '0' is 48</text:p>
      <text:p text:style-name="P70"><text:s text:c="2"/>// while in EBCDIC it is 240. The following single character constants</text:p>
      <text:p text:style-name="P70"><text:s text:c="2"/>/* have special meanings in C++.</text:p>
      <text:p text:style-name="P70"><text:s text:c="5"/>'\b' backspace</text:p>
      <text:p text:style-name="P70"><text:s text:c="5"/>'\f' formfeed</text:p>
      <text:p text:style-name="P70"><text:s text:c="5"/>'\n' newline</text:p>
      <text:p text:style-name="P70"><text:s text:c="5"/>'\r' carriage return</text:p>
      <text:p text:style-name="P70"><text:s text:c="5"/>'\t' horizontal tab</text:p>
      <text:p text:style-name="P70"><text:s text:c="5"/>'\v' vertical tab</text:p>
      <text:p text:style-name="P70"><text:s text:c="5"/>'\\' backslash</text:p>
      <text:p text:style-name="P70"><text:s text:c="5"/>'\'' single quote</text:p>
      <text:p text:style-name="P70"><text:s text:c="5"/>'\"' double quote</text:p>
      <text:p text:style-name="P70"><text:s text:c="5"/>'\0' null, the integer value 0</text:p>
      <text:p text:style-name="P70"/>
      <text:p text:style-name="P70"><text:s text:c="5"/>It is also possible to represent a character as a one-, two-, or</text:p>
      <text:p text:style-name="P70"><text:s text:c="5"/>three-digit octal number (or hex). This makes it possible to embed</text:p>
      <text:p text:style-name="P70"><text:s text:c="5"/>characters in character strings.</text:p>
      <text:p text:style-name="P70">*/</text:p>
      <text:p text:style-name="P70"><text:s text:c="2"/>cout &lt;&lt; a &lt;&lt; " <text:s/>" &lt;&lt; b &lt;&lt; " <text:s/>" &lt;&lt; c &lt;&lt; " <text:s/>" &lt;&lt; pi8 &lt;&lt; "\n\n";</text:p>
      <text:p text:style-name="P70"><text:s text:c="2"/>cout &lt;&lt; d &lt;&lt; "\n\n";</text:p>
      <text:p text:style-name="P70"><text:s text:c="2"/>cout &lt;&lt; "beep at end of message \007\007";</text:p>
      <text:p text:style-name="P70">}</text:p>
      <text:p text:style-name="P70"/>
      <text:p text:style-name="P70">32000 <text:s/>-29536 <text:s/>83 <text:s/>3.141593</text:p>
      <text:p text:style-name="P70"/>
      <text:p text:style-name="P70">31</text:p>
      <text:p text:style-name="P70"/>
      <text:p text:style-name="P70">beep at end of message if your sound is turned on</text:p>
      <text:p text:style-name="P26">//file const2.c</text:p>
      <text:p text:style-name="P70">Constants may be defined as local to a file in C++ by using the const specifier. <text:s/>This avoids polluting the global name space as might be done using #define with macros:</text:p>
      <text:p text:style-name="P59"/>
      <text:p text:style-name="Standard"><text:span text:style-name="T13">const int MAX_STACK_SIZE = 100; <text:s/></text:span><text:span text:style-name="T66">// These are local to the file where defined.</text:span></text:p>
      <text:p text:style-name="P109">const char *const pgmname = "Shuttle";</text:p>
      <text:p text:style-name="P59"/>
      <text:p text:style-name="P70">Constants may be share across many files by declaring them as extern. <text:s/>The "extern" declarations are normally placed in a commonly included header file as:</text:p>
      <text:p text:style-name="P109"><text:tab/>extern const double e;</text:p>
      <text:p text:style-name="P70">A single definition of the value must be placed in a convenient program source file ( normally .C or .cpp):</text:p>
      <text:p text:style-name="P59"/>
      <text:p text:style-name="P109"><text:tab/>#include &lt;math.h&gt;</text:p>
      <text:p text:style-name="P109"><text:tab/>extern const double e = exp(1.0);</text:p>
      <text:p text:style-name="P59"/>
      <text:p text:style-name="Standard"><text:span text:style-name="T34">Note that C++ guarantees that </text:span><text:span text:style-name="T82">variables are initialized in the order of their appearance within a given source file</text:span><text:span text:style-name="T34">.*** Note there is </text:span><text:span text:style-name="T52">no guarantee with respect to ordering of global class objects across multiple source files.</text:span><text:span text:style-name="T34"> ***</text:span></text:p>
      <text:p text:style-name="P59"/>
      <text:p text:style-name="P185">Problem: <text:s/>The value of static member values of a class may not be bound at compile time and hence may not be used for array bounds etc.</text:p>
      <text:p text:style-name="P70"/>
      <text:p text:style-name="P109">static const int SIZE1 = 10;</text:p>
      <text:p text:style-name="P109">class error1{</text:p>
      <text:p text:style-name="P140"><text:s text:c="2"/>static const int SIZE2;</text:p>
      <text:p text:style-name="P109"><text:s text:c="2"/>char array1[SIZE1]; <text:s/>// Allowed, legal.</text:p>
      <text:p text:style-name="Standard"><text:span text:style-name="T13"><text:s text:c="2"/>char array2[SIZE2]; <text:s/></text:span><text:span text:style-name="T66">// Illegal, SIZE2 is not yet known.</text:span></text:p>
      <text:p text:style-name="P109">};</text:p>
      <text:p text:style-name="P140">const int error1::SIZE2 = 20;</text:p>
      <text:p text:style-name="P70"/>
      <text:p text:style-name="P70">// Work around.</text:p>
      <text:p text:style-name="P70">#include &lt;iostream.h&gt;</text:p>
      <text:p text:style-name="P109">class works{</text:p>
      <text:p text:style-name="P109"><text:s text:c="2"/>private:</text:p>
      <text:p text:style-name="P109"><text:s text:c="4"/>int a;</text:p>
      <text:p text:style-name="Standard"><text:span text:style-name="T13"><text:s text:c="4"/></text:span><text:span text:style-name="T50">enum { SIZE2 = 20};</text:span><text:span text:style-name="T13"> <text:s/>// Simulates a constant.</text:span></text:p>
      <text:p text:style-name="P109"><text:s text:c="4"/>char array1[SIZE2];</text:p>
      <text:p text:style-name="P109"><text:s text:c="2"/>public:</text:p>
      <text:p text:style-name="P109"><text:s text:c="4"/>char array2[SIZE2];</text:p>
      <text:p text:style-name="P109"><text:s text:c="4"/>void fnc1() const { cout &lt;&lt; " a = " &lt;&lt; a; }</text:p>
      <text:p text:style-name="P109"><text:s text:c="2"/>// const member functions are not supposed to modify their objects' data.</text:p>
      <text:p text:style-name="P109">};</text:p>
      <text:p text:style-name="P31">//file wp47_2.c <text:s text:c="3"/>GNU</text:p>
      <text:p text:style-name="P62">//default arguments</text:p>
      <text:p text:style-name="P62"/>
      <text:p text:style-name="P62">#include &lt;iostream&gt;</text:p>
      <text:p text:style-name="P62">using namespace std;</text:p>
      <text:p text:style-name="P62"/>
      <text:p text:style-name="P62">void func1( int first, </text:p>
      <text:p text:style-name="P62"><text:s text:c="20"/>float second = 36.6, </text:p>
      <text:p text:style-name="P62"><text:s text:c="20"/>char third = 'c', </text:p>
      <text:p text:style-name="P62"><text:s text:c="20"/>char* forth = "default <text:s/>4")</text:p>
      <text:p text:style-name="P62">{</text:p>
      <text:p text:style-name="P62"><text:s text:c="2"/>cout &lt;&lt; first &lt;&lt; " <text:s/>" &lt;&lt; second &lt;&lt; " <text:s/>" &lt;&lt; third &lt;&lt; " <text:s/>" </text:p>
      <text:p text:style-name="P62"><text:s text:c="11"/>&lt;&lt; forth &lt;&lt; "\n\n";</text:p>
      <text:p text:style-name="P62">}</text:p>
      <text:p text:style-name="P82"/>
      <text:p text:style-name="P62">int main( ) <text:s/>// Default arguments may only be trailing arguments.</text:p>
      <text:p text:style-name="P62">{</text:p>
      <text:p text:style-name="P102"><text:s text:c="2"/>func1(20);</text:p>
      <text:p text:style-name="P119"/>
      <text:p text:style-name="P168"><text:s text:c="2"/>func1(30, 12.2);</text:p>
      <text:p text:style-name="P173"/>
      <text:p text:style-name="P132"><text:s text:c="2"/>func1(40, 15.2, 'k');</text:p>
      <text:p text:style-name="P150"/>
      <text:p text:style-name="P62"><text:s text:c="2"/>func1(50, 17.2, 'm', "hope");</text:p>
      <text:p text:style-name="P62">}</text:p>
      <text:p text:style-name="P82"/>
      <text:p text:style-name="P62">$ g++ -o wp47_2 <text:s/>wp47_2.c</text:p>
      <text:p text:style-name="P62">$ wp47_2</text:p>
      <text:p text:style-name="P102">20 <text:s/>36.599998 <text:s/>c <text:s/>default <text:s/>4</text:p>
      <text:p text:style-name="P82"/>
      <text:p text:style-name="P168">30 <text:s/>12.2 <text:s/>C <text:s/>default <text:s text:c="2"/>4</text:p>
      <text:p text:style-name="P82"/>
      <text:p text:style-name="P132">40 <text:s/>15.2 <text:s text:c="2"/>k <text:s text:c="2"/>default 4</text:p>
      <text:p text:style-name="P82"/>
      <text:p text:style-name="P62">50 <text:s/>17.2 <text:s text:c="2"/>m <text:s/>hope</text:p>
      <text:p text:style-name="Standard"/>
      <text:p text:style-name="Standard"/>
      <text:p text:style-name="P42">Stream I/O</text:p>
      <text:p text:style-name="P62">//wp99.c <text:s text:c="5"/>GNU</text:p>
      <text:p text:style-name="P62"/>
      <text:p text:style-name="P49">#include &lt;iostream&gt;</text:p>
      <text:p text:style-name="P49">using namespace std;</text:p>
      <text:p text:style-name="P62"/>
      <text:p text:style-name="P62">int main( )</text:p>
      <text:p text:style-name="P62">{</text:p>
      <text:p text:style-name="P62"><text:tab/>int i;</text:p>
      <text:p text:style-name="P62"><text:tab/>float r;</text:p>
      <text:p text:style-name="P62"><text:tab/>char name[80];</text:p>
      <text:p text:style-name="P82"/>
      <text:p text:style-name="P102"><text:tab/>cout &lt;&lt; "\nEnter an integer: ";</text:p>
      <text:p text:style-name="P102"><text:tab/>cin &gt;&gt; i;</text:p>
      <text:p text:style-name="P102"><text:tab/>cout &lt;&lt; "\nThe integer is " &lt;&lt; i &lt;&lt; ".";</text:p>
      <text:p text:style-name="P82"/>
      <text:p text:style-name="P132"><text:tab/>cout &lt;&lt; "\n\nEnter a real number: ";</text:p>
      <text:p text:style-name="P132"><text:tab/>cin &gt;&gt; r;</text:p>
      <text:p text:style-name="P132"><text:tab/>cout &lt;&lt; "\nThe real is " &lt;&lt; r &lt;&lt; ".";</text:p>
      <text:p text:style-name="P82"/>
      <text:p text:style-name="P153"><text:tab/>cout &lt;&lt; "\n\nEnter your name (80 char max): \n";</text:p>
      <text:p text:style-name="P153"><text:tab/>cin &gt;&gt; name;</text:p>
      <text:p text:style-name="P153"><text:tab/>cout &lt;&lt; "\nYour name is \"" &lt;&lt; name &lt;&lt; "\".";</text:p>
      <text:p text:style-name="P62"><text:tab/>return 0;</text:p>
      <text:p text:style-name="P62">}</text:p>
      <text:p text:style-name="P82"/>
      <text:p text:style-name="P82"/>
      <text:p text:style-name="P102">Enter an integer: 45</text:p>
      <text:p text:style-name="P102">The integer is 45. </text:p>
      <text:p text:style-name="P82"/>
      <text:p text:style-name="P132">Enter a real number: 37.87</text:p>
      <text:p text:style-name="P132">The real is 37.869999.</text:p>
      <text:p text:style-name="P82"/>
      <text:p text:style-name="P153">Enter your name (80 char max): David Burris</text:p>
      <text:p text:style-name="P163"/>
      <text:p text:style-name="P153">Your name is "David".</text:p>
      <text:p text:style-name="P62"/>
      <text:p text:style-name="P24"><text:span text:style-name="T29">//fi</text:span><text:span text:style-name="T29">le wp_46.c <text:s text:c="2"/>GNU</text:span></text:p>
      <text:p text:style-name="P67">//Function Prototypes - C++ data type promotions</text:p>
      <text:p text:style-name="P67">//</text:p>
      <text:p text:style-name="P67">#include &lt;iostream&gt;</text:p>
      <text:p text:style-name="P67">using namespace std;</text:p>
      <text:p text:style-name="P67">/* function prototypes */</text:p>
      <text:p text:style-name="P67"/>
      <text:p text:style-name="P102">void function_1(int a,int b);</text:p>
      <text:p text:style-name="P102">void function_2(float c, float d);</text:p>
      <text:p text:style-name="P67"/>
      <text:p text:style-name="P67">/* <text:s/>The current ISO Standard no longer allows these defaults!</text:p>
      <text:p text:style-name="Standard"><text:span text:style-name="T59">void function_3(a, b) <text:s text:c="2"/></text:span><text:span text:style-name="T87">//Default type is int, no type checking realistic.</text:span></text:p>
      <text:p text:style-name="P132">{ cout &lt;&lt; "a = " &lt;&lt; a &lt;&lt; " <text:s text:c="2"/>b = " &lt;&lt; b &lt;&lt; "\n\n"; }</text:p>
      <text:p text:style-name="P132"/>
      <text:p text:style-name="Standard"><text:span text:style-name="T59">void function_4(c, d) <text:s text:c="2"/></text:span><text:span text:style-name="T85">// Style is now obsolete.</text:span></text:p>
      <text:p text:style-name="P132">float c, d;</text:p>
      <text:p text:style-name="P132">{ <text:s/>cout &lt;&lt; "c = " &lt;&lt; c &lt;&lt; " <text:s text:c="2"/>d = " &lt;&lt; d &lt;&lt; "\n\n"; }</text:p>
      <text:p text:style-name="P67">*/</text:p>
      <text:p text:style-name="P67"/>
      <text:p text:style-name="P67"><draw:frame draw:style-name="fr3" draw:name="Frame18" text:anchor-type="paragraph" svg:x="4.9181in" svg:y="0.0146in" svg:width="1.6638in" draw:z-index="23"><draw:text-box fo:min-height="1.7701in"><text:p text:style-name="P67">a = 4 <text:s text:c="2"/>b = 5</text:p><text:p text:style-name="P67"/><text:p text:style-name="P67">c = 5.8 <text:s text:c="2"/>d = 8.7</text:p><text:p text:style-name="P67"/><text:p text:style-name="P67">a = 5 <text:s text:c="2"/>b = 8</text:p><text:p text:style-name="P67"/><text:p text:style-name="P67">c = 4 <text:s text:c="2"/>d = 5</text:p></draw:text-box></draw:frame>int main( )</text:p>
      <text:p text:style-name="P67">{</text:p>
      <text:p text:style-name="P67"><text:s/>int i = 4,</text:p>
      <text:p text:style-name="P67"><text:s text:c="6"/>j = 5;</text:p>
      <text:p text:style-name="P67"><text:s/>float k = 5.8,</text:p>
      <text:p text:style-name="P67"><text:s text:c="10"/>l = 8.7;</text:p>
      <text:p text:style-name="P83"><text:s text:c="7"/></text:p>
      <text:p text:style-name="P102"><text:s/>function_1(i,j); <text:s text:c="2"/>function_2(k,l);</text:p>
      <text:p text:style-name="P102"/>
      <text:p text:style-name="P102"><text:s/>function_1(k,l); <text:s text:c="2"/>function_2(i,j);</text:p>
      <text:p text:style-name="P67"/>
      <text:p text:style-name="P132">// function_3(k,l); <text:s text:c="2"/>function_4(i,j); <text:s/>//illegal under new standard</text:p>
      <text:p text:style-name="P67">}</text:p>
      <text:p text:style-name="P83"><text:s/></text:p>
      <text:p text:style-name="Standard"><text:span text:style-name="T17">void function_1(int a, int b) <text:s text:c="12"/></text:span><text:span text:style-name="T46"><text:s/>//c++ type checking is possible</text:span></text:p>
      <text:p text:style-name="P102">{ <text:s/>cout &lt;&lt; "a = " &lt;&lt; a &lt;&lt; " <text:s text:c="2"/>b = " &lt;&lt; b &lt;&lt; "\n\n"; }</text:p>
      <text:p text:style-name="P102"/>
      <text:p text:style-name="Standard"><text:span text:style-name="T17">void function_2(float c, float d) <text:s text:c="6"/></text:span><text:span text:style-name="T46">//c++ type checking is possible</text:span></text:p>
      <text:p text:style-name="P102">{ cout &lt;&lt; "c = " &lt;&lt; c &lt;&lt; " <text:s text:c="2"/>d = " &lt;&lt; d &lt;&lt; "\n\n"; }</text:p>
      <text:p text:style-name="P67"/>
      <text:p text:style-name="P27">//file wp23.c <text:s/>GNU</text:p>
      <text:p text:style-name="P70">//from "An Introduction to Object-Oriented Programming and C++" by</text:p>
      <text:p text:style-name="P70">//Richard S. Wiener and Lewis J. Pinson, page 23.</text:p>
      <text:p text:style-name="P111">#include &lt;stdio.h&gt;</text:p>
      <text:p text:style-name="P111">const int size = 100; //The value of constants may not be changed in</text:p>
      <text:p text:style-name="P111"><text:tab/><text:tab/> <text:s text:c="10"/>//their scope.</text:p>
      <text:p text:style-name="P111">float data[size]; <text:s text:c="7"/>//Array of 100 elements (0-99) all initialized 0.0</text:p>
      <text:p text:style-name="P111">char title[ ] = "A First Program";</text:p>
      <text:p text:style-name="P111">int main( )</text:p>
      <text:p text:style-name="P111">{</text:p>
      <text:p text:style-name="P111"><text:s text:c="2"/>float square(float *value, int n = size);</text:p>
      <text:p text:style-name="P70"><text:s text:c="5"/>//Note the default value for the second call parameter. If the</text:p>
      <text:p text:style-name="P70"><text:s text:c="5"/>//function is only called with one parameter the default is used.</text:p>
      <text:p text:style-name="P111"><text:s text:c="2"/>extern void input_values(float *scores, int n);</text:p>
      <text:p text:style-name="P70"><text:s text:c="5"/>//ANSI now requires the compiler to do type checking.</text:p>
      <text:p text:style-name="P70"><text:s text:c="5"/>//VOID is used for a function that does not return a value</text:p>
      <text:p text:style-name="P70"><text:s text:c="5"/>//Extern normally means defined in another file.</text:p>
      <text:p text:style-name="P111"><text:s text:c="2"/>int num_values;</text:p>
      <text:p text:style-name="P111"><text:s text:c="2"/>printf("%s", title);</text:p>
      <text:p text:style-name="P111"><text:s text:c="2"/>printf("\n\nHow many values must be squared: ");</text:p>
      <text:p text:style-name="P111"><text:s text:c="2"/>scanf("%d", &amp;num_values);</text:p>
      <text:p text:style-name="P111"><text:s text:c="2"/>input_values(data,num_values);</text:p>
      <text:p text:style-name="P111"><text:s text:c="2"/>printf("\nThe sum of the square of values = %f", square(data));</text:p>
      <text:p text:style-name="P111">}</text:p>
      <text:p text:style-name="P111"/>
      <text:p text:style-name="P111">float square(float value[ ], int n)</text:p>
      <text:p text:style-name="P111">{</text:p>
      <text:p text:style-name="P111"><text:s text:c="2"/>float sum = 0.0;</text:p>
      <text:p text:style-name="P111"><text:s text:c="2"/>for (int i = 0; i &lt; n; i++) sum += value[i] * value[i];</text:p>
      <text:p text:style-name="P111"><text:s text:c="2"/>return sum;</text:p>
      <text:p text:style-name="P111">}</text:p>
      <text:p text:style-name="P70">// Note the declaration and initialization in the above "for" loop.</text:p>
      <text:p text:style-name="P70">// C++ allows variables to be declared almost any where. <text:s/>Programmers are //encouraged not to declare variables until needed. <text:s/>Once declared a variable //may be used any where in its scope of reference.</text:p>
      <text:p text:style-name="P70"/>
      <text:p text:style-name="P111"><draw:frame draw:style-name="fr15" draw:name="Frame19" text:anchor-type="paragraph" svg:x="4.2181in" svg:y="0.1209in" svg:width="3.4661in" draw:z-index="24"><draw:text-box fo:min-height="1.5008in"><text:p text:style-name="P203">A First Program</text:p><text:p text:style-name="P203"/><text:p text:style-name="P203">How many values must be squared: 3</text:p><text:p text:style-name="P203">Enter score 1: -1</text:p><text:p text:style-name="P203">Enter score 2: 2</text:p><text:p text:style-name="P203">Enter score 3: 3</text:p><text:p text:style-name="P203">The sum of the square of values = 14.000000</text:p></draw:text-box></draw:frame>void input_values(float scores[ ], int n)</text:p>
      <text:p text:style-name="P111">{</text:p>
      <text:p text:style-name="P111"><text:s text:c="2"/>for (int i = 0; i &lt; n; i++)</text:p>
      <text:p text:style-name="P111"><text:s text:c="2"/>{</text:p>
      <text:p text:style-name="P111"><text:s text:c="4"/>printf("\nEnter score %d: ", i+1);</text:p>
      <text:p text:style-name="P111"><text:s text:c="4"/>scanf("%f", &amp;scores[i]);</text:p>
      <text:p text:style-name="P111"><text:s text:c="2"/>}</text:p>
      <text:p text:style-name="P111">}</text:p>
      <text:p text:style-name="P70"/>
      <text:p text:style-name="P24"><text:span text:style-name="T37">//in file call_by.cpp</text:span><text:span text:style-name="T37"> <text:s text:c="10"/>GNU</text:span></text:p>
      <text:p text:style-name="P80">#include&lt;iostream&gt;</text:p>
      <text:p text:style-name="P80">using namespace std;</text:p>
      <text:p text:style-name="P75">/* <text:s/>Declarations no longer allowed in C++</text:p>
      <text:p text:style-name="Standard"><text:span text:style-name="T59">add1(i) <text:s text:c="2"/></text:span><text:span text:style-name="T85">/* standard C call by value, style is obsolete!!!! */</text:span></text:p>
      <text:p text:style-name="P132"><text:s text:c="2"/>int i;</text:p>
      <text:p text:style-name="P132">{ i++; cout &lt;&lt; "\nIn add1 i = " &lt;&lt; i &lt;&lt; " <text:s/>C-B-V"; return i;}</text:p>
      <text:p text:style-name="P80"/>
      <text:p text:style-name="Standard"><text:span text:style-name="T46">add2(i) <text:s text:c="2"/></text:span><text:span text:style-name="T85">/* standard C call by reference, style is obsolete!!! */</text:span></text:p>
      <text:p text:style-name="P153"><text:s text:c="2"/>int *i;</text:p>
      <text:p text:style-name="P153">{ (*i)++; cout &lt;&lt; "\nIn add2 i = " &lt;&lt; *i &lt;&lt; " <text:s/>C-B-R"; return *i;}</text:p>
      <text:p text:style-name="P80">*/</text:p>
      <text:p text:style-name="Standard"><text:span text:style-name="T17">add3(int i) <text:s text:c="2"/></text:span><text:span text:style-name="T85">/* C++ call by value */</text:span></text:p>
      <text:p text:style-name="P102">{ i++; cout &lt;&lt; "\nIn add3 i = " &lt;&lt; i &lt;&lt; " <text:s/>C-B-V"; return i;}</text:p>
      <text:p text:style-name="P80"/>
      <text:p text:style-name="Standard"><text:span text:style-name="T76">add4(int &amp;i) <text:s text:c="2"/></text:span><text:span text:style-name="T85">/* C++ call by reference */</text:span></text:p>
      <text:p text:style-name="P168">{ i++; cout &lt;&lt; "\nIn add4 i = " &lt;&lt; i &lt;&lt; " <text:s/>C-B-R"; return i;}</text:p>
      <text:p text:style-name="P80"/>
      <text:p text:style-name="P62">Int main( )</text:p>
      <text:p text:style-name="Standard"><text:span text:style-name="T31">{ <text:s/>extern int </text:span><text:span text:style-name="T17">add3(int x); <text:s text:c="3"/>// “extern” typically means function</text:span></text:p>
      <text:p text:style-name="Standard"><text:span text:style-name="T31"><text:s text:c="4"/>extern int </text:span><text:span text:style-name="T76">add4(int &amp;x); // is defined in another module.</text:span></text:p>
      <text:p text:style-name="P174"/>
      <text:p text:style-name="P62"><text:s text:c="2"/>int j = 3; <text:s/></text:p>
      <text:p text:style-name="P62"/>
      <text:p text:style-name="P62">cout &lt;&lt; "\nIn the main j = " &lt;&lt; j;</text:p>
      <text:p text:style-name="P132"/>
      <text:p text:style-name="Standard"><text:span text:style-name="T17"><text:s text:c="2"/>add3(j);</text:span><text:span text:style-name="T31"> <text:s/>cout &lt;&lt; "\nIn the main j = " &lt;&lt; j &lt;&lt; "\n";</text:span></text:p>
      <text:p text:style-name="P62"/>
      <text:p text:style-name="Standard"><text:span text:style-name="T76"><text:s text:c="2"/>add4(j); </text:span><text:span text:style-name="T31"><text:s text:c="2"/>cout &lt;&lt; "\nIn the main j = " &lt;&lt; j;</text:span></text:p>
      <text:p text:style-name="P62">}</text:p>
      <text:p text:style-name="P62"/>
      <text:p text:style-name="P73">c:\&gt;call_by</text:p>
      <text:p text:style-name="P73">In the main j = 3</text:p>
      <text:p text:style-name="P73"/>
      <text:p text:style-name="P109">In add3 i = 4 <text:s/>C-B-V</text:p>
      <text:p text:style-name="P109">In the main j = 3</text:p>
      <text:p text:style-name="P73"/>
      <text:p text:style-name="P171">In add4 i = 4 <text:s/>C-B-R</text:p>
      <text:p text:style-name="P171">In the main j = 4</text:p>
      <text:p text:style-name="P27">//file w&amp;p31_33.cpp, demonstration of call-by-reference (pass-by-reference)</text:p>
      <text:p text:style-name="P70">#include &lt;iostream.h&gt; //program in turbo c++</text:p>
      <text:p text:style-name="P70">//normal C pass-by-reference</text:p>
      <text:p text:style-name="P70"/>
      <text:p text:style-name="Standard"><text:span text:style-name="T19">void increment1(value) <text:s/></text:span><text:span text:style-name="T84">// Style is obsolute now !!!</text:span></text:p>
      <text:p text:style-name="P104">int *value;</text:p>
      <text:p text:style-name="P104">{</text:p>
      <text:p text:style-name="Standard"><text:span text:style-name="T19"><text:s text:c="2"/>(*value)++; </text:span><text:span text:style-name="T88">//increment the number at location value: value = value + 1;</text:span></text:p>
      <text:p text:style-name="P104">}</text:p>
      <text:p text:style-name="P70"/>
      <text:p text:style-name="P134">void increment2(int &amp;value)</text:p>
      <text:p text:style-name="Standard"><text:span text:style-name="T69">{ <text:s/></text:span><text:span text:style-name="T88">// the "int &amp;value" instructs the compiler to do type checking </text:span></text:p>
      <text:p text:style-name="P97"><text:s text:c="3"/>// and to expect the "address" of the call parameter.</text:p>
      <text:p text:style-name="P97"><text:s text:c="3"/>// This is a C++ call-by-reference</text:p>
      <text:p text:style-name="P134">value++; <text:s/>// value = value + 1;</text:p>
      <text:p text:style-name="P134"><text:s/>}</text:p>
      <text:p text:style-name="P70"><text:s/></text:p>
      <text:p text:style-name="P154"><text:s/>void increment3(int value)</text:p>
      <text:p text:style-name="P154"><text:s/>{ //pass-by-value</text:p>
      <text:p text:style-name="P154"><text:s text:c="3"/>int j;</text:p>
      <text:p text:style-name="P154"><text:s text:c="3"/>j = value++;</text:p>
      <text:p text:style-name="P154"><text:s text:c="3"/>cout &lt;&lt; "j in increment 3 = " &lt;&lt; j &lt;&lt; "\n";</text:p>
      <text:p text:style-name="P154"><text:s text:c="3"/>cout &lt;&lt; "value in increment 3 = " &lt;&lt; value++ &lt;&lt; "\n";</text:p>
      <text:p text:style-name="P154"><text:s text:c="3"/>value = j; <text:s/>//update of temporary "pass-by-value" location</text:p>
      <text:p text:style-name="P154"><text:s/>}</text:p>
      <text:p text:style-name="P158"/>
      <text:p text:style-name="P70"><draw:frame draw:style-name="fr4" draw:name="Frame20" text:anchor-type="paragraph" svg:x="4.072in" svg:y="0.0807in" svg:width="2.3327in" draw:z-index="25"><draw:text-box fo:min-height="2.3008in"><text:p text:style-name="P203">c:\&gt;w&amp;p31_33</text:p><text:p text:style-name="P203">a = 2</text:p><text:p text:style-name="P211">a = 3</text:p><text:p text:style-name="P203"/><text:p text:style-name="P203">b = 24</text:p><text:p text:style-name="P209">b = 25</text:p><text:p text:style-name="P203"/><text:p text:style-name="P203">c = 89</text:p><text:p text:style-name="P211">j in increment 3 = 89</text:p><text:p text:style-name="P211">value in increment 3 = 90</text:p><text:p text:style-name="P202">c = 89</text:p></draw:text-box></draw:frame> main( )</text:p>
      <text:p text:style-name="P70"><text:s/>{</text:p>
      <text:p text:style-name="P70"><text:s text:c="3"/>int a = 2;</text:p>
      <text:p text:style-name="P70"><text:s text:c="3"/>int b = 24;</text:p>
      <text:p text:style-name="P70"><text:s text:c="3"/>int c = 89;</text:p>
      <text:p text:style-name="P70"><text:s text:c="3"/>cout &lt;&lt; "a = " &lt;&lt; a &lt;&lt; "\n";</text:p>
      <text:p text:style-name="P111"><text:s text:c="3"/>increment1( &amp;a);</text:p>
      <text:p text:style-name="P70"><text:s text:c="3"/>cout &lt;&lt; "a = " &lt;&lt; a &lt;&lt; "\n\n";</text:p>
      <text:p text:style-name="P70"><text:s text:c="3"/></text:p>
      <text:p text:style-name="P70"><text:s text:c="3"/>cout &lt;&lt; "b = " &lt;&lt; b &lt;&lt; "\n";</text:p>
      <text:p text:style-name="P138"><text:s text:c="3"/>increment2(b);</text:p>
      <text:p text:style-name="P70"><text:s text:c="3"/>cout &lt;&lt; "b = " &lt;&lt; b &lt;&lt; "\n\n";</text:p>
      <text:p text:style-name="P70"><text:s text:c="3"/></text:p>
      <text:p text:style-name="P70"><text:s text:c="3"/>cout &lt;&lt; "c = " &lt;&lt; c &lt;&lt; "\n";</text:p>
      <text:p text:style-name="P158"><text:s text:c="3"/>increment3(c);</text:p>
      <text:p text:style-name="P70"><text:s text:c="3"/>cout &lt;&lt; "c = " &lt;&lt; c &lt;&lt; "\n";</text:p>
      <text:p text:style-name="P70"><text:s/>}</text:p>
      <text:p text:style-name="P31">//file w&amp;p33_2.cpp</text:p>
      <text:p text:style-name="P62">#include&lt;stdio.h&gt;</text:p>
      <text:p text:style-name="P62">main( )</text:p>
      <text:p text:style-name="P62">{ //call-by-reference to function swap</text:p>
      <text:p text:style-name="P102"><text:s text:c="2"/>void swap(int &amp;a, int &amp;b);</text:p>
      <text:p text:style-name="P62"><text:s text:c="2"/>int i = 7,</text:p>
      <text:p text:style-name="P62"><text:s text:c="6"/>j = -3;</text:p>
      <text:p text:style-name="P62"><text:s text:c="2"/>printf("The value of i = %d j= %d\n\n",i,j);</text:p>
      <text:p text:style-name="P62"/>
      <text:p text:style-name="P62"><text:s text:c="2"/>swap(i,j);</text:p>
      <text:p text:style-name="P62"><text:s text:c="2"/>printf("The value of i = %d j= %d\n\n",i,j);</text:p>
      <text:p text:style-name="P62">}</text:p>
      <text:p text:style-name="P62"/>
      <text:p text:style-name="P102">void swap(int &amp;a, int &amp;b)</text:p>
      <text:p text:style-name="P102">{</text:p>
      <text:p text:style-name="P102"><text:s text:c="2"/>int temp = b;</text:p>
      <text:p text:style-name="P102"><text:s text:c="2"/>b = a, a = temp;</text:p>
      <text:p text:style-name="P102">}</text:p>
      <text:p text:style-name="P62"/>
      <text:p text:style-name="P62">c:\&gt;w&amp;p33_2</text:p>
      <text:p text:style-name="P62">The value of i = 7 j= -3</text:p>
      <text:p text:style-name="P62"/>
      <text:p text:style-name="P62">The value of i = -3 j= 7</text:p>
      <text:p text:style-name="Standard"/>
      <text:p text:style-name="Standard"/>
      <text:p text:style-name="P24"><text:span text:style-name="T31">//file wp26_1.c</text:span><text:span text:style-name="T31"> <text:s text:c="14"/>GNU</text:span></text:p>
      <text:p text:style-name="P62">//programmer defined data types</text:p>
      <text:p text:style-name="P73">//from "An Intorduction to Object-Oriented Programming and C++" by</text:p>
      <text:p text:style-name="P62">//Richard S. Wiener and Lewis J. Pinson, page 26.</text:p>
      <text:p text:style-name="P62">//</text:p>
      <text:p text:style-name="P62">#include &lt;iostream&gt;</text:p>
      <text:p text:style-name="P62">using namespace std;</text:p>
      <text:p text:style-name="P82"/>
      <text:p text:style-name="P168">typedef enum {red, green, amber} traffic_light_color;</text:p>
      <text:p text:style-name="P82"/>
      <text:p text:style-name="P132">typedef struct intersection</text:p>
      <text:p text:style-name="P132">{</text:p>
      <text:p text:style-name="P132"><text:s text:c="2"/>traffic_light_color traffic_light;</text:p>
      <text:p text:style-name="P132"><text:s text:c="2"/>int number_cars_queued;</text:p>
      <text:p text:style-name="P132"><text:s text:c="2"/>int cumulative_number_cars;</text:p>
      <text:p text:style-name="P132">};</text:p>
      <text:p text:style-name="P82"/>
      <text:p text:style-name="P62">intersection network[50];</text:p>
      <text:p text:style-name="P62">//</text:p>
      <text:p text:style-name="P73">//Note that programmer defined data types are represented internally</text:p>
      <text:p text:style-name="P62">//as integers. I/O is the responsibility of the programmer.</text:p>
      <text:p text:style-name="P62">//</text:p>
      <text:p text:style-name="P62">Int main( )</text:p>
      <text:p text:style-name="P62">{</text:p>
      <text:p text:style-name="P62"><text:s text:c="2"/>// ... work</text:p>
      <text:p text:style-name="Standard"><text:span text:style-name="T31"><text:s text:c="2"/>network[1].traffic_light = </text:span><text:span text:style-name="T6">red</text:span><text:span text:style-name="T31">;</text:span></text:p>
      <text:p text:style-name="Standard"><text:span text:style-name="T31"><text:s text:c="2"/>network[2].traffic_light = </text:span><text:span text:style-name="T59">green</text:span><text:span text:style-name="T31">;</text:span></text:p>
      <text:p text:style-name="Standard"><text:span text:style-name="T31"><text:s text:c="2"/>network[3].traffic_light = </text:span><text:span text:style-name="T97">amber</text:span><text:span text:style-name="T31">;</text:span></text:p>
      <text:p text:style-name="P82"><text:s text:c="2"/></text:p>
      <text:p text:style-name="P62"><text:s text:c="2"/>cout &lt;&lt; "The light at the first intersection is "</text:p>
      <text:p text:style-name="P62"><text:s text:c="7"/>&lt;&lt; network[1].traffic_light &lt;&lt; "\n";</text:p>
      <text:p text:style-name="P62"><text:s text:c="2"/>cout &lt;&lt; "The light at the second intersection is "</text:p>
      <text:p text:style-name="P62"><text:s text:c="7"/>&lt;&lt; network[2].traffic_light &lt;&lt; "\n";</text:p>
      <text:p text:style-name="P62"><text:s text:c="2"/>cout &lt;&lt; "The light at the third intersection is "</text:p>
      <text:p text:style-name="P62"><text:s text:c="7"/>&lt;&lt; network[3].traffic_light &lt;&lt; "\n";</text:p>
      <text:p text:style-name="P62">}</text:p>
      <text:p text:style-name="P82"/>
      <text:p text:style-name="Standard"><text:span text:style-name="T31">The light at the first intersection is </text:span><text:span text:style-name="T6">0</text:span></text:p>
      <text:p text:style-name="Standard"><text:span text:style-name="T31">The light at the second intersection is </text:span><text:span text:style-name="T59">1</text:span></text:p>
      <text:p text:style-name="Standard"><text:span text:style-name="T31">The light at the third intersection is </text:span><text:span text:style-name="T97">2</text:span></text:p>
      <text:p text:style-name="P24"><text:span text:style-name="T34">//fi</text:span><text:span text:style-name="T34">le wp26_2.c <text:s text:c="22"/>GNU</text:span></text:p>
      <text:p text:style-name="P67">#include "iostream"</text:p>
      <text:p text:style-name="P67">using namespace std;</text:p>
      <text:p text:style-name="P83"/>
      <text:p text:style-name="P167">typedef enum {red, green, amber} traffic_light_color;</text:p>
      <text:p text:style-name="P59"/>
      <text:p text:style-name="P111">struct intersection</text:p>
      <text:p text:style-name="P111">{</text:p>
      <text:p text:style-name="P111"><text:s text:c="2"/>traffic_light_color traffic_light;</text:p>
      <text:p text:style-name="P111"><text:s text:c="2"/>int number_cars_queued;</text:p>
      <text:p text:style-name="P111"><text:s text:c="2"/>int cumulative_number_cars;</text:p>
      <text:p text:style-name="P100"/>
      <text:p text:style-name="P97"><text:s text:c="2"/>//Redefinition of "&lt;&lt;" operator for Output.</text:p>
      <text:p text:style-name="P97"><text:s text:c="2"/>//This also associates the function with the class, i.e., the </text:p>
      <text:p text:style-name="P97"><text:s text:c="2"/>//function may only be used on variables of the class.</text:p>
      <text:p text:style-name="P100"><text:s text:c="2"/></text:p>
      <text:p text:style-name="P111"><text:s text:c="2"/>friend ostream&amp; operator &lt;&lt; (ostream &amp;s, intersection &amp;light);</text:p>
      <text:p text:style-name="P104">};</text:p>
      <text:p text:style-name="P67"/>
      <text:p text:style-name="P157">ostream&amp; operator &lt;&lt; (ostream &amp;s, intersection &amp;light)</text:p>
      <text:p text:style-name="P157">{</text:p>
      <text:p text:style-name="P157"><text:s text:c="2"/>switch (light.traffic_light)</text:p>
      <text:p text:style-name="P157"><text:s text:c="2"/>{</text:p>
      <text:p text:style-name="P157"><text:s text:c="4"/>case red: <text:s text:c="2"/>return( s &lt;&lt; "red");</text:p>
      <text:p text:style-name="P157"><text:s text:c="4"/>case green: return( s &lt;&lt; "green");</text:p>
      <text:p text:style-name="P157"><text:s text:c="4"/>case amber: return (s &lt;&lt; "amber");</text:p>
      <text:p text:style-name="P157"><text:s text:c="2"/>}</text:p>
      <text:p text:style-name="P157">}</text:p>
      <text:p text:style-name="P83"/>
      <text:p text:style-name="P111">intersection network[50];</text:p>
      <text:p text:style-name="P70">//</text:p>
      <text:p text:style-name="P70">//Note that programmer defined data types are represented internally</text:p>
      <text:p text:style-name="P70">//as integers. I/O is the responsibility of the programmer.</text:p>
      <text:p text:style-name="P138">int main( )</text:p>
      <text:p text:style-name="P138"><draw:frame draw:style-name="fr12" draw:name="Frame21" text:anchor-type="paragraph" svg:x="3.1783in" svg:y="0.0346in" svg:width="3.1075in" draw:z-index="26"><draw:text-box fo:min-height="1.0008in"><text:p text:style-name="P205">$ wp26_2</text:p><text:p text:style-name="P199"><text:span text:style-name="T42">The light at the first intersection is </text:span><text:span text:style-name="T9">red</text:span></text:p><text:p text:style-name="P199"><text:span text:style-name="T42">The light at the second intersection is </text:span><text:span text:style-name="T73">green</text:span></text:p><text:p text:style-name="P199"><text:span text:style-name="T42">The light at the third intersection is </text:span><text:span text:style-name="T98">amber</text:span></text:p></draw:text-box></draw:frame>{</text:p>
      <text:p text:style-name="P138"><text:s text:c="2"/>// ... work</text:p>
      <text:p text:style-name="Standard"><text:span text:style-name="T69"><text:s text:c="2"/>network[1].traffic_light = </text:span><text:span text:style-name="T2">red</text:span><text:span text:style-name="T69">;</text:span></text:p>
      <text:p text:style-name="P138"><text:s text:c="2"/>network[2].traffic_light = green;</text:p>
      <text:p text:style-name="Standard"><text:span text:style-name="T69"><text:s text:c="2"/>network[3].traffic_light = </text:span><text:span text:style-name="T99">amber</text:span><text:span text:style-name="T69">;</text:span></text:p>
      <text:p text:style-name="P138"><text:s text:c="2"/></text:p>
      <text:p text:style-name="P138"><text:s text:c="2"/>cout &lt;&lt; "The light at the first intersection is "</text:p>
      <text:p text:style-name="P138"><text:s text:c="7"/>&lt;&lt; network[1] &lt;&lt; "\n";</text:p>
      <text:p text:style-name="P138"><text:s text:c="2"/>cout &lt;&lt; "The light at the second intersection is "</text:p>
      <text:p text:style-name="P138"><text:s text:c="7"/>&lt;&lt; network[2] &lt;&lt; "\n";</text:p>
      <text:p text:style-name="P138"><text:s text:c="2"/>cout &lt;&lt; "The light at the third intersection is "</text:p>
      <text:p text:style-name="P138"><text:s text:c="7"/>&lt;&lt; network[3] &lt;&lt; "\n";</text:p>
      <text:p text:style-name="P138"><text:s text:c="2"/>return 0;</text:p>
      <text:p text:style-name="P1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ＭＳ 明朝'" style:font-family-generic="modern"/>
    <style:font-face style:name="CG Times" svg:font-family="'CG Times'" style:font-family-generic="roman" style:font-pitch="variable"/>
    <style:font-face style:name="Times New Roman" svg:font-family="'Times New Roman'" style:font-family-generic="roman" style:font-pitch="variable"/>
    <style:font-face style:name="Lucida Blackletter" svg:font-family="'Lucida Blackletter'" style:font-family-generic="script" style:font-pitch="variable"/>
    <style:font-face style:name="Lucida Calligraphy" svg:font-family="'Lucida Calligraphy'" style:font-family-generic="script" style:font-pitch="variable"/>
    <style:font-face style:name="Arial" svg:font-family="Arial" style:font-family-generic="swiss" style:font-pitch="variable"/>
    <style:font-face style:name="Lincoln" svg:font-family="Lincoln"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CG Times"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text-align="center" style:justify-single-word="false"/>
      <style:text-properties style:font-name="Arial" fo:font-size="14pt" style:font-size-asian="14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color="#0000ff" fo:font-size="14pt" fo:font-weight="bold" style:font-size-asian="14pt" style:font-weight-asian="bold" style:font-weight-complex="bold"/>
    </style:style>
    <style:style style:name="Plain_20_Text" style:display-name="Plain Text" style:family="paragraph" style:parent-style-name="Standard">
      <style:text-properties style:font-name="Courier New"/>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St1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8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0.8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22" text:anchor-type="paragraph" svg:y="0.0008in" fo:min-width="0.0161in" draw:z-index="31"><draw:text-box fo:min-height="0.1457in"><text:p text:style-name="Footer"><text:span text:style-name="Page_20_Number"><text:page-number text:select-page="current">2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David S. Burris</meta:initial-creator>
    <meta:creation-date>2007-02-23T17:03:00</meta:creation-date>
    <dc:date>2012-05-02T06:43:38.15</dc:date>
    <meta:print-date>1993-12-14T15:09:00</meta:print-date>
    <meta:editing-cycles>116</meta:editing-cycles>
    <meta:editing-duration>PT12H34M7S</meta:editing-duration>
    <meta:generator>LibreOffice/3.3$Win32 LibreOffice_project/330m19$Build-301</meta:generator>
    <meta:document-statistic meta:table-count="5" meta:image-count="0" meta:object-count="13" meta:page-count="68" meta:paragraph-count="2137" meta:word-count="10789" meta:character-count="66009"/>
  </office:meta>
</office:document-meta>
</file>